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3"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pitch="variable"/>
    <style:font-face style:name="华文宋体1"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文泉驿微米黑" svg:font-family="文泉驿微米黑" style:font-pitch="variable"/>
    <style:font-face style:name="方正仿宋_GBK" svg:font-family="方正仿宋_GBK" style:font-pitch="variable"/>
    <style:font-face style:name="方正仿宋_GBK1" svg:font-family="方正仿宋_GBK" style:font-adornments="标准" style:font-pitch="variable"/>
    <style:font-face style:name="Calibri" svg:font-family="Calibri" style:font-family-generic="roman" style:font-pitch="variable"/>
    <style:font-face style:name="FreeSerif1" svg:font-family="FreeSerif" style:font-family-generic="roman"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Calibri1" svg:font-family="Calibri" style:font-family-generic="system" style:font-pitch="variable"/>
    <style:font-face style:name="FreeSans2" svg:font-family="FreeSans" style:font-family-generic="system" style:font-pitch="variable"/>
    <style:font-face style:name="å®‹ä½“" svg:font-family="å®‹ä½“" style:font-family-generic="system" style:font-pitch="variable"/>
  </office:font-face-decls>
  <office:automatic-styles>
    <style:style style:name="表格7" style:family="table">
      <style:table-properties style:width="16.977cm" fo:margin-left="0.028cm" table:align="left"/>
    </style:style>
    <style:style style:name="表格7.A" style:family="table-column">
      <style:table-column-properties style:column-width="3.903cm"/>
    </style:style>
    <style:style style:name="表格7.B" style:family="table-column">
      <style:table-column-properties style:column-width="2.381cm"/>
    </style:style>
    <style:style style:name="表格7.C" style:family="table-column">
      <style:table-column-properties style:column-width="7.43cm"/>
    </style:style>
    <style:style style:name="表格7.D" style:family="table-column">
      <style:table-column-properties style:column-width="3.263cm"/>
    </style:style>
    <style:style style:name="表格7.A1" style:family="table-cell">
      <style:table-cell-properties fo:padding="0.097cm" fo:border="0.05pt solid #000000"/>
    </style:style>
    <style:style style:name="表格7.2" style:family="table-row">
      <style:table-row-properties style:min-row-height="0.52cm"/>
    </style:style>
    <style:style style:name="表格7.A2" style:family="table-cell">
      <style:table-cell-properties fo:padding="0.097cm" fo:border-left="0.05pt solid #000000" fo:border-right="none" fo:border-top="none" fo:border-bottom="0.05pt solid #000000"/>
    </style:style>
    <style:style style:name="表格7.D2" style:family="table-cell">
      <style:table-cell-properties fo:padding="0.097cm" fo:border-left="0.05pt solid #000000" fo:border-right="0.05pt solid #000000" fo:border-top="none" fo:border-bottom="0.05pt solid #000000"/>
    </style:style>
    <style:style style:name="表格7.3" style:family="table-row">
      <style:table-row-properties style:min-row-height="0.9cm"/>
    </style:style>
    <style:style style:name="表格7.4" style:family="table-row">
      <style:table-row-properties style:min-row-height="0.737cm"/>
    </style:style>
    <style:style style:name="表格7.5" style:family="table-row">
      <style:table-row-properties style:min-row-height="0.979cm"/>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1" style:family="table">
      <style:table-properties style:width="14.002cm" fo:margin-left="0.646cm" table:align="left"/>
    </style:style>
    <style:style style:name="表格1.A" style:family="table-column">
      <style:table-column-properties style:column-width="2.007cm"/>
    </style:style>
    <style:style style:name="表格1.B" style:family="table-column">
      <style:table-column-properties style:column-width="5.689cm"/>
    </style:style>
    <style:style style:name="表格1.C" style:family="table-column">
      <style:table-column-properties style:column-width="2.205cm"/>
    </style:style>
    <style:style style:name="表格1.D" style:family="table-column">
      <style:table-column-properties style:column-width="2.602cm"/>
    </style:style>
    <style:style style:name="表格1.E" style:family="table-column">
      <style:table-column-properties style:column-width="1.499cm"/>
    </style:style>
    <style:style style:name="表格1.A1" style:family="table-cell">
      <style:table-cell-properties fo:padding="0.097cm" fo:border-left="0.05pt solid #000000" fo:border-right="none" fo:border-top="0.05pt solid #000000" fo:border-bottom="0.05pt solid #000000"/>
    </style:style>
    <style:style style:name="表格1.A2" style:family="table-cell" style:data-style-name="N0">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none" fo:border-top="none" fo:border-bottom="0.05pt solid #000000"/>
    </style:style>
    <style:style style:name="表格1.D2" style:family="table-cell">
      <style:table-cell-properties fo:padding="0.097cm" fo:border-left="0.05pt solid #000000" fo:border-right="none" fo:border-top="none" fo:border-bottom="0.05pt solid #000000"/>
    </style:style>
    <style:style style:name="表格1.E2" style:family="table-cell">
      <style:table-cell-properties fo:padding="0.097cm" fo:border-left="0.05pt solid #000000" fo:border-right="none" fo:border-top="none" fo:border-bottom="0.05pt solid #000000"/>
    </style:style>
    <style:style style:name="表格1.B3" style:family="table-cell">
      <style:table-cell-properties fo:padding="0.097cm" fo:border-left="0.05pt solid #000000" fo:border-right="none" fo:border-top="none" fo:border-bottom="0.05pt solid #000000"/>
    </style:style>
    <style:style style:name="表格1.C3" style:family="table-cell">
      <style:table-cell-properties fo:padding="0.097cm" fo:border-left="0.05pt solid #000000" fo:border-right="none" fo:border-top="none" fo:border-bottom="0.05pt solid #000000"/>
    </style:style>
    <style:style style:name="表格1.D3" style:family="table-cell">
      <style:table-cell-properties fo:padding="0.097cm" fo:border-left="0.05pt solid #000000" fo:border-right="none" fo:border-top="none" fo:border-bottom="0.05pt solid #000000"/>
    </style:style>
    <style:style style:name="表格1.E3" style:family="table-cell">
      <style:table-cell-properties fo:padding="0.097cm" fo:border-left="0.05pt solid #000000" fo:border-right="none" fo:border-top="none" fo:border-bottom="0.05pt solid #000000"/>
    </style:style>
    <style:style style:name="表格1.B4" style:family="table-cell">
      <style:table-cell-properties fo:padding="0.097cm" fo:border-left="0.05pt solid #000000" fo:border-right="none" fo:border-top="none" fo:border-bottom="0.05pt solid #000000"/>
    </style:style>
    <style:style style:name="表格1.C4" style:family="table-cell">
      <style:table-cell-properties fo:padding="0.097cm" fo:border-left="0.05pt solid #000000" fo:border-right="none" fo:border-top="none" fo:border-bottom="0.05pt solid #000000"/>
    </style:style>
    <style:style style:name="表格1.D4" style:family="table-cell">
      <style:table-cell-properties fo:padding="0.097cm" fo:border-left="0.05pt solid #000000" fo:border-right="none" fo:border-top="none" fo:border-bottom="0.05pt solid #000000"/>
    </style:style>
    <style:style style:name="表格1.E4" style:family="table-cell">
      <style:table-cell-properties fo:padding="0.097cm" fo:border-left="0.05pt solid #000000" fo:border-right="none" fo:border-top="none" fo:border-bottom="0.05pt solid #000000"/>
    </style:style>
    <style:style style:name="表格1.B5" style:family="table-cell">
      <style:table-cell-properties fo:padding="0.097cm" fo:border-left="0.05pt solid #000000" fo:border-right="none" fo:border-top="none" fo:border-bottom="0.05pt solid #000000"/>
    </style:style>
    <style:style style:name="表格1.C5" style:family="table-cell">
      <style:table-cell-properties fo:padding="0.097cm" fo:border-left="0.05pt solid #000000" fo:border-right="none" fo:border-top="none" fo:border-bottom="0.05pt solid #000000"/>
    </style:style>
    <style:style style:name="表格1.D5" style:family="table-cell">
      <style:table-cell-properties fo:padding="0.097cm" fo:border-left="0.05pt solid #000000" fo:border-right="none" fo:border-top="none" fo:border-bottom="0.05pt solid #000000"/>
    </style:style>
    <style:style style:name="表格1.E5" style:family="table-cell">
      <style:table-cell-properties fo:padding="0.097cm" fo:border-left="0.05pt solid #000000" fo:border-right="none" fo:border-top="none" fo:border-bottom="0.05pt solid #000000"/>
    </style:style>
    <style:style style:name="表格1.B6" style:family="table-cell">
      <style:table-cell-properties fo:padding="0.097cm" fo:border-left="0.05pt solid #000000" fo:border-right="none" fo:border-top="none" fo:border-bottom="0.05pt solid #000000"/>
    </style:style>
    <style:style style:name="表格1.C6" style:family="table-cell">
      <style:table-cell-properties fo:padding="0.097cm" fo:border-left="0.05pt solid #000000" fo:border-right="none" fo:border-top="none" fo:border-bottom="0.05pt solid #000000"/>
    </style:style>
    <style:style style:name="表格1.D6" style:family="table-cell">
      <style:table-cell-properties fo:padding="0.097cm" fo:border-left="0.05pt solid #000000" fo:border-right="none" fo:border-top="none" fo:border-bottom="0.05pt solid #000000"/>
    </style:style>
    <style:style style:name="表格1.E6" style:family="table-cell">
      <style:table-cell-properties fo:padding="0.097cm" fo:border-left="0.05pt solid #000000" fo:border-right="none" fo:border-top="none" fo:border-bottom="0.05pt solid #000000"/>
    </style:style>
    <style:style style:name="表格1.B7" style:family="table-cell">
      <style:table-cell-properties fo:padding="0.097cm" fo:border-left="0.05pt solid #000000" fo:border-right="none" fo:border-top="none" fo:border-bottom="0.05pt solid #000000"/>
    </style:style>
    <style:style style:name="表格1.C7" style:family="table-cell">
      <style:table-cell-properties fo:padding="0.097cm" fo:border-left="0.05pt solid #000000" fo:border-right="none" fo:border-top="none" fo:border-bottom="0.05pt solid #000000"/>
    </style:style>
    <style:style style:name="表格1.D7" style:family="table-cell">
      <style:table-cell-properties fo:padding="0.097cm" fo:border-left="0.05pt solid #000000" fo:border-right="none" fo:border-top="none" fo:border-bottom="0.05pt solid #000000"/>
    </style:style>
    <style:style style:name="表格1.E7" style:family="table-cell">
      <style:table-cell-properties fo:padding="0.097cm" fo:border-left="0.05pt solid #000000" fo:border-right="none" fo:border-top="none" fo:border-bottom="0.05pt solid #000000"/>
    </style:style>
    <style:style style:name="表格1.B8" style:family="table-cell">
      <style:table-cell-properties fo:padding="0.097cm" fo:border-left="0.05pt solid #000000" fo:border-right="none" fo:border-top="none" fo:border-bottom="0.05pt solid #000000"/>
    </style:style>
    <style:style style:name="表格1.C8" style:family="table-cell">
      <style:table-cell-properties fo:padding="0.097cm" fo:border-left="0.05pt solid #000000" fo:border-right="none" fo:border-top="none" fo:border-bottom="0.05pt solid #000000"/>
    </style:style>
    <style:style style:name="表格1.D8" style:family="table-cell">
      <style:table-cell-properties fo:padding="0.097cm" fo:border-left="0.05pt solid #000000" fo:border-right="none" fo:border-top="none" fo:border-bottom="0.05pt solid #000000"/>
    </style:style>
    <style:style style:name="表格1.E8" style:family="table-cell">
      <style:table-cell-properties fo:padding="0.097cm" fo:border-left="0.05pt solid #000000" fo:border-right="none" fo:border-top="none" fo:border-bottom="0.05pt solid #000000"/>
    </style:style>
    <style:style style:name="表格1.B9" style:family="table-cell">
      <style:table-cell-properties fo:padding="0.097cm" fo:border-left="0.05pt solid #000000" fo:border-right="none" fo:border-top="none" fo:border-bottom="0.05pt solid #000000"/>
    </style:style>
    <style:style style:name="表格1.C9" style:family="table-cell">
      <style:table-cell-properties fo:padding="0.097cm" fo:border-left="0.05pt solid #000000" fo:border-right="none" fo:border-top="none" fo:border-bottom="0.05pt solid #000000"/>
    </style:style>
    <style:style style:name="表格1.D9" style:family="table-cell">
      <style:table-cell-properties fo:padding="0.097cm" fo:border-left="0.05pt solid #000000" fo:border-right="none" fo:border-top="none" fo:border-bottom="0.05pt solid #000000"/>
    </style:style>
    <style:style style:name="表格1.E9" style:family="table-cell">
      <style:table-cell-properties fo:padding="0.097cm" fo:border-left="0.05pt solid #000000" fo:border-right="none" fo:border-top="none" fo:border-bottom="0.05pt solid #000000"/>
    </style:style>
    <style:style style:name="表格1.B10" style:family="table-cell">
      <style:table-cell-properties fo:padding="0.097cm" fo:border-left="0.05pt solid #000000" fo:border-right="none" fo:border-top="none" fo:border-bottom="0.05pt solid #000000"/>
    </style:style>
    <style:style style:name="表格1.C10" style:family="table-cell">
      <style:table-cell-properties fo:padding="0.097cm" fo:border-left="0.05pt solid #000000" fo:border-right="none" fo:border-top="none" fo:border-bottom="0.05pt solid #000000"/>
    </style:style>
    <style:style style:name="表格1.D10" style:family="table-cell">
      <style:table-cell-properties fo:padding="0.097cm" fo:border-left="0.05pt solid #000000" fo:border-right="none" fo:border-top="none" fo:border-bottom="0.05pt solid #000000"/>
    </style:style>
    <style:style style:name="表格1.E10" style:family="table-cell">
      <style:table-cell-properties fo:padding="0.097cm" fo:border-left="0.05pt solid #000000" fo:border-right="none" fo:border-top="none" fo:border-bottom="0.05pt solid #000000"/>
    </style:style>
    <style:style style:name="表格1.B11" style:family="table-cell">
      <style:table-cell-properties fo:padding="0.097cm" fo:border-left="0.05pt solid #000000" fo:border-right="none" fo:border-top="none" fo:border-bottom="0.05pt solid #000000"/>
    </style:style>
    <style:style style:name="表格1.C11" style:family="table-cell">
      <style:table-cell-properties fo:padding="0.097cm" fo:border-left="0.05pt solid #000000" fo:border-right="none" fo:border-top="none" fo:border-bottom="0.05pt solid #000000"/>
    </style:style>
    <style:style style:name="表格1.D11" style:family="table-cell">
      <style:table-cell-properties fo:padding="0.097cm" fo:border-left="0.05pt solid #000000" fo:border-right="none" fo:border-top="none" fo:border-bottom="0.05pt solid #000000"/>
    </style:style>
    <style:style style:name="表格1.E11" style:family="table-cell">
      <style:table-cell-properties fo:padding="0.097cm" fo:border-left="0.05pt solid #000000" fo:border-right="none" fo:border-top="none" fo:border-bottom="0.05pt solid #000000"/>
    </style:style>
    <style:style style:name="表格1.B12" style:family="table-cell">
      <style:table-cell-properties fo:padding="0.097cm" fo:border-left="0.05pt solid #000000" fo:border-right="none" fo:border-top="none" fo:border-bottom="0.05pt solid #000000"/>
    </style:style>
    <style:style style:name="表格1.C12" style:family="table-cell">
      <style:table-cell-properties fo:padding="0.097cm" fo:border-left="0.05pt solid #000000" fo:border-right="none" fo:border-top="none" fo:border-bottom="0.05pt solid #000000"/>
    </style:style>
    <style:style style:name="表格1.D12" style:family="table-cell">
      <style:table-cell-properties fo:padding="0.097cm" fo:border-left="0.05pt solid #000000" fo:border-right="none" fo:border-top="none" fo:border-bottom="0.05pt solid #000000"/>
    </style:style>
    <style:style style:name="表格1.E12" style:family="table-cell">
      <style:table-cell-properties fo:padding="0.097cm" fo:border-left="0.05pt solid #000000" fo:border-right="none" fo:border-top="none" fo:border-bottom="0.05pt solid #000000"/>
    </style:style>
    <style:style style:name="表格1.B13" style:family="table-cell">
      <style:table-cell-properties fo:padding="0.097cm" fo:border-left="0.05pt solid #000000" fo:border-right="none" fo:border-top="none" fo:border-bottom="0.05pt solid #000000"/>
    </style:style>
    <style:style style:name="表格1.C13" style:family="table-cell">
      <style:table-cell-properties fo:padding="0.097cm" fo:border-left="0.05pt solid #000000" fo:border-right="none" fo:border-top="none" fo:border-bottom="0.05pt solid #000000"/>
    </style:style>
    <style:style style:name="表格1.D13" style:family="table-cell">
      <style:table-cell-properties fo:padding="0.097cm" fo:border-left="0.05pt solid #000000" fo:border-right="none" fo:border-top="none" fo:border-bottom="0.05pt solid #000000"/>
    </style:style>
    <style:style style:name="表格1.E13" style:family="table-cell">
      <style:table-cell-properties fo:padding="0.097cm" fo:border-left="0.05pt solid #000000" fo:border-right="none" fo:border-top="none" fo:border-bottom="0.05pt solid #000000"/>
    </style:style>
    <style:style style:name="表格1.B14" style:family="table-cell">
      <style:table-cell-properties fo:padding="0.097cm" fo:border-left="0.05pt solid #000000" fo:border-right="none" fo:border-top="none" fo:border-bottom="0.05pt solid #000000"/>
    </style:style>
    <style:style style:name="表格1.C14" style:family="table-cell">
      <style:table-cell-properties fo:padding="0.097cm" fo:border-left="0.05pt solid #000000" fo:border-right="none" fo:border-top="none" fo:border-bottom="0.05pt solid #000000"/>
    </style:style>
    <style:style style:name="表格1.D14" style:family="table-cell">
      <style:table-cell-properties fo:padding="0.097cm" fo:border-left="0.05pt solid #000000" fo:border-right="none" fo:border-top="none" fo:border-bottom="0.05pt solid #000000"/>
    </style:style>
    <style:style style:name="表格1.E14" style:family="table-cell">
      <style:table-cell-properties fo:padding="0.097cm" fo:border-left="0.05pt solid #000000" fo:border-right="none" fo:border-top="none" fo:border-bottom="0.05pt solid #000000"/>
    </style:style>
    <style:style style:name="表格1.B15" style:family="table-cell">
      <style:table-cell-properties fo:padding="0.097cm" fo:border-left="0.05pt solid #000000" fo:border-right="none" fo:border-top="none" fo:border-bottom="0.05pt solid #000000"/>
    </style:style>
    <style:style style:name="表格1.C15" style:family="table-cell">
      <style:table-cell-properties fo:padding="0.097cm" fo:border-left="0.05pt solid #000000" fo:border-right="none" fo:border-top="none" fo:border-bottom="0.05pt solid #000000"/>
    </style:style>
    <style:style style:name="表格1.D15" style:family="table-cell">
      <style:table-cell-properties fo:padding="0.097cm" fo:border-left="0.05pt solid #000000" fo:border-right="none" fo:border-top="none" fo:border-bottom="0.05pt solid #000000"/>
    </style:style>
    <style:style style:name="表格1.E15" style:family="table-cell">
      <style:table-cell-properties fo:padding="0.097cm" fo:border-left="0.05pt solid #000000" fo:border-right="none" fo:border-top="none" fo:border-bottom="0.05pt solid #000000"/>
    </style:style>
    <style:style style:name="表格1.16" style:family="table-row">
      <style:table-row-properties style:min-row-height="0.93cm"/>
    </style:style>
    <style:style style:name="表格1.B16" style:family="table-cell">
      <style:table-cell-properties fo:padding="0.097cm" fo:border-left="0.05pt solid #000000" fo:border-right="none" fo:border-top="none" fo:border-bottom="0.05pt solid #000000"/>
    </style:style>
    <style:style style:name="表格1.C16" style:family="table-cell">
      <style:table-cell-properties fo:padding="0.097cm" fo:border-left="0.05pt solid #000000" fo:border-right="none" fo:border-top="none" fo:border-bottom="0.05pt solid #000000"/>
    </style:style>
    <style:style style:name="表格1.D16" style:family="table-cell">
      <style:table-cell-properties fo:padding="0.097cm" fo:border-left="0.05pt solid #000000" fo:border-right="none" fo:border-top="none" fo:border-bottom="0.05pt solid #000000"/>
    </style:style>
    <style:style style:name="表格1.E16" style:family="table-cell">
      <style:table-cell-properties fo:padding="0.097cm" fo:border-left="0.05pt solid #000000" fo:border-right="none" fo:border-top="none" fo:border-bottom="0.05pt solid #000000"/>
    </style:style>
    <style:style style:name="表格1.B17" style:family="table-cell">
      <style:table-cell-properties fo:padding="0.097cm" fo:border-left="0.05pt solid #000000" fo:border-right="none" fo:border-top="none" fo:border-bottom="0.05pt solid #000000"/>
    </style:style>
    <style:style style:name="表格1.C17" style:family="table-cell">
      <style:table-cell-properties fo:padding="0.097cm" fo:border-left="0.05pt solid #000000" fo:border-right="none" fo:border-top="none" fo:border-bottom="0.05pt solid #000000"/>
    </style:style>
    <style:style style:name="表格1.D17" style:family="table-cell">
      <style:table-cell-properties fo:padding="0.097cm" fo:border-left="0.05pt solid #000000" fo:border-right="none" fo:border-top="none" fo:border-bottom="0.05pt solid #000000"/>
    </style:style>
    <style:style style:name="表格1.E17" style:family="table-cell">
      <style:table-cell-properties fo:padding="0.097cm" fo:border-left="0.05pt solid #000000" fo:border-right="none" fo:border-top="none" fo:border-bottom="0.05pt solid #000000"/>
    </style:style>
    <style:style style:name="表格1.18" style:family="table-row">
      <style:table-row-properties style:min-row-height="0.965cm"/>
    </style:style>
    <style:style style:name="表格1.B18" style:family="table-cell">
      <style:table-cell-properties fo:padding="0.097cm" fo:border-left="0.05pt solid #000000" fo:border-right="none" fo:border-top="none" fo:border-bottom="0.05pt solid #000000"/>
    </style:style>
    <style:style style:name="表格1.C18" style:family="table-cell">
      <style:table-cell-properties fo:padding="0.097cm" fo:border-left="0.05pt solid #000000" fo:border-right="none" fo:border-top="none" fo:border-bottom="0.05pt solid #000000"/>
    </style:style>
    <style:style style:name="表格1.D18" style:family="table-cell">
      <style:table-cell-properties fo:padding="0.097cm" fo:border-left="0.05pt solid #000000" fo:border-right="none" fo:border-top="none" fo:border-bottom="0.05pt solid #000000"/>
    </style:style>
    <style:style style:name="表格1.E18" style:family="table-cell">
      <style:table-cell-properties fo:padding="0.097cm" fo:border-left="0.05pt solid #000000" fo:border-right="none" fo:border-top="none" fo:border-bottom="0.05pt solid #000000"/>
    </style:style>
    <style:style style:name="表格1.B19" style:family="table-cell">
      <style:table-cell-properties fo:padding="0.097cm" fo:border-left="0.05pt solid #000000" fo:border-right="none" fo:border-top="none" fo:border-bottom="0.05pt solid #000000"/>
    </style:style>
    <style:style style:name="表格1.C19" style:family="table-cell">
      <style:table-cell-properties fo:padding="0.097cm" fo:border-left="0.05pt solid #000000" fo:border-right="none" fo:border-top="none" fo:border-bottom="0.05pt solid #000000"/>
    </style:style>
    <style:style style:name="表格1.D19" style:family="table-cell">
      <style:table-cell-properties fo:padding="0.097cm" fo:border-left="0.05pt solid #000000" fo:border-right="none" fo:border-top="none" fo:border-bottom="0.05pt solid #000000"/>
    </style:style>
    <style:style style:name="表格1.E19" style:family="table-cell">
      <style:table-cell-properties fo:padding="0.097cm" fo:border-left="0.05pt solid #000000" fo:border-right="none" fo:border-top="none" fo:border-bottom="0.05pt solid #000000"/>
    </style:style>
    <style:style style:name="表格1.20" style:family="table-row">
      <style:table-row-properties style:min-row-height="0.818cm"/>
    </style:style>
    <style:style style:name="表格1.B20" style:family="table-cell">
      <style:table-cell-properties fo:padding="0.097cm" fo:border-left="0.05pt solid #000000" fo:border-right="none" fo:border-top="none" fo:border-bottom="0.05pt solid #000000"/>
    </style:style>
    <style:style style:name="表格1.C20" style:family="table-cell">
      <style:table-cell-properties fo:padding="0.097cm" fo:border-left="0.05pt solid #000000" fo:border-right="none" fo:border-top="none" fo:border-bottom="0.05pt solid #000000"/>
    </style:style>
    <style:style style:name="表格1.D20" style:family="table-cell">
      <style:table-cell-properties fo:padding="0.097cm" fo:border-left="0.05pt solid #000000" fo:border-right="none" fo:border-top="none" fo:border-bottom="0.05pt solid #000000"/>
    </style:style>
    <style:style style:name="表格1.E20" style:family="table-cell">
      <style:table-cell-properties fo:padding="0.097cm" fo:border-left="0.05pt solid #000000" fo:border-right="none" fo:border-top="none" fo:border-bottom="0.05pt solid #000000"/>
    </style:style>
    <style:style style:name="表格1.B21" style:family="table-cell">
      <style:table-cell-properties fo:padding="0.097cm" fo:border-left="0.05pt solid #000000" fo:border-right="none" fo:border-top="none" fo:border-bottom="0.05pt solid #000000"/>
    </style:style>
    <style:style style:name="表格1.C21" style:family="table-cell">
      <style:table-cell-properties fo:padding="0.097cm" fo:border-left="0.05pt solid #000000" fo:border-right="none" fo:border-top="none" fo:border-bottom="0.05pt solid #000000"/>
    </style:style>
    <style:style style:name="表格1.D21" style:family="table-cell">
      <style:table-cell-properties fo:padding="0.097cm" fo:border-left="0.05pt solid #000000" fo:border-right="none" fo:border-top="none" fo:border-bottom="0.05pt solid #000000"/>
    </style:style>
    <style:style style:name="表格1.E21" style:family="table-cell">
      <style:table-cell-properties fo:padding="0.097cm" fo:border-left="0.05pt solid #000000" fo:border-right="none" fo:border-top="none" fo:border-bottom="0.05pt solid #000000"/>
    </style:style>
    <style:style style:name="表格1.B22" style:family="table-cell">
      <style:table-cell-properties fo:padding="0.097cm" fo:border-left="0.05pt solid #000000" fo:border-right="none" fo:border-top="none" fo:border-bottom="0.05pt solid #000000"/>
    </style:style>
    <style:style style:name="表格1.C22" style:family="table-cell">
      <style:table-cell-properties fo:padding="0.097cm" fo:border-left="0.05pt solid #000000" fo:border-right="none" fo:border-top="none" fo:border-bottom="0.05pt solid #000000"/>
    </style:style>
    <style:style style:name="表格1.D22" style:family="table-cell">
      <style:table-cell-properties fo:padding="0.097cm" fo:border-left="0.05pt solid #000000" fo:border-right="none" fo:border-top="none" fo:border-bottom="0.05pt solid #000000"/>
    </style:style>
    <style:style style:name="表格1.E22" style:family="table-cell">
      <style:table-cell-properties fo:padding="0.097cm" fo:border-left="0.05pt solid #000000" fo:border-right="none" fo:border-top="none" fo:border-bottom="0.05pt solid #000000"/>
    </style:style>
    <style:style style:name="表格1.23" style:family="table-row">
      <style:table-row-properties style:min-row-height="0.905cm"/>
    </style:style>
    <style:style style:name="表格1.B23" style:family="table-cell">
      <style:table-cell-properties fo:padding="0.097cm" fo:border-left="0.05pt solid #000000" fo:border-right="none" fo:border-top="none" fo:border-bottom="0.05pt solid #000000"/>
    </style:style>
    <style:style style:name="表格1.C23" style:family="table-cell">
      <style:table-cell-properties fo:padding="0.097cm" fo:border-left="0.05pt solid #000000" fo:border-right="none" fo:border-top="none" fo:border-bottom="0.05pt solid #000000"/>
    </style:style>
    <style:style style:name="表格1.D23" style:family="table-cell">
      <style:table-cell-properties fo:padding="0.097cm" fo:border-left="0.05pt solid #000000" fo:border-right="none" fo:border-top="none" fo:border-bottom="0.05pt solid #000000"/>
    </style:style>
    <style:style style:name="表格1.E23" style:family="table-cell">
      <style:table-cell-properties fo:padding="0.097cm" fo:border-left="0.05pt solid #000000" fo:border-right="none" fo:border-top="none" fo:border-bottom="0.05pt solid #000000"/>
    </style:style>
    <style:style style:name="表格1.B24" style:family="table-cell">
      <style:table-cell-properties fo:padding="0.097cm" fo:border-left="0.05pt solid #000000" fo:border-right="none" fo:border-top="none" fo:border-bottom="0.05pt solid #000000"/>
    </style:style>
    <style:style style:name="表格1.C24" style:family="table-cell">
      <style:table-cell-properties fo:padding="0.097cm" fo:border-left="0.05pt solid #000000" fo:border-right="none" fo:border-top="none" fo:border-bottom="0.05pt solid #000000"/>
    </style:style>
    <style:style style:name="表格1.D24" style:family="table-cell">
      <style:table-cell-properties fo:padding="0.097cm" fo:border-left="0.05pt solid #000000" fo:border-right="none" fo:border-top="none" fo:border-bottom="0.05pt solid #000000"/>
    </style:style>
    <style:style style:name="表格1.E24" style:family="table-cell">
      <style:table-cell-properties fo:padding="0.097cm" fo:border-left="0.05pt solid #000000" fo:border-right="none" fo:border-top="none" fo:border-bottom="0.05pt solid #000000"/>
    </style:style>
    <style:style style:name="表格4" style:family="table">
      <style:table-properties style:width="17.575cm" fo:margin-left="0.021cm" fo:break-before="auto" fo:break-after="auto" table:align="left" fo:keep-with-next="auto" style:may-break-between-rows="true" table:border-model="collapsing"/>
    </style:style>
    <style:style style:name="表格4.A" style:family="table-column">
      <style:table-column-properties style:column-width="2.702cm"/>
    </style:style>
    <style:style style:name="表格4.B" style:family="table-column">
      <style:table-column-properties style:column-width="8.278cm"/>
    </style:style>
    <style:style style:name="表格4.C" style:family="table-column">
      <style:table-column-properties style:column-width="6.595cm"/>
    </style:style>
    <style:style style:name="表格4.1" style:family="table-row">
      <style:table-row-properties fo:keep-together="auto"/>
    </style:style>
    <style:style style:name="表格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4.A2" style:family="table-cell">
      <style:table-cell-properties fo:background-color="transparent" fo:padding="0cm" fo:border-left="none" fo:border-right="none" fo:border-top="none" fo:border-bottom="0.75pt solid #000000" style:writing-mode="page">
        <style:background-image/>
      </style:table-cell-properties>
    </style:style>
    <style:style style:name="表格5" style:family="table">
      <style:table-properties style:width="17.595cm" fo:margin-left="0cm" fo:break-before="auto" fo:break-after="auto" table:align="left" fo:keep-with-next="auto" style:may-break-between-rows="true" table:border-model="collapsing"/>
    </style:style>
    <style:style style:name="表格5.A" style:family="table-column">
      <style:table-column-properties style:column-width="2.771cm"/>
    </style:style>
    <style:style style:name="表格5.B" style:family="table-column">
      <style:table-column-properties style:column-width="8.229cm"/>
    </style:style>
    <style:style style:name="表格5.C" style:family="table-column">
      <style:table-column-properties style:column-width="6.595cm"/>
    </style:style>
    <style:style style:name="表格5.1" style:family="table-row">
      <style:table-row-properties fo:keep-together="auto"/>
    </style:style>
    <style:style style:name="表格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5.A2" style:family="table-cell">
      <style:table-cell-properties fo:background-color="transparent" fo:padding="0cm" fo:border-left="none" fo:border-right="none" fo:border-top="none" fo:border-bottom="0.75pt solid #000000" style:writing-mode="page">
        <style:background-image/>
      </style:table-cell-properties>
    </style:style>
    <style:style style:name="表格6" style:family="table">
      <style:table-properties style:width="17.595cm" fo:margin-left="0cm" fo:break-before="auto" fo:break-after="auto" table:align="left" fo:keep-with-next="auto" style:may-break-between-rows="true" table:border-model="collapsing"/>
    </style:style>
    <style:style style:name="表格6.A" style:family="table-column">
      <style:table-column-properties style:column-width="2.207cm"/>
    </style:style>
    <style:style style:name="表格6.B" style:family="table-column">
      <style:table-column-properties style:column-width="2.801cm"/>
    </style:style>
    <style:style style:name="表格6.C" style:family="table-column">
      <style:table-column-properties style:column-width="2.889cm"/>
    </style:style>
    <style:style style:name="表格6.D" style:family="table-column">
      <style:table-column-properties style:column-width="9.698cm"/>
    </style:style>
    <style:style style:name="表格6.1" style:family="table-row">
      <style:table-row-properties fo:keep-together="auto"/>
    </style:style>
    <style:style style:name="表格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6.A2" style:family="table-cell">
      <style:table-cell-properties fo:background-color="transparent" fo:padding="0cm" fo:border-left="none" fo:border-right="none" fo:border-top="none" fo:border-bottom="0.75pt solid #000000" style:writing-mode="page">
        <style:background-image/>
      </style:table-cell-properties>
    </style:style>
    <style:style style:name="表格6.3" style:family="table-row">
      <style:table-row-properties style:min-row-height="1.725cm"/>
    </style:style>
    <style:style style:name="表格6.A3" style:family="table-cell">
      <style:table-cell-properties style:vertical-align="middle" fo:background-color="transparent" fo:padding="0cm" fo:border="none" style:writing-mode="page">
        <style:background-image/>
      </style:table-cell-properties>
    </style:style>
    <style:style style:name="表格6.B3" style:family="table-cell">
      <style:table-cell-properties fo:background-color="transparent" fo:padding="0cm" fo:border="none" style:writing-mode="page">
        <style:background-image/>
      </style:table-cell-properties>
    </style:style>
    <style:style style:name="表格6.D3" style:family="table-cell">
      <style:table-cell-properties fo:background-color="transparent" fo:padding="0cm" fo:border="none" style:writing-mode="page">
        <style:background-image/>
      </style:table-cell-properties>
    </style:style>
    <style:style style:name="表格6.A4" style:family="table-cell">
      <style:table-cell-properties fo:background-color="transparent" fo:padding="0cm" fo:border="none" style:writing-mode="page">
        <style:background-image/>
      </style:table-cell-properties>
    </style:style>
    <style:style style:name="表格6.B4" style:family="table-cell">
      <style:table-cell-properties fo:background-color="transparent" fo:padding="0cm" fo:border="none" style:writing-mode="page">
        <style:background-image/>
      </style:table-cell-properties>
    </style:style>
    <style:style style:name="表格6.C4" style:family="table-cell">
      <style:table-cell-properties fo:background-color="transparent" fo:padding="0cm" fo:border="none" style:writing-mode="page">
        <style:background-image/>
      </style:table-cell-properties>
    </style:style>
    <style:style style:name="表格6.D4" style:family="table-cell">
      <style:table-cell-properties fo:background-color="transparent" fo:padding="0cm" fo:border="none" style:writing-mode="page">
        <style:background-image/>
      </style:table-cell-properties>
    </style:style>
    <style:style style:name="表格6.A5" style:family="table-cell">
      <style:table-cell-properties fo:background-color="transparent" fo:padding="0cm" fo:border="none" style:writing-mode="page">
        <style:background-image/>
      </style:table-cell-properties>
    </style:style>
    <style:style style:name="表格6.B5" style:family="table-cell">
      <style:table-cell-properties fo:background-color="transparent" fo:padding="0cm" fo:border="none" style:writing-mode="page">
        <style:background-image/>
      </style:table-cell-properties>
    </style:style>
    <style:style style:name="表格6.C5" style:family="table-cell">
      <style:table-cell-properties fo:background-color="transparent" fo:padding="0cm" fo:border="none" style:writing-mode="page">
        <style:background-image/>
      </style:table-cell-properties>
    </style:style>
    <style:style style:name="表格6.D5" style:family="table-cell">
      <style:table-cell-properties fo:background-color="transparent" fo:padding="0cm" fo:border="none" style:writing-mode="page">
        <style:background-image/>
      </style:table-cell-properties>
    </style:style>
    <style:style style:name="表格6.A6" style:family="table-cell">
      <style:table-cell-properties fo:background-color="transparent" fo:padding="0cm" fo:border="none" style:writing-mode="page">
        <style:background-image/>
      </style:table-cell-properties>
    </style:style>
    <style:style style:name="表格6.B6" style:family="table-cell">
      <style:table-cell-properties fo:background-color="transparent" fo:padding="0cm" fo:border="none" style:writing-mode="page">
        <style:background-image/>
      </style:table-cell-properties>
    </style:style>
    <style:style style:name="表格8" style:family="table">
      <style:table-properties style:width="17.595cm" fo:margin-left="0cm" fo:break-before="auto" fo:break-after="auto" table:align="left" fo:keep-with-next="auto" style:may-break-between-rows="true" table:border-model="collapsing"/>
    </style:style>
    <style:style style:name="表格8.A" style:family="table-column">
      <style:table-column-properties style:column-width="2.702cm"/>
    </style:style>
    <style:style style:name="表格8.B" style:family="table-column">
      <style:table-column-properties style:column-width="4.404cm"/>
    </style:style>
    <style:style style:name="表格8.C" style:family="table-column">
      <style:table-column-properties style:column-width="10.488cm"/>
    </style:style>
    <style:style style:name="表格8.1" style:family="table-row">
      <style:table-row-properties fo:keep-together="auto"/>
    </style:style>
    <style:style style:name="表格8.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8.A2" style:family="table-cell">
      <style:table-cell-properties fo:background-color="transparent" fo:padding="0cm" fo:border-left="none" fo:border-right="none" fo:border-top="none" fo:border-bottom="0.75pt solid #000000" style:writing-mode="page">
        <style:background-image/>
      </style:table-cell-properties>
    </style:style>
    <style:style style:name="表格9" style:family="table">
      <style:table-properties style:width="17.556cm" fo:margin-left="0.023cm" fo:break-before="auto" fo:break-after="auto" table:align="left" fo:keep-with-next="auto" style:may-break-between-rows="true" table:border-model="collapsing"/>
    </style:style>
    <style:style style:name="表格9.A" style:family="table-column">
      <style:table-column-properties style:column-width="2.988cm"/>
    </style:style>
    <style:style style:name="表格9.B" style:family="table-column">
      <style:table-column-properties style:column-width="1.836cm"/>
    </style:style>
    <style:style style:name="表格9.C" style:family="table-column">
      <style:table-column-properties style:column-width="3.332cm"/>
    </style:style>
    <style:style style:name="表格9.D" style:family="table-column">
      <style:table-column-properties style:column-width="3.796cm"/>
    </style:style>
    <style:style style:name="表格9.E" style:family="table-column">
      <style:table-column-properties style:column-width="5.604cm"/>
    </style:style>
    <style:style style:name="表格9.1" style:family="table-row">
      <style:table-row-properties fo:keep-together="auto"/>
    </style:style>
    <style:style style:name="表格9.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9.A2" style:family="table-cell">
      <style:table-cell-properties fo:background-color="transparent" fo:padding="0cm" fo:border="none" style:writing-mode="page">
        <style:background-image/>
      </style:table-cell-properties>
    </style:style>
    <style:style style:name="表格9.5" style:family="table-row">
      <style:table-row-properties style:min-row-height="1.323cm" fo:keep-together="auto"/>
    </style:style>
    <style:style style:name="表格9.6" style:family="table-row">
      <style:table-row-properties style:min-row-height="1.323cm"/>
    </style:style>
    <style:style style:name="表格9.A6" style:family="table-cell">
      <style:table-cell-properties fo:background-color="transparent" fo:padding="0cm" fo:border-left="none" fo:border-right="none" fo:border-top="none" fo:border-bottom="0.75pt solid #000000" style:writing-mode="page">
        <style:background-image/>
      </style:table-cell-properties>
    </style:style>
    <style:style style:name="表格10" style:family="table">
      <style:table-properties style:width="16.889cm" fo:margin-left="0.116cm" table:align="left"/>
    </style:style>
    <style:style style:name="表格10.A" style:family="table-column">
      <style:table-column-properties style:column-width="3.395cm"/>
    </style:style>
    <style:style style:name="表格10.B" style:family="table-column">
      <style:table-column-properties style:column-width="13.494cm"/>
    </style:style>
    <style:style style:name="表格10.A1" style:family="table-cell">
      <style:table-cell-properties fo:padding="0.097cm" fo:border-left="0.05pt solid #000000" fo:border-right="none" fo:border-top="0.05pt solid #000000" fo:border-bottom="0.05pt solid #000000"/>
    </style:style>
    <style:style style:name="表格10.B1" style:family="table-cell">
      <style:table-cell-properties fo:padding="0.097cm" fo:border="0.05pt solid #000000"/>
    </style:style>
    <style:style style:name="表格10.A2" style:family="table-cell">
      <style:table-cell-properties fo:padding="0.097cm" fo:border-left="0.05pt solid #000000" fo:border-right="none" fo:border-top="none" fo:border-bottom="0.05pt solid #000000"/>
    </style:style>
    <style:style style:name="表格10.B2"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style>
    <style:style style:name="表格2.A" style:family="table-column">
      <style:table-column-properties style:column-width="2.593cm" style:rel-column-width="9995*"/>
    </style:style>
    <style:style style:name="表格2.B" style:family="table-column">
      <style:table-column-properties style:column-width="14.407cm" style:rel-column-width="55540*"/>
    </style:style>
    <style:style style:name="表格2.A1" style:family="table-cell">
      <style:table-cell-properties fo:padding="0.097cm" fo:border-left="0.05pt solid #000000" fo:border-right="none" fo:border-top="0.05pt solid #000000" fo:border-bottom="0.05pt solid #000000"/>
    </style:style>
    <style:style style:name="表格2.B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B2" style:family="table-cell">
      <style:table-cell-properties fo:padding="0.097cm" fo:border-left="0.05pt solid #000000" fo:border-right="0.05pt solid #000000" fo:border-top="none" fo:border-bottom="0.05pt solid #000000"/>
    </style:style>
    <style:style style:name="表格11" style:family="table">
      <style:table-properties style:width="17cm" fo:break-before="auto" fo:break-after="auto" table:align="margins" fo:keep-with-next="auto" style:may-break-between-rows="true" table:border-model="collapsing"/>
    </style:style>
    <style:style style:name="表格11.A" style:family="table-column">
      <style:table-column-properties style:column-width="3.381cm" style:rel-column-width="13032*"/>
    </style:style>
    <style:style style:name="表格11.B" style:family="table-column">
      <style:table-column-properties style:column-width="5.117cm" style:rel-column-width="19728*"/>
    </style:style>
    <style:style style:name="表格11.C" style:family="table-column">
      <style:table-column-properties style:column-width="8.502cm" style:rel-column-width="32775*"/>
    </style:style>
    <style:style style:name="表格11.1" style:family="table-row">
      <style:table-row-properties fo:keep-together="auto"/>
    </style:style>
    <style:style style:name="表格1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11.A2" style:family="table-cell">
      <style:table-cell-properties fo:background-color="transparent" fo:padding="0cm" fo:border-left="none" fo:border-right="none" fo:border-top="none" fo:border-bottom="0.75pt solid #000000" style:writing-mode="page">
        <style:background-image/>
      </style:table-cell-properties>
    </style:style>
    <style:style style:name="表格11.C2"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表格11.4" style:family="table-row">
      <style:table-row-properties style:min-row-height="1.288cm"/>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line-height="150%" fo:text-align="center" style:justify-single-word="false"/>
      <style:text-properties style:font-name="华文黑体 - Kelvin" fo:font-size="15pt" officeooo:paragraph-rsid="0067b0b6" style:font-name-asian="华文黑体 - Kelvin" style:font-size-asian="15pt" style:font-size-complex="15pt"/>
    </style:style>
    <style:style style:name="P4" style:family="paragraph" style:parent-style-name="Standard">
      <style:paragraph-properties fo:text-align="start" style:justify-single-word="false"/>
      <style:text-properties style:font-name="华文黑体 - Kelvin" fo:font-size="15pt" officeooo:rsid="00b666c7" officeooo:paragraph-rsid="00b666c7"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officeooo:paragraph-rsid="0067b0b6" style:font-name-asian="华文黑体 - Kelvin"/>
    </style:style>
    <style:style style:name="P6" style:family="paragraph" style:parent-style-name="Standard">
      <style:text-properties officeooo:paragraph-rsid="0091b388"/>
    </style:style>
    <style:style style:name="P7" style:family="paragraph" style:parent-style-name="摘要">
      <style:paragraph-properties fo:break-before="page"/>
      <style:text-properties officeooo:paragraph-rsid="0068584e"/>
    </style:style>
    <style:style style:name="P8" style:family="paragraph" style:parent-style-name="Text_20_body">
      <style:paragraph-properties fo:text-align="center" style:justify-single-word="false"/>
      <style:text-properties officeooo:paragraph-rsid="00370fd8"/>
    </style:style>
    <style:style style:name="P9" style:family="paragraph" style:parent-style-name="Text_20_body">
      <style:paragraph-properties fo:text-align="center" style:justify-single-word="false"/>
      <style:text-properties officeooo:rsid="00cbd9d0" officeooo:paragraph-rsid="00cbd9d0"/>
    </style:style>
    <style:style style:name="P10" style:family="paragraph" style:parent-style-name="Text_20_body">
      <style:paragraph-properties fo:text-align="start" style:justify-single-word="false"/>
      <style:text-properties officeooo:rsid="00cbd9d0" officeooo:paragraph-rsid="0091b388"/>
    </style:style>
    <style:style style:name="P11" style:family="paragraph" style:parent-style-name="Text_20_body">
      <style:paragraph-properties fo:text-align="start" style:justify-single-word="false"/>
      <style:text-properties officeooo:rsid="00cbd9d0" officeooo:paragraph-rsid="009dfa15"/>
    </style:style>
    <style:style style:name="P12" style:family="paragraph" style:parent-style-name="Text_20_body">
      <style:paragraph-properties fo:text-align="start" style:justify-single-word="false"/>
      <style:text-properties officeooo:rsid="00cbd9d0" officeooo:paragraph-rsid="009e115c"/>
    </style:style>
    <style:style style:name="P13" style:family="paragraph" style:parent-style-name="Text_20_body">
      <style:text-properties officeooo:paragraph-rsid="0068584e"/>
    </style:style>
    <style:style style:name="P14" style:family="paragraph" style:parent-style-name="Text_20_body">
      <style:paragraph-properties fo:text-align="start" style:justify-single-word="false"/>
      <style:text-properties officeooo:paragraph-rsid="0091b388"/>
    </style:style>
    <style:style style:name="P15" style:family="paragraph" style:parent-style-name="Text_20_body">
      <style:paragraph-properties fo:text-align="start" style:justify-single-word="false"/>
      <style:text-properties officeooo:rsid="011dbf24" officeooo:paragraph-rsid="0091b388"/>
    </style:style>
    <style:style style:name="P16" style:family="paragraph" style:parent-style-name="Text_20_body">
      <style:paragraph-properties fo:text-align="start" style:justify-single-word="false"/>
      <style:text-properties fo:font-size="10.5pt" officeooo:rsid="011dbf24" officeooo:paragraph-rsid="0091b388" style:font-size-asian="10.5pt" style:font-size-complex="12pt"/>
    </style:style>
    <style:style style:name="P17" style:family="paragraph" style:parent-style-name="Text_20_body">
      <style:paragraph-properties fo:text-align="start" style:justify-single-word="false"/>
      <style:text-properties fo:font-size="10.5pt" officeooo:rsid="00e0fd39" officeooo:paragraph-rsid="0091b388" style:font-size-asian="10.5pt" style:font-size-complex="12pt"/>
    </style:style>
    <style:style style:name="P18" style:family="paragraph" style:parent-style-name="Text_20_body">
      <style:paragraph-properties fo:text-align="start" style:justify-single-word="false"/>
      <style:text-properties fo:font-size="10.5pt" officeooo:rsid="00e0c782" officeooo:paragraph-rsid="0091b388" style:font-size-asian="10.5pt" style:font-size-complex="12pt"/>
    </style:style>
    <style:style style:name="P19" style:family="paragraph" style:parent-style-name="Text_20_body">
      <style:paragraph-properties fo:text-align="start" style:justify-single-word="false"/>
      <style:text-properties fo:font-size="10.5pt" officeooo:rsid="009ec4c1" officeooo:paragraph-rsid="009ec4c1" style:font-size-asian="10.5pt" style:font-size-complex="12pt"/>
    </style:style>
    <style:style style:name="P20" style:family="paragraph" style:parent-style-name="Text_20_body">
      <style:paragraph-properties fo:text-align="start" style:justify-single-word="false"/>
      <style:text-properties officeooo:rsid="00e5fedd" officeooo:paragraph-rsid="0091b388"/>
    </style:style>
    <style:style style:name="P21" style:family="paragraph" style:parent-style-name="Text_20_body">
      <style:paragraph-properties fo:text-align="start" style:justify-single-word="false"/>
      <style:text-properties officeooo:rsid="00ffa51c" officeooo:paragraph-rsid="0091b388"/>
    </style:style>
    <style:style style:name="P22" style:family="paragraph" style:parent-style-name="Text_20_body">
      <style:paragraph-properties fo:text-align="start" style:justify-single-word="false"/>
      <style:text-properties officeooo:rsid="00f27b36" officeooo:paragraph-rsid="0091b388"/>
    </style:style>
    <style:style style:name="P23" style:family="paragraph" style:parent-style-name="Text_20_body">
      <style:paragraph-properties fo:text-align="start" style:justify-single-word="false"/>
      <style:text-properties officeooo:rsid="00fd536c" officeooo:paragraph-rsid="0091b388"/>
    </style:style>
    <style:style style:name="P24" style:family="paragraph" style:parent-style-name="Table_20_Contents">
      <style:text-properties style:font-name="FreeSans" fo:font-size="10.5pt" officeooo:paragraph-rsid="0068584e" style:font-name-asian="华文黑体 - Kelvin1" style:font-size-asian="10.5pt" style:font-name-complex="FreeSans2" style:font-size-complex="10.5pt"/>
    </style:style>
    <style:style style:name="P25" style:family="paragraph" style:parent-style-name="Table_20_Contents">
      <style:text-properties style:font-name="FreeSans" fo:font-size="10.5pt" officeooo:rsid="008fbe2e" officeooo:paragraph-rsid="008fbe2e" style:font-name-asian="华文黑体 - Kelvin1" style:font-size-asian="10.5pt" style:font-name-complex="FreeSans2" style:font-size-complex="10.5pt"/>
    </style:style>
    <style:style style:name="P26" style:family="paragraph" style:parent-style-name="Table_20_Contents">
      <style:text-properties style:font-name="华文宋体" fo:font-size="10.5pt" officeooo:paragraph-rsid="0068584e" style:font-name-asian="华文宋体" style:font-size-asian="10.5pt" style:font-name-complex="FreeSans2" style:font-size-complex="10.5pt"/>
    </style:style>
    <style:style style:name="P27" style:family="paragraph" style:parent-style-name="Table_20_Contents">
      <style:text-properties style:font-name="华文宋体" fo:font-size="10.5pt" officeooo:paragraph-rsid="0068584e" style:font-name-asian="华文宋体" style:font-size-asian="10.5pt" style:font-size-complex="10.5pt"/>
    </style:style>
    <style:style style:name="P28" style:family="paragraph" style:parent-style-name="Table_20_Contents">
      <style:text-properties officeooo:paragraph-rsid="0068584e"/>
    </style:style>
    <style:style style:name="P29" style:family="paragraph" style:parent-style-name="Table_20_Contents">
      <style:text-properties officeooo:rsid="008ec4fb" officeooo:paragraph-rsid="00a3c4f3"/>
    </style:style>
    <style:style style:name="P30" style:family="paragraph" style:parent-style-name="Table_20_Contents">
      <style:text-properties style:font-name="华文黑体 - Kelvin" officeooo:rsid="00a3c4f3" officeooo:paragraph-rsid="00a3c4f3"/>
    </style:style>
    <style:style style:name="P31" style:family="paragraph" style:parent-style-name="Table_20_Contents">
      <style:text-properties style:font-name="华文黑体 - Kelvin" officeooo:rsid="00a6402b" officeooo:paragraph-rsid="00a6402b"/>
    </style:style>
    <style:style style:name="P32" style:family="paragraph" style:parent-style-name="Table_20_Contents">
      <style:text-properties fo:font-size="10.5pt" officeooo:rsid="00bb2511" officeooo:paragraph-rsid="00b87c73" style:font-size-asian="10.5pt" style:font-size-complex="10.5pt"/>
    </style:style>
    <style:style style:name="P33" style:family="paragraph" style:parent-style-name="Text_20_body">
      <style:paragraph-properties fo:margin-left="0cm" fo:margin-right="0cm" fo:text-align="center" style:justify-single-word="false" fo:text-indent="0cm" style:auto-text-indent="false"/>
      <style:text-properties officeooo:paragraph-rsid="00370fd8"/>
    </style:style>
    <style:style style:name="P34" style:family="paragraph" style:parent-style-name="Text_20_body">
      <style:paragraph-properties fo:margin-left="0cm" fo:margin-right="0cm" fo:text-align="start" style:justify-single-word="false" fo:text-indent="0cm" style:auto-text-indent="false"/>
      <style:text-properties officeooo:paragraph-rsid="0091b388"/>
    </style:style>
    <style:style style:name="P35" style:family="paragraph" style:parent-style-name="Text_20_body">
      <style:paragraph-properties fo:margin-left="0cm" fo:margin-right="0cm" fo:text-align="start" style:justify-single-word="false" fo:text-indent="0cm" style:auto-text-indent="false"/>
      <style:text-properties officeooo:paragraph-rsid="009e115c"/>
    </style:style>
    <style:style style:name="P36" style:family="paragraph" style:parent-style-name="Text_20_body">
      <style:paragraph-properties fo:margin-left="0cm" fo:margin-right="0cm" fo:text-align="start" style:justify-single-word="false" fo:text-indent="0cm" style:auto-text-indent="false"/>
      <style:text-properties officeooo:rsid="0091b388" officeooo:paragraph-rsid="0091b388"/>
    </style:style>
    <style:style style:name="P37" style:family="paragraph" style:parent-style-name="Text_20_body">
      <style:paragraph-properties fo:margin-left="0cm" fo:margin-right="0cm" fo:text-align="start" style:justify-single-word="false" fo:text-indent="0cm" style:auto-text-indent="false"/>
      <style:text-properties officeooo:rsid="00cbd9d0" officeooo:paragraph-rsid="009e115c"/>
    </style:style>
    <style:style style:name="P38" style:family="paragraph" style:parent-style-name="Text_20_body">
      <style:paragraph-properties fo:margin-left="0cm" fo:margin-right="0cm" fo:text-align="start" style:justify-single-word="false" fo:text-indent="0cm" style:auto-text-indent="false"/>
      <style:text-properties officeooo:rsid="00cbd9d0" officeooo:paragraph-rsid="009ec4c1"/>
    </style:style>
    <style:style style:name="P39" style:family="paragraph" style:parent-style-name="Text_20_body">
      <style:paragraph-properties fo:margin-left="0cm" fo:margin-right="0cm" fo:text-indent="0cm" style:auto-text-indent="false"/>
      <style:text-properties officeooo:paragraph-rsid="00b87c73"/>
    </style:style>
    <style:style style:name="P40" style:family="paragraph" style:parent-style-name="Table_20_Contents">
      <style:paragraph-properties fo:margin-left="0cm" fo:margin-right="0cm" fo:text-indent="0cm" style:auto-text-indent="false"/>
      <style:text-properties officeooo:paragraph-rsid="006ada29"/>
    </style:style>
    <style:style style:name="P41" style:family="paragraph" style:parent-style-name="摘要正文">
      <style:paragraph-properties fo:margin-left="0cm" fo:margin-right="0cm" fo:text-indent="0cm" style:auto-text-indent="false"/>
      <style:text-properties officeooo:rsid="006cc992" officeooo:paragraph-rsid="00b87c73"/>
    </style:style>
    <style:style style:name="P42" style:family="paragraph" style:parent-style-name="项目名称">
      <style:paragraph-properties fo:margin-top="0.55cm" fo:margin-bottom="0cm" loext:contextual-spacing="false" fo:text-align="center" style:justify-single-word="false"/>
      <style:text-properties style:font-name="FreeSans" officeooo:paragraph-rsid="006655bc" style:font-name-asian="华文黑体 - Kelvin1"/>
    </style:style>
    <style:style style:name="P43" style:family="paragraph" style:parent-style-name="摘要">
      <style:text-properties officeooo:paragraph-rsid="0068584e"/>
    </style:style>
    <style:style style:name="P44" style:family="paragraph" style:parent-style-name="Text_20_body">
      <loext:graphic-properties draw:fill="none"/>
      <style:paragraph-properties fo:margin-left="0cm" fo:margin-right="0cm" fo:margin-top="0.109cm" fo:margin-bottom="0.109cm" loext:contextual-spacing="false" fo:line-height="120%" fo:text-align="start" style:justify-single-word="false" fo:hyphenation-ladder-count="no-limit" fo:text-indent="0.801cm" style:auto-text-indent="false" fo:background-color="transparent"/>
      <style:text-properties fo:font-size="10.5pt" officeooo:rsid="00e1dc15" officeooo:paragraph-rsid="0091b388" style:font-size-asian="10.5pt" style:font-size-complex="12pt" fo:hyphenate="true" fo:hyphenation-remain-char-count="2" fo:hyphenation-push-char-count="2"/>
    </style:style>
    <style:style style:name="P45" style:family="paragraph" style:parent-style-name="Text_20_body" style:list-style-name="List_20_1">
      <style:text-properties officeooo:paragraph-rsid="00a2298b"/>
    </style:style>
    <style:style style:name="P46" style:family="paragraph" style:parent-style-name="Text_20_body">
      <style:text-properties style:font-name="方正仿宋_GBK" fo:font-size="12pt" style:font-name-asian="方正仿宋_GBK" style:font-size-asian="12pt" style:font-size-complex="12pt"/>
    </style:style>
    <style:style style:name="P47" style:family="paragraph" style:parent-style-name="Text_20_body" style:list-style-name="L3">
      <style:text-properties style:font-name="方正仿宋_GBK" fo:font-size="12pt" style:font-name-asian="方正仿宋_GBK" style:font-size-asian="12pt" style:font-size-complex="12pt"/>
    </style:style>
    <style:style style:name="P48" style:family="paragraph" style:parent-style-name="Text_20_body" style:list-style-name="L3">
      <style:text-properties style:font-name="方正仿宋_GBK" fo:font-size="12pt" officeooo:paragraph-rsid="0089429a" style:font-name-asian="方正仿宋_GBK" style:font-size-asian="12pt" style:font-size-complex="12pt"/>
    </style:style>
    <style:style style:name="P49" style:family="paragraph" style:parent-style-name="Text_20_body" style:list-style-name="L3">
      <style:text-properties style:font-name="方正仿宋_GBK" fo:font-size="12pt" officeooo:paragraph-rsid="00a0ec03" style:font-name-asian="方正仿宋_GBK" style:font-size-asian="12pt" style:font-size-complex="12pt"/>
    </style:style>
    <style:style style:name="P50" style:family="paragraph" style:parent-style-name="Text_20_body" style:list-style-name="L5">
      <style:text-properties style:font-name="方正仿宋_GBK" fo:font-size="12pt" officeooo:paragraph-rsid="00c6b284" style:font-name-asian="方正仿宋_GBK" style:font-size-asian="12pt" style:font-size-complex="12pt"/>
    </style:style>
    <style:style style:name="P51" style:family="paragraph" style:parent-style-name="Text_20_body">
      <style:text-properties style:font-name="方正仿宋_GBK" fo:font-size="12pt" officeooo:paragraph-rsid="008c0c4f" style:font-name-asian="方正仿宋_GBK" style:font-size-asian="12pt" style:font-size-complex="12pt"/>
    </style:style>
    <style:style style:name="P52" style:family="paragraph" style:parent-style-name="Text_20_body">
      <style:paragraph-properties fo:text-align="center" style:justify-single-word="false"/>
      <style:text-properties style:font-name="方正仿宋_GBK" fo:font-size="12pt" officeooo:paragraph-rsid="00370fd8" style:font-name-asian="方正仿宋_GBK" style:font-size-asian="12pt" style:font-size-complex="12pt"/>
    </style:style>
    <style:style style:name="P53" style:family="paragraph" style:parent-style-name="Text_20_body">
      <style:paragraph-properties fo:text-align="center" style:justify-single-word="false"/>
      <style:text-properties style:font-name="方正仿宋_GBK" fo:font-size="12pt" officeooo:rsid="00724887" officeooo:paragraph-rsid="00724887" style:font-name-asian="方正仿宋_GBK" style:font-size-asian="12pt" style:font-size-complex="12pt"/>
    </style:style>
    <style:style style:name="P54" style:family="paragraph" style:parent-style-name="Text_20_body">
      <style:text-properties style:font-name="方正仿宋_GBK" fo:font-size="12pt" officeooo:paragraph-rsid="00c6fe03" style:font-name-asian="方正仿宋_GBK" style:font-size-asian="12pt" style:font-size-complex="12pt"/>
    </style:style>
    <style:style style:name="P55" style:family="paragraph" style:parent-style-name="Text_20_body">
      <style:text-properties style:font-name="方正仿宋_GBK" fo:font-size="12pt" officeooo:rsid="0038d664" officeooo:paragraph-rsid="00c6fe03" style:font-name-asian="方正仿宋_GBK" style:font-size-asian="12pt" style:font-size-complex="12pt"/>
    </style:style>
    <style:style style:name="P56" style:family="paragraph" style:parent-style-name="Text_20_body">
      <style:text-properties style:font-name="方正仿宋_GBK" fo:font-size="12pt" officeooo:rsid="0039c955" officeooo:paragraph-rsid="00c6fe03" style:font-name-asian="方正仿宋_GBK" style:font-size-asian="12pt" style:font-size-complex="12pt"/>
    </style:style>
    <style:style style:name="P57" style:family="paragraph" style:parent-style-name="Text_20_body">
      <style:text-properties style:font-name="方正仿宋_GBK" fo:font-size="12pt" officeooo:rsid="0051c40c" officeooo:paragraph-rsid="00c6fe03" style:font-name-asian="方正仿宋_GBK" style:font-size-asian="12pt" style:font-size-complex="12pt"/>
    </style:style>
    <style:style style:name="P58" style:family="paragraph" style:parent-style-name="Text_20_body">
      <style:text-properties style:font-name="方正仿宋_GBK" fo:font-size="12pt" officeooo:rsid="00536537" officeooo:paragraph-rsid="00c6fe03" style:font-name-asian="方正仿宋_GBK" style:font-size-asian="12pt" style:font-size-complex="12pt"/>
    </style:style>
    <style:style style:name="P59" style:family="paragraph" style:parent-style-name="Text_20_body">
      <style:text-properties style:font-name="方正仿宋_GBK" fo:font-size="12pt" officeooo:rsid="0136f3ae" officeooo:paragraph-rsid="00c6fe03" style:font-name-asian="方正仿宋_GBK" style:font-size-asian="12pt" style:font-size-complex="12pt"/>
    </style:style>
    <style:style style:name="P60" style:family="paragraph" style:parent-style-name="Text_20_body">
      <style:text-properties style:font-name="方正仿宋_GBK" fo:font-size="12pt" officeooo:rsid="013ad5b5" officeooo:paragraph-rsid="00c6fe03" style:font-name-asian="方正仿宋_GBK" style:font-size-asian="12pt" style:font-size-complex="12pt"/>
    </style:style>
    <style:style style:name="P61" style:family="paragraph" style:parent-style-name="Text_20_body">
      <style:text-properties style:font-name="方正仿宋_GBK" fo:font-size="12pt" officeooo:rsid="013cf59d" officeooo:paragraph-rsid="00c6fe03" style:font-name-asian="方正仿宋_GBK" style:font-size-asian="12pt" style:font-size-complex="12pt"/>
    </style:style>
    <style:style style:name="P62" style:family="paragraph" style:parent-style-name="Text_20_body">
      <style:text-properties style:font-name="方正仿宋_GBK" fo:font-size="12pt" officeooo:rsid="005f2708" officeooo:paragraph-rsid="00c6fe03" style:font-name-asian="方正仿宋_GBK" style:font-size-asian="12pt" style:font-size-complex="12pt"/>
    </style:style>
    <style:style style:name="P63" style:family="paragraph" style:parent-style-name="Text_20_body" style:list-style-name="L15">
      <style:text-properties style:font-name="方正仿宋_GBK" fo:font-size="12pt" officeooo:paragraph-rsid="00c6fe03" style:font-name-asian="方正仿宋_GBK" style:font-size-asian="12pt" style:font-size-complex="12pt"/>
    </style:style>
    <style:style style:name="P64" style:family="paragraph" style:parent-style-name="Text_20_body" style:list-style-name="L16">
      <style:text-properties style:font-name="方正仿宋_GBK" fo:font-size="12pt" officeooo:paragraph-rsid="00c6fe03" style:font-name-asian="方正仿宋_GBK" style:font-size-asian="12pt" style:font-size-complex="12pt"/>
    </style:style>
    <style:style style:name="P65" style:family="paragraph" style:parent-style-name="Text_20_body">
      <style:text-properties style:font-name="方正仿宋_GBK" fo:font-size="12pt" officeooo:rsid="0063caa0" officeooo:paragraph-rsid="00c6fe03" style:font-name-asian="方正仿宋_GBK" style:font-size-asian="12pt" style:font-size-complex="12pt"/>
    </style:style>
    <style:style style:name="P66" style:family="paragraph" style:parent-style-name="Text_20_body">
      <style:text-properties style:font-name="方正仿宋_GBK" fo:font-size="12pt" officeooo:rsid="006425d5" officeooo:paragraph-rsid="00c6fe03" style:font-name-asian="方正仿宋_GBK" style:font-size-asian="12pt" style:font-size-complex="12pt"/>
    </style:style>
    <style:style style:name="P67" style:family="paragraph" style:parent-style-name="Text_20_body">
      <style:text-properties style:font-name="方正仿宋_GBK" fo:font-size="12pt" officeooo:rsid="006cabfa" officeooo:paragraph-rsid="00c6fe03" style:font-name-asian="方正仿宋_GBK" style:font-size-asian="12pt" style:font-size-complex="12pt"/>
    </style:style>
    <style:style style:name="P68" style:family="paragraph" style:parent-style-name="Text_20_body">
      <style:text-properties style:font-name="方正仿宋_GBK" fo:font-size="12pt" officeooo:rsid="013b11bc" officeooo:paragraph-rsid="00c6fe03" style:font-name-asian="方正仿宋_GBK" style:font-size-asian="12pt" style:font-size-complex="12pt"/>
    </style:style>
    <style:style style:name="P69" style:family="paragraph" style:parent-style-name="Text_20_body">
      <style:text-properties style:font-name="方正仿宋_GBK" fo:font-size="12pt" officeooo:rsid="00d0cf6b" officeooo:paragraph-rsid="00c6fe03" style:font-name-asian="方正仿宋_GBK" style:font-size-asian="12pt" style:font-size-complex="12pt"/>
    </style:style>
    <style:style style:name="P70" style:family="paragraph" style:parent-style-name="Text_20_body">
      <style:text-properties style:font-name="方正仿宋_GBK" fo:font-size="12pt" officeooo:rsid="00d3e832" officeooo:paragraph-rsid="00c6fe03" style:font-name-asian="方正仿宋_GBK" style:font-size-asian="12pt" style:font-size-complex="12pt"/>
    </style:style>
    <style:style style:name="P71" style:family="paragraph" style:parent-style-name="Text_20_body">
      <style:text-properties style:font-name="方正仿宋_GBK" fo:font-size="12pt" officeooo:rsid="00d2ceb4" officeooo:paragraph-rsid="00c6fe03" style:font-name-asian="方正仿宋_GBK" style:font-size-asian="12pt" style:font-size-complex="12pt"/>
    </style:style>
    <style:style style:name="P72" style:family="paragraph" style:parent-style-name="Text_20_body">
      <style:text-properties style:font-name="方正仿宋_GBK" fo:font-size="12pt" officeooo:rsid="00d4ee44" officeooo:paragraph-rsid="00c6fe03" style:font-name-asian="方正仿宋_GBK" style:font-size-asian="12pt" style:font-size-complex="12pt"/>
    </style:style>
    <style:style style:name="P73" style:family="paragraph" style:parent-style-name="Text_20_body" style:list-style-name="L18">
      <style:text-properties style:font-name="方正仿宋_GBK" fo:font-size="12pt" officeooo:rsid="00d4ee44" officeooo:paragraph-rsid="00c6fe03" style:font-name-asian="方正仿宋_GBK" style:font-size-asian="12pt" style:font-size-complex="12pt"/>
    </style:style>
    <style:style style:name="P74" style:family="paragraph" style:parent-style-name="Text_20_body" style:list-style-name="L18">
      <style:text-properties style:font-name="方正仿宋_GBK" fo:font-size="12pt" officeooo:paragraph-rsid="00c6fe03" style:font-name-asian="方正仿宋_GBK" style:font-size-asian="12pt" style:font-size-complex="12pt"/>
    </style:style>
    <style:style style:name="P75" style:family="paragraph" style:parent-style-name="Text_20_body" style:list-style-name="L19">
      <style:text-properties style:font-name="方正仿宋_GBK" fo:font-size="12pt" officeooo:paragraph-rsid="00c6fe03" style:font-name-asian="方正仿宋_GBK" style:font-size-asian="12pt" style:font-size-complex="12pt"/>
    </style:style>
    <style:style style:name="P76" style:family="paragraph" style:parent-style-name="Text_20_body">
      <style:text-properties style:font-name="方正仿宋_GBK" fo:font-size="12pt" officeooo:rsid="00dbd95e" officeooo:paragraph-rsid="00c6fe03" style:font-name-asian="方正仿宋_GBK" style:font-size-asian="12pt" style:font-size-complex="12pt"/>
    </style:style>
    <style:style style:name="P77" style:family="paragraph" style:parent-style-name="Text_20_body" style:list-style-name="L20">
      <style:text-properties style:font-name="方正仿宋_GBK" fo:font-size="12pt" officeooo:paragraph-rsid="00c6fe03" style:font-name-asian="方正仿宋_GBK" style:font-size-asian="12pt" style:font-size-complex="12pt"/>
    </style:style>
    <style:style style:name="P78" style:family="paragraph" style:parent-style-name="Text_20_body">
      <style:text-properties style:font-name="方正仿宋_GBK" fo:font-size="12pt" officeooo:rsid="013fad4e" officeooo:paragraph-rsid="00c6fe03" style:font-name-asian="方正仿宋_GBK" style:font-size-asian="12pt" style:font-size-complex="12pt"/>
    </style:style>
    <style:style style:name="P79" style:family="paragraph" style:parent-style-name="Text_20_body">
      <style:text-properties style:font-name="方正仿宋_GBK" fo:font-size="12pt" officeooo:rsid="014657a1" officeooo:paragraph-rsid="00c6fe03" style:font-name-asian="方正仿宋_GBK" style:font-size-asian="12pt" style:font-size-complex="12pt"/>
    </style:style>
    <style:style style:name="P80" style:family="paragraph" style:parent-style-name="Text_20_body" style:list-style-name="L21">
      <style:text-properties style:font-name="方正仿宋_GBK" fo:font-size="12pt" officeooo:paragraph-rsid="00c6fe03" style:font-name-asian="方正仿宋_GBK" style:font-size-asian="12pt" style:font-size-complex="12pt"/>
    </style:style>
    <style:style style:name="P81" style:family="paragraph" style:parent-style-name="Text_20_body">
      <style:text-properties officeooo:paragraph-rsid="00c6b284"/>
    </style:style>
    <style:style style:name="P82" style:family="paragraph" style:parent-style-name="Text_20_body">
      <style:text-properties fo:font-size="12pt" style:font-size-asian="12pt" style:font-size-complex="12pt"/>
    </style:style>
    <style:style style:name="P83" style:family="paragraph" style:parent-style-name="Text_20_body">
      <style:text-properties fo:font-size="12pt" officeooo:paragraph-rsid="00c6fe03" style:font-size-asian="12pt" style:font-size-complex="12pt"/>
    </style:style>
    <style:style style:name="P84" style:family="paragraph" style:parent-style-name="Text_20_body" style:list-style-name="L6">
      <style:text-properties fo:font-size="12pt" officeooo:paragraph-rsid="00c6fe03" style:font-size-asian="12pt" style:font-size-complex="12pt"/>
    </style:style>
    <style:style style:name="P85" style:family="paragraph" style:parent-style-name="Text_20_body">
      <style:text-properties fo:font-size="12pt" officeooo:rsid="0134a02e" officeooo:paragraph-rsid="00c6fe03" style:font-size-asian="12pt" style:font-size-complex="12pt"/>
    </style:style>
    <style:style style:name="P86" style:family="paragraph" style:parent-style-name="Text_20_body" style:list-style-name="L17">
      <style:text-properties fo:font-size="12pt" officeooo:paragraph-rsid="00c6fe03" style:font-size-asian="12pt" style:font-size-complex="12pt"/>
    </style:style>
    <style:style style:name="P87" style:family="paragraph" style:parent-style-name="Text_20_body">
      <style:text-properties fo:font-size="12pt" officeooo:paragraph-rsid="00cbc64e" style:font-size-asian="12pt" style:font-size-complex="12pt"/>
    </style:style>
    <style:style style:name="P88" style:family="paragraph" style:parent-style-name="Text_20_body">
      <style:text-properties fo:font-size="12pt" officeooo:rsid="00313456" officeooo:paragraph-rsid="00c6fe03" style:font-name-asian="方正仿宋_GBK" style:font-size-asian="12pt" style:font-size-complex="12pt"/>
    </style:style>
    <style:style style:name="P89" style:family="paragraph" style:parent-style-name="Text_20_body">
      <style:text-properties officeooo:paragraph-rsid="00c6fe03"/>
    </style:style>
    <style:style style:name="P90" style:family="paragraph" style:parent-style-name="Text_20_body">
      <style:text-properties officeooo:rsid="005cca0d" officeooo:paragraph-rsid="00c6fe03"/>
    </style:style>
    <style:style style:name="P91" style:family="paragraph" style:parent-style-name="Text_20_body">
      <style:text-properties officeooo:rsid="005f2708" officeooo:paragraph-rsid="00c6fe03"/>
    </style:style>
    <style:style style:name="P92" style:family="paragraph" style:parent-style-name="Text_20_body">
      <style:text-properties officeooo:rsid="00608a6e" officeooo:paragraph-rsid="00c6fe03"/>
    </style:style>
    <style:style style:name="P93" style:family="paragraph" style:parent-style-name="Text_20_body">
      <style:text-properties officeooo:rsid="013fad4e" officeooo:paragraph-rsid="00c6fe03"/>
    </style:style>
    <style:style style:name="P94" style:family="paragraph" style:parent-style-name="Text_20_body">
      <style:text-properties officeooo:paragraph-rsid="00cbc64e"/>
    </style:style>
    <style:style style:name="P95" style:family="paragraph" style:parent-style-name="Text_20_body">
      <style:paragraph-properties fo:margin-left="0cm" fo:margin-right="0cm" fo:text-indent="0cm" style:auto-text-indent="false"/>
      <style:text-properties fo:font-size="12pt" officeooo:paragraph-rsid="00b87c73" style:font-size-asian="12pt" style:font-size-complex="12pt"/>
    </style:style>
    <style:style style:name="P96" style:family="paragraph" style:parent-style-name="Text_20_body">
      <style:paragraph-properties fo:margin-left="0cm" fo:margin-right="0cm" fo:text-indent="0cm" style:auto-text-indent="false"/>
      <style:text-properties fo:font-size="12pt" officeooo:rsid="00d5e4f7" officeooo:paragraph-rsid="00b87c73" style:font-size-asian="12pt" style:font-size-complex="12pt"/>
    </style:style>
    <style:style style:name="P97" style:family="paragraph" style:parent-style-name="Text_20_body">
      <style:paragraph-properties fo:margin-left="0cm" fo:margin-right="0cm" fo:text-indent="0cm" style:auto-text-indent="false"/>
      <style:text-properties style:font-name="方正仿宋_GBK" fo:font-size="12pt" officeooo:rsid="00da36f2" officeooo:paragraph-rsid="00c6fe03" style:font-name-asian="方正仿宋_GBK" style:font-size-asian="12pt" style:font-size-complex="12pt"/>
    </style:style>
    <style:style style:name="P98"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方正仿宋_GBK" fo:font-size="12pt" fo:font-style="normal" fo:text-shadow="none" style:text-underline-style="none" fo:font-weight="normal" officeooo:paragraph-rsid="00c6fe03" style:font-name-asian="方正仿宋_GBK"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paragraph-properties fo:margin-left="0cm" fo:margin-right="0cm" fo:text-indent="0cm" style:auto-text-indent="false"/>
      <style:text-properties style:font-name="方正仿宋_GBK" fo:font-size="12pt" officeooo:rsid="00da36f2" officeooo:paragraph-rsid="0075e923" style:font-name-asian="方正仿宋_GBK" style:font-size-asian="12pt" style:font-size-complex="12pt"/>
    </style:style>
    <style:style style:name="P100"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101" style:family="paragraph" style:parent-style-name="Standard">
      <style:text-properties style:font-name="Calibri" fo:font-size="16pt" fo:language="en" fo:country="US" officeooo:rsid="001ee703" officeooo:paragraph-rsid="00c6b284" style:letter-kerning="true" style:font-name-asian="å®‹ä½“" style:font-size-asian="14pt" style:language-asian="zh" style:country-asian="CN" style:font-name-complex="Calibri1" style:font-size-complex="16pt"/>
    </style:style>
    <style:style style:name="P102" style:family="paragraph" style:parent-style-name="Standard">
      <style:text-properties style:font-name="Calibri" fo:font-size="16pt" fo:language="en" fo:country="US" officeooo:rsid="00287d98" officeooo:paragraph-rsid="00c6b284" style:letter-kerning="true" style:font-name-asian="å®‹ä½“" style:font-size-asian="14pt" style:language-asian="zh" style:country-asian="CN" style:font-name-complex="Calibri1" style:font-size-complex="16pt"/>
    </style:style>
    <style:style style:name="P103" style:family="paragraph" style:parent-style-name="Standard">
      <style:text-properties officeooo:rsid="0038d664" officeooo:paragraph-rsid="00c6fe03"/>
    </style:style>
    <style:style style:name="P104" style:family="paragraph" style:parent-style-name="Standard">
      <style:text-properties style:font-name="方正仿宋_GBK" fo:font-size="12pt" officeooo:paragraph-rsid="00c6b284" style:font-name-asian="方正仿宋_GBK" style:font-size-asian="12pt" style:font-size-complex="12pt"/>
    </style:style>
    <style:style style:name="P105" style:family="paragraph" style:parent-style-name="Standard">
      <style:text-properties style:font-name="方正仿宋_GBK" fo:font-size="12pt" officeooo:rsid="0038d664" officeooo:paragraph-rsid="00c6fe03" style:font-name-asian="方正仿宋_GBK" style:font-size-asian="12pt" style:font-size-complex="12pt"/>
    </style:style>
    <style:style style:name="P106" style:family="paragraph" style:parent-style-name="Heading_20_1">
      <style:text-properties officeooo:rsid="008ec4fb" officeooo:paragraph-rsid="008ec4fb"/>
    </style:style>
    <style:style style:name="P107" style:family="paragraph" style:parent-style-name="Heading_20_1">
      <style:text-properties officeooo:rsid="00ac398a" officeooo:paragraph-rsid="00c6fe03"/>
    </style:style>
    <style:style style:name="P108" style:family="paragraph" style:parent-style-name="Heading_20_1">
      <style:text-properties officeooo:paragraph-rsid="00c6fe03"/>
    </style:style>
    <style:style style:name="P109" style:family="paragraph" style:parent-style-name="Heading_20_1">
      <style:text-properties officeooo:paragraph-rsid="00cba275"/>
    </style:style>
    <style:style style:name="P110" style:family="paragraph" style:parent-style-name="Heading_20_1">
      <style:paragraph-properties fo:margin-left="0cm" fo:margin-right="0cm" fo:text-align="start" style:justify-single-word="false" fo:text-indent="0cm" style:auto-text-indent="false"/>
      <style:text-properties officeooo:paragraph-rsid="00a2298b"/>
    </style:style>
    <style:style style:name="P111" style:family="paragraph" style:parent-style-name="Heading_20_3">
      <style:text-properties officeooo:paragraph-rsid="00c6fe03"/>
    </style:style>
    <style:style style:name="P112" style:family="paragraph" style:parent-style-name="Heading_20_3">
      <style:text-properties style:font-name="方正仿宋_GBK" fo:font-size="12pt" style:font-name-asian="方正仿宋_GBK" style:font-size-asian="12pt" style:font-size-complex="12pt"/>
    </style:style>
    <style:style style:name="P113" style:family="paragraph" style:parent-style-name="Heading_20_3">
      <style:text-properties officeooo:paragraph-rsid="00cbc64e"/>
    </style:style>
    <style:style style:name="P114" style:family="paragraph" style:parent-style-name="摘要" style:list-style-name="L1">
      <style:text-properties officeooo:paragraph-rsid="0068584e"/>
    </style:style>
    <style:style style:name="P115" style:family="paragraph" style:parent-style-name="Contents_20_1">
      <style:paragraph-properties>
        <style:tab-stops>
          <style:tab-stop style:position="17cm" style:type="right" style:leader-style="dotted" style:leader-text="."/>
        </style:tab-stops>
      </style:paragraph-properties>
    </style:style>
    <style:style style:name="P116" style:family="paragraph" style:parent-style-name="Contents_20_2">
      <style:paragraph-properties>
        <style:tab-stops>
          <style:tab-stop style:position="16.501cm" style:type="right" style:leader-style="dotted" style:leader-text="."/>
        </style:tab-stops>
      </style:paragraph-properties>
    </style:style>
    <style:style style:name="P117" style:family="paragraph" style:parent-style-name="Contents_20_3">
      <style:paragraph-properties>
        <style:tab-stops>
          <style:tab-stop style:position="16.002cm" style:type="right" style:leader-style="dotted" style:leader-text="."/>
        </style:tab-stops>
      </style:paragraph-properties>
    </style:style>
    <style:style style:name="P118" style:family="paragraph" style:parent-style-name="表格正文">
      <style:paragraph-properties fo:text-align="center" style:justify-single-word="false"/>
      <style:text-properties fo:font-size="12pt" officeooo:paragraph-rsid="00c6b284" style:font-size-asian="12pt" style:font-size-complex="12pt"/>
    </style:style>
    <style:style style:name="P119" style:family="paragraph" style:parent-style-name="表格正文">
      <style:text-properties fo:font-size="12pt" officeooo:rsid="009d5035" officeooo:paragraph-rsid="00c6b284" style:font-size-asian="12pt" style:font-size-complex="12pt"/>
    </style:style>
    <style:style style:name="P120" style:family="paragraph" style:parent-style-name="表格正文">
      <style:paragraph-properties fo:text-align="center" style:justify-single-word="false"/>
      <style:text-properties fo:font-size="12pt" officeooo:rsid="00a14d2f" officeooo:paragraph-rsid="00c6b284" style:font-size-asian="12pt" style:font-size-complex="12pt"/>
    </style:style>
    <style:style style:name="P121" style:family="paragraph" style:parent-style-name="表格正文">
      <style:paragraph-properties fo:text-align="center" style:justify-single-word="false"/>
      <style:text-properties fo:font-size="12pt" officeooo:rsid="00a31121" officeooo:paragraph-rsid="00c6b284" style:font-size-asian="12pt" style:font-size-complex="12pt"/>
    </style:style>
    <style:style style:name="P122" style:family="paragraph" style:parent-style-name="表格正文">
      <style:paragraph-properties fo:text-align="center" style:justify-single-word="false"/>
      <style:text-properties fo:font-size="12pt" officeooo:rsid="00a44b4e" officeooo:paragraph-rsid="00c6b284" style:font-size-asian="12pt" style:font-size-complex="12pt"/>
    </style:style>
    <style:style style:name="P123" style:family="paragraph" style:parent-style-name="表格正文">
      <style:text-properties fo:font-size="12pt" officeooo:paragraph-rsid="00c6b284" style:font-size-asian="12pt" style:font-size-complex="12pt"/>
    </style:style>
    <style:style style:name="P124" style:family="paragraph" style:parent-style-name="Contents_20_4">
      <style:paragraph-properties>
        <style:tab-stops>
          <style:tab-stop style:position="15.503cm" style:type="right" style:leader-style="dotted" style:leader-text="."/>
        </style:tab-stops>
      </style:paragraph-properties>
    </style:style>
    <style:style style:name="P125" style:family="paragraph" style:parent-style-name="Heading_20_2">
      <style:text-properties officeooo:rsid="0091b388" officeooo:paragraph-rsid="0091b388"/>
    </style:style>
    <style:style style:name="P126" style:family="paragraph" style:parent-style-name="Heading_20_2">
      <style:text-properties fo:font-size="14pt" fo:font-weight="bold" style:font-name-asian="方正仿宋_GBK" style:font-size-asian="14pt" style:font-weight-asian="bold" style:font-size-complex="14pt" style:font-weight-complex="bold"/>
    </style:style>
    <style:style style:name="P127" style:family="paragraph" style:parent-style-name="Heading_20_2">
      <style:text-properties fo:font-size="14pt" fo:font-weight="bold" officeooo:paragraph-rsid="00c6fe03" style:font-size-asian="14pt" style:font-weight-asian="bold" style:font-size-complex="14pt" style:font-weight-complex="bold"/>
    </style:style>
    <style:style style:name="P128" style:family="paragraph" style:parent-style-name="Heading_20_2">
      <style:text-properties officeooo:paragraph-rsid="00c6b284"/>
    </style:style>
    <style:style style:name="P129" style:family="paragraph" style:parent-style-name="Heading_20_2">
      <style:text-properties fo:font-weight="bold" style:font-name-asian="方正仿宋_GBK" style:font-weight-asian="bold" style:font-weight-complex="bold"/>
    </style:style>
    <style:style style:name="P130" style:family="paragraph" style:parent-style-name="Heading_20_2">
      <style:text-properties officeooo:paragraph-rsid="00c6fe03"/>
    </style:style>
    <style:style style:name="P131" style:family="paragraph" style:parent-style-name="Heading_20_2">
      <style:text-properties officeooo:rsid="00bc7f40" officeooo:paragraph-rsid="00c6fe03"/>
    </style:style>
    <style:style style:name="P132" style:family="paragraph" style:parent-style-name="Heading_20_2">
      <style:text-properties officeooo:rsid="00d3e832" officeooo:paragraph-rsid="00c6fe03"/>
    </style:style>
    <style:style style:name="P133" style:family="paragraph" style:parent-style-name="Heading_20_2">
      <style:text-properties style:font-name="方正仿宋_GBK" fo:font-size="12pt" officeooo:paragraph-rsid="00c6fe03" style:font-name-asian="方正仿宋_GBK" style:font-size-asian="12pt" style:font-size-complex="12pt"/>
    </style:style>
    <style:style style:name="P134" style:family="paragraph" style:parent-style-name="Table_20_Contents" style:list-style-name="List_20_1">
      <style:text-properties officeooo:paragraph-rsid="00a2298b"/>
    </style:style>
    <style:style style:name="P135" style:family="paragraph" style:parent-style-name="Table_20_Contents" style:list-style-name="List_20_1">
      <style:text-properties officeooo:rsid="00b7a9a3" officeooo:paragraph-rsid="00b7a9a3"/>
    </style:style>
    <style:style style:name="P136" style:family="paragraph" style:parent-style-name="Table_20_Contents">
      <style:text-properties fo:font-size="12pt" style:font-size-asian="12pt" style:font-size-complex="12pt"/>
    </style:style>
    <style:style style:name="P137" style:family="paragraph" style:parent-style-name="Table_20_Contents">
      <style:text-properties fo:font-size="12pt" officeooo:rsid="010ae5ee" officeooo:paragraph-rsid="00c6fe03" style:font-size-asian="12pt" style:font-size-complex="12pt"/>
    </style:style>
    <style:style style:name="P138" style:family="paragraph" style:parent-style-name="Table_20_Contents" style:list-style-name="L5">
      <style:text-properties style:font-name="方正仿宋_GBK" fo:font-size="12pt" officeooo:paragraph-rsid="00c6b284" style:font-name-asian="方正仿宋_GBK" style:font-size-asian="12pt" style:font-size-complex="12pt"/>
    </style:style>
    <style:style style:name="P139" style:family="paragraph" style:parent-style-name="Table_20_Contents">
      <style:text-properties style:font-name="方正仿宋_GBK" fo:font-size="12pt" officeooo:paragraph-rsid="00c6fe03" style:font-name-asian="方正仿宋_GBK" style:font-size-asian="12pt" style:font-size-complex="12pt"/>
    </style:style>
    <style:style style:name="P140" style:family="paragraph" style:parent-style-name="Table_20_Contents">
      <style:text-properties style:font-name="方正仿宋_GBK" fo:font-size="12pt" officeooo:rsid="0031491f" officeooo:paragraph-rsid="00c6fe03" style:font-name-asian="方正仿宋_GBK" style:font-size-asian="12pt" style:font-size-complex="12pt"/>
    </style:style>
    <style:style style:name="P141" style:family="paragraph" style:parent-style-name="Table_20_Contents">
      <style:text-properties style:font-name="方正仿宋_GBK" fo:font-size="12pt" officeooo:rsid="00a3c4f3" officeooo:paragraph-rsid="00c6fe03" style:font-name-asian="方正仿宋_GBK" style:font-size-asian="12pt" style:font-size-complex="12pt"/>
    </style:style>
    <style:style style:name="P142" style:family="paragraph" style:parent-style-name="Table_20_Contents">
      <style:text-properties style:font-name="方正仿宋_GBK" fo:font-size="14pt" fo:font-weight="normal" officeooo:rsid="00bb2511" officeooo:paragraph-rsid="00b87c73" style:font-name-asian="方正仿宋_GBK" style:font-size-asian="14pt" style:font-weight-asian="normal" style:font-size-complex="14pt" style:font-weight-complex="normal"/>
    </style:style>
    <style:style style:name="P143" style:family="paragraph" style:parent-style-name="Table_20_Contents">
      <style:paragraph-properties fo:text-align="start" style:justify-single-word="false"/>
      <style:text-properties fo:font-size="14pt" fo:font-weight="bold" officeooo:paragraph-rsid="00c6b284" style:font-size-asian="14pt" style:font-weight-asian="bold" style:font-size-complex="14pt" style:font-weight-complex="bold"/>
    </style:style>
    <style:style style:name="P144" style:family="paragraph" style:parent-style-name="Table_20_Contents">
      <style:text-properties fo:font-size="14pt" fo:font-weight="normal" officeooo:rsid="00d5e4f7" officeooo:paragraph-rsid="00b87c73" style:font-name-asian="方正仿宋_GBK" style:font-size-asian="14pt" style:font-weight-asian="normal" style:font-size-complex="14pt" style:font-weight-complex="normal"/>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6b284" style:font-name-asian="方正仿宋_GBK"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9b2d" officeooo:paragraph-rsid="00c6b284" style:font-name-asian="方正仿宋_GBK"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方正仿宋_GBK" fo:font-size="12pt" fo:font-style="normal" fo:text-shadow="none" style:text-underline-style="none" fo:font-weight="normal" officeooo:paragraph-rsid="00c6b284" style:font-name-asian="方正仿宋_GBK"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方正仿宋_GBK" fo:font-size="12pt" fo:font-style="normal" fo:text-shadow="none" style:text-underline-style="none" fo:font-weight="normal" officeooo:paragraph-rsid="00c6fe03" style:font-name-asian="方正仿宋_GBK"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方正仿宋_GBK" fo:font-size="12pt" fo:font-style="normal" fo:text-shadow="none" style:text-underline-style="none" fo:font-weight="normal" officeooo:rsid="0052d278" officeooo:paragraph-rsid="00c6b284" style:font-name-asian="方正仿宋_GBK"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方正仿宋_GBK" fo:font-size="12pt" fo:font-style="normal" fo:text-shadow="none" style:text-underline-style="none" fo:font-weight="normal" officeooo:rsid="0051f08a" officeooo:paragraph-rsid="00c6b284" style:font-name-asian="方正仿宋_GBK"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方正仿宋_GBK" fo:font-size="12pt" fo:font-style="normal" fo:text-shadow="none" style:text-underline-style="none" fo:font-weight="normal" officeooo:rsid="004e3b87" officeooo:paragraph-rsid="00c6b284" style:font-name-asian="方正仿宋_GBK"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方正仿宋_GBK" fo:font-size="12pt" fo:font-style="normal" fo:text-shadow="none" style:text-underline-style="none" fo:font-weight="normal" officeooo:rsid="0054110e" officeooo:paragraph-rsid="00c6b284" style:font-name-asian="方正仿宋_GBK"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方正仿宋_GBK" fo:font-size="12pt" fo:font-style="normal" fo:text-shadow="none" style:text-underline-style="none" fo:font-weight="normal" officeooo:rsid="00538a98" officeooo:paragraph-rsid="00c6b284" style:font-name-asian="方正仿宋_GBK"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方正仿宋_GBK" fo:font-size="12pt" fo:font-style="normal" fo:text-shadow="none" style:text-underline-style="none" fo:font-weight="normal" officeooo:rsid="0050d585" officeooo:paragraph-rsid="00c6b284" style:font-name-asian="方正仿宋_GBK"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style:text-outline="false" style:text-line-through-style="none" style:text-line-through-type="none" style:font-name="方正仿宋_GBK" fo:font-size="12pt" fo:font-style="normal" fo:text-shadow="none" style:text-underline-style="none" fo:font-weight="normal" officeooo:rsid="0051eb7c" officeooo:paragraph-rsid="00c6b284" style:font-name-asian="方正仿宋_GBK"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style:text-outline="false" style:text-line-through-style="none" style:text-line-through-type="none" style:font-name="方正仿宋_GBK" fo:font-size="12pt" fo:font-style="normal" fo:text-shadow="none" style:text-underline-style="none" fo:font-weight="normal" officeooo:rsid="00409b2d" officeooo:paragraph-rsid="00c6b284" style:font-name-asian="方正仿宋_GBK"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方正仿宋_GBK" fo:font-size="12pt" fo:font-style="normal" fo:text-shadow="none" style:text-underline-style="none" fo:font-weight="normal" officeooo:rsid="002acfc2" officeooo:paragraph-rsid="00c6b284" style:font-name-asian="方正仿宋_GBK"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方正仿宋_GBK" fo:font-size="12pt" fo:font-style="normal" fo:text-shadow="none" style:text-underline-style="none" fo:font-weight="normal" officeooo:rsid="00385811" officeooo:paragraph-rsid="00c6b284" style:font-name-asian="方正仿宋_GBK"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方正仿宋_GBK" fo:font-size="12pt" fo:font-style="normal" fo:text-shadow="none" style:text-underline-style="none" fo:font-weight="normal" officeooo:rsid="005c5da3" officeooo:paragraph-rsid="00c6b284" style:font-name-asian="方正仿宋_GBK"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方正仿宋_GBK" fo:font-size="12pt" fo:font-style="normal" fo:text-shadow="none" style:text-underline-style="none" fo:font-weight="normal" officeooo:rsid="005e4b93" officeooo:paragraph-rsid="00c6b284" style:font-name-asian="方正仿宋_GBK"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方正仿宋_GBK" fo:font-size="12pt" fo:font-style="normal" fo:text-shadow="none" style:text-underline-style="none" fo:font-weight="normal" officeooo:rsid="004a392a" officeooo:paragraph-rsid="00c6b284" style:font-name-asian="方正仿宋_GBK"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style:text-outline="false" style:text-line-through-style="none" style:text-line-through-type="none" style:font-name="方正仿宋_GBK" fo:font-size="12pt" fo:font-style="normal" fo:text-shadow="none" style:text-underline-style="none" fo:font-weight="normal" officeooo:rsid="004725fa" officeooo:paragraph-rsid="00c6b284" style:font-name-asian="方正仿宋_GBK"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style:text-outline="false" style:text-line-through-style="none" style:text-line-through-type="none" style:font-name="方正仿宋_GBK" fo:font-size="12pt" fo:font-style="normal" fo:text-shadow="none" style:text-underline-style="none" fo:font-weight="normal" officeooo:rsid="004832e9" officeooo:paragraph-rsid="00c6b284" style:font-name-asian="方正仿宋_GBK"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style:text-outline="false" style:text-line-through-style="none" style:text-line-through-type="none" style:font-name="方正仿宋_GBK" fo:font-size="12pt" fo:font-style="normal" fo:text-shadow="none" style:text-underline-style="none" fo:font-weight="normal" officeooo:rsid="0131af21" officeooo:paragraph-rsid="00c6fe03" style:font-name-asian="方正仿宋_GBK"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style:text-outline="false" style:text-line-through-style="none" style:text-line-through-type="none" style:font-name="方正仿宋_GBK" fo:font-size="12pt" fo:font-style="normal" fo:text-shadow="none" style:text-underline-style="none" fo:font-weight="normal" officeooo:rsid="009f6fc8" officeooo:paragraph-rsid="00c6fe03" style:font-name-asian="方正仿宋_GBK"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style:text-outline="false" style:text-line-through-style="none" style:text-line-through-type="none" style:font-name="方正仿宋_GBK" fo:font-size="12pt" fo:font-style="normal" fo:text-shadow="none" style:text-underline-style="none" fo:font-weight="normal" officeooo:rsid="004bdecb" officeooo:paragraph-rsid="00c6b284" style:font-name-asian="方正仿宋_GBK"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style:text-outline="false" style:text-line-through-style="none" style:text-line-through-type="none" style:font-name="方正仿宋_GBK" fo:font-size="12pt" fo:font-style="normal" fo:text-shadow="none" style:text-underline-style="none" fo:font-weight="normal" officeooo:rsid="0060a95f" officeooo:paragraph-rsid="00c6b284" style:font-name-asian="方正仿宋_GBK"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text-properties style:font-name="华文黑体 - Kelvin" officeooo:rsid="00a3c4f3" officeooo:paragraph-rsid="00a3c4f3"/>
    </style:style>
    <style:style style:name="P169" style:family="paragraph" style:parent-style-name="Table_20_Contents">
      <style:paragraph-properties fo:margin-left="0cm" fo:margin-right="0cm" fo:text-indent="0cm" style:auto-text-indent="false"/>
      <style:text-properties fo:font-size="12pt" officeooo:paragraph-rsid="00c6fe03" style:font-size-asian="12pt" style:font-size-complex="12pt"/>
    </style:style>
    <style:style style:name="P170" style:family="paragraph" style:parent-style-name="Table_20_Contents">
      <style:paragraph-properties fo:margin-left="0cm" fo:margin-right="0cm" fo:text-indent="0cm" style:auto-text-indent="false"/>
      <style:text-properties style:font-name="方正仿宋_GBK" fo:font-size="12pt" officeooo:rsid="00da36f2" officeooo:paragraph-rsid="00c6fe03" style:font-name-asian="方正仿宋_GBK" style:font-size-asian="12pt" style:font-size-complex="12pt"/>
    </style:style>
    <style:style style:name="P171" style:family="paragraph" style:parent-style-name="Table_20_Contents">
      <style:paragraph-properties fo:margin-left="0cm" fo:margin-right="0cm" fo:text-indent="0cm" style:auto-text-indent="false"/>
      <style:text-properties style:font-name="方正仿宋_GBK" fo:font-size="12pt" officeooo:rsid="00da36f2" officeooo:paragraph-rsid="0075e923" style:font-name-asian="方正仿宋_GBK" style:font-size-asian="12pt" style:font-size-complex="12pt"/>
    </style:style>
    <style:style style:name="P172" style:family="paragraph" style:parent-style-name="Table_20_Contents">
      <style:paragraph-properties fo:margin-left="0cm" fo:margin-right="0cm" fo:text-indent="0cm" style:auto-text-indent="false"/>
      <style:text-properties style:font-name="方正仿宋_GBK" fo:font-size="12pt" officeooo:paragraph-rsid="0091b388" style:font-name-asian="方正仿宋_GBK" style:font-size-asian="12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68770e"/>
    </style:style>
    <style:style style:name="T3" style:family="text">
      <style:text-properties style:text-underline-style="none"/>
    </style:style>
    <style:style style:name="T4"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5" style:family="text">
      <style:text-properties fo:font-size="15pt" style:text-underline-style="solid" style:text-underline-width="auto" style:text-underline-color="font-color" fo:font-weight="normal" officeooo:rsid="0034ba23"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0365048" style:font-size-asian="15pt" style:font-weight-asian="normal" style:font-size-complex="15pt" style:font-weight-complex="normal"/>
    </style:style>
    <style:style style:name="T7" style:family="text">
      <style:text-properties fo:font-size="15pt" style:text-underline-style="solid" style:text-underline-width="auto" style:text-underline-color="font-color" fo:font-weight="normal" officeooo:rsid="0068770e" style:font-size-asian="15pt" style:font-weight-asian="normal" style:font-size-complex="15pt" style:font-weight-complex="normal"/>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officeooo:rsid="0034ba23" style:font-size-asian="15pt" style:font-size-complex="15pt"/>
    </style:style>
    <style:style style:name="T10" style:family="text">
      <style:text-properties fo:font-size="15pt" style:text-underline-style="solid" style:text-underline-width="auto" style:text-underline-color="font-color" officeooo:rsid="0068770e" style:font-size-asian="15pt" style:font-size-complex="15pt"/>
    </style:style>
    <style:style style:name="T11" style:family="text">
      <style:text-properties fo:font-size="15pt" style:text-underline-style="solid" style:text-underline-width="auto" style:text-underline-color="font-color" officeooo:rsid="00b666c7" style:font-size-asian="15pt" style:font-size-complex="15pt"/>
    </style:style>
    <style:style style:name="T12" style:family="text">
      <style:text-properties fo:font-size="15pt" style:font-size-asian="15pt" style:font-size-complex="15pt"/>
    </style:style>
    <style:style style:name="T13" style:family="text">
      <style:text-properties style:font-name="华文仿宋" fo:font-size="12pt" officeooo:rsid="00057e6b" style:font-name-asian="华文仿宋" style:font-size-asian="12pt" style:font-size-complex="12pt"/>
    </style:style>
    <style:style style:name="T14" style:family="text">
      <style:text-properties style:font-name="华文仿宋" officeooo:rsid="00057e6b" style:font-name-asian="华文仿宋"/>
    </style:style>
    <style:style style:name="T15" style:family="text">
      <style:text-properties officeooo:rsid="00322ecf"/>
    </style:style>
    <style:style style:name="T16" style:family="text">
      <style:text-properties officeooo:rsid="00c42485"/>
    </style:style>
    <style:style style:name="T17" style:family="text">
      <style:text-properties officeooo:rsid="00686276"/>
    </style:style>
    <style:style style:name="T18" style:family="text">
      <style:text-properties officeooo:rsid="0074264d"/>
    </style:style>
    <style:style style:name="T19" style:family="text">
      <style:text-properties officeooo:rsid="00d5e4f7"/>
    </style:style>
    <style:style style:name="T20" style:family="text">
      <style:text-properties officeooo:rsid="00c8edbf"/>
    </style:style>
    <style:style style:name="T21" style:family="text">
      <style:text-properties officeooo:rsid="00724887"/>
    </style:style>
    <style:style style:name="T22" style:family="text">
      <style:text-properties officeooo:rsid="00ad4c74"/>
    </style:style>
    <style:style style:name="T23" style:family="text">
      <style:text-properties officeooo:rsid="00a9c531"/>
    </style:style>
    <style:style style:name="T24" style:family="text">
      <style:text-properties officeooo:rsid="00aa4d03"/>
    </style:style>
    <style:style style:name="T25" style:family="text">
      <style:text-properties officeooo:rsid="00ac4025"/>
    </style:style>
    <style:style style:name="T26" style:family="text">
      <style:text-properties officeooo:rsid="00cce18a"/>
    </style:style>
    <style:style style:name="T27" style:family="text">
      <style:text-properties officeooo:rsid="00c74142"/>
    </style:style>
    <style:style style:name="T28" style:family="text">
      <style:text-properties officeooo:rsid="00cd73df"/>
    </style:style>
    <style:style style:name="T29" style:family="text">
      <style:text-properties officeooo:rsid="00ce6124"/>
    </style:style>
    <style:style style:name="T30" style:family="text">
      <style:text-properties officeooo:rsid="00d0a724"/>
    </style:style>
    <style:style style:name="T31" style:family="text">
      <style:text-properties officeooo:rsid="00d182b9"/>
    </style:style>
    <style:style style:name="T32" style:family="text">
      <style:text-properties fo:color="#000000" style:text-outline="false" style:text-line-through-style="none" style:text-line-through-type="none" fo:font-style="normal" fo:text-shadow="none" style:text-underline-style="none" fo:font-weight="normal" officeooo:rsid="00c74142" style:font-style-asian="normal" style:font-weight-asian="normal" style:font-style-complex="normal" style:font-weight-complex="normal" style:text-overline-style="none" style:text-overline-color="font-color"/>
    </style:style>
    <style:style style:name="T33" style:family="text">
      <style:text-properties officeooo:rsid="011bc4de"/>
    </style:style>
    <style:style style:name="T34" style:family="text">
      <style:text-properties officeooo:rsid="00dbca77"/>
    </style:style>
    <style:style style:name="T35" style:family="text">
      <style:text-properties officeooo:rsid="00e5fedd"/>
    </style:style>
    <style:style style:name="T36" style:family="text">
      <style:text-properties officeooo:rsid="00eeba85"/>
    </style:style>
    <style:style style:name="T37" style:family="text">
      <style:text-properties officeooo:rsid="00f9df37"/>
    </style:style>
    <style:style style:name="T38" style:family="text">
      <style:text-properties officeooo:rsid="00f56d98"/>
    </style:style>
    <style:style style:name="T39" style:family="text">
      <style:text-properties officeooo:rsid="0100852f"/>
    </style:style>
    <style:style style:name="T40" style:family="text">
      <style:text-properties officeooo:rsid="00effde9"/>
    </style:style>
    <style:style style:name="T41" style:family="text">
      <style:text-properties officeooo:rsid="00fef5e5"/>
    </style:style>
    <style:style style:name="T42" style:family="text">
      <style:text-properties officeooo:rsid="00fb047f"/>
    </style:style>
    <style:style style:name="T43" style:family="text">
      <style:text-properties officeooo:rsid="00e6ddf2"/>
    </style:style>
    <style:style style:name="T44" style:family="text">
      <style:text-properties officeooo:rsid="00f2c306"/>
    </style:style>
    <style:style style:name="T45" style:family="text">
      <style:text-properties officeooo:rsid="00f2e984"/>
    </style:style>
    <style:style style:name="T46" style:family="text">
      <style:text-properties officeooo:rsid="00fc0a25"/>
    </style:style>
    <style:style style:name="T47" style:family="text">
      <style:text-properties officeooo:rsid="011e59a0"/>
    </style:style>
    <style:style style:name="T48" style:family="text">
      <style:text-properties officeooo:rsid="010d0968"/>
    </style:style>
    <style:style style:name="T49" style:family="text">
      <style:text-properties officeooo:rsid="00849e9c"/>
    </style:style>
    <style:style style:name="T50" style:family="text">
      <style:text-properties officeooo:rsid="00864554"/>
    </style:style>
    <style:style style:name="T51" style:family="text">
      <style:text-properties officeooo:rsid="01065d9c"/>
    </style:style>
    <style:style style:name="T52" style:family="text">
      <style:text-properties officeooo:rsid="00883b10"/>
    </style:style>
    <style:style style:name="T53" style:family="text">
      <style:text-properties officeooo:rsid="0089429a"/>
    </style:style>
    <style:style style:name="T54" style:family="text">
      <style:text-properties officeooo:rsid="008c0c4f"/>
    </style:style>
    <style:style style:name="T55" style:family="text">
      <style:text-properties style:font-name="方正仿宋_GBK" officeooo:rsid="00da36f2" style:font-name-asian="方正仿宋_GBK"/>
    </style:style>
    <style:style style:name="T56" style:family="text">
      <style:text-properties style:font-name="方正仿宋_GBK" officeooo:rsid="00dbca77" style:font-name-asian="方正仿宋_GBK"/>
    </style:style>
    <style:style style:name="T57" style:family="text">
      <style:text-properties style:font-name-asian="FreeSans1"/>
    </style:style>
    <style:style style:name="T58" style:family="text">
      <style:text-properties officeooo:rsid="00a8652a"/>
    </style:style>
    <style:style style:name="T59" style:family="text">
      <style:text-properties officeooo:rsid="00b132b4"/>
    </style:style>
    <style:style style:name="T60" style:family="text">
      <style:text-properties fo:font-size="12pt" style:font-size-asian="12pt" style:font-size-complex="12pt"/>
    </style:style>
    <style:style style:name="T61" style:family="text">
      <style:text-properties fo:font-size="12pt" officeooo:rsid="0074264d" style:font-size-asian="12pt" style:font-size-complex="12pt"/>
    </style:style>
    <style:style style:name="T62" style:family="text">
      <style:text-properties fo:font-size="12pt" officeooo:rsid="010d0968" style:font-size-asian="12pt" style:font-size-complex="12pt"/>
    </style:style>
    <style:style style:name="T63" style:family="text">
      <style:text-properties fo:font-size="12pt" officeooo:rsid="011853d6" style:font-size-asian="12pt" style:font-size-complex="12pt"/>
    </style:style>
    <style:style style:name="T64" style:family="text">
      <style:text-properties fo:font-size="12pt" style:font-name-asian="方正仿宋_GBK" style:font-size-asian="12pt" style:font-size-complex="12pt"/>
    </style:style>
    <style:style style:name="T65" style:family="text">
      <style:text-properties style:font-name="方正仿宋_GBK" style:font-name-asian="方正仿宋_GBK"/>
    </style:style>
    <style:style style:name="T66" style:family="text">
      <style:text-properties style:font-name="方正仿宋_GBK" officeooo:rsid="007415be" style:font-name-asian="方正仿宋_GBK"/>
    </style:style>
    <style:style style:name="T67" style:family="text">
      <style:text-properties style:font-name="方正仿宋_GBK" officeooo:rsid="006ff9c4" style:font-name-asian="方正仿宋_GBK"/>
    </style:style>
    <style:style style:name="T68" style:family="text">
      <style:text-properties style:font-name="方正仿宋_GBK" officeooo:rsid="00d5e4f7" style:font-name-asian="方正仿宋_GBK"/>
    </style:style>
    <style:style style:name="T69" style:family="text">
      <style:text-properties style:font-name="方正仿宋_GBK" fo:font-size="12pt" style:font-name-asian="方正仿宋_GBK" style:font-size-asian="12pt" style:font-size-complex="12pt"/>
    </style:style>
    <style:style style:name="T70" style:family="text">
      <style:text-properties style:font-name="方正仿宋_GBK" fo:font-size="12pt" officeooo:rsid="00c8edbf" style:font-name-asian="方正仿宋_GBK" style:font-size-asian="12pt" style:font-size-complex="12pt"/>
    </style:style>
    <style:style style:name="T71" style:family="text">
      <style:text-properties style:font-name="方正仿宋_GBK" fo:font-size="12pt" officeooo:rsid="0111ae33" style:font-name-asian="方正仿宋_GBK" style:font-size-asian="12pt" style:font-size-complex="12pt"/>
    </style:style>
    <style:style style:name="T72" style:family="text">
      <style:text-properties style:font-name="方正仿宋_GBK" fo:font-size="12pt" officeooo:rsid="010b384e" style:font-name-asian="方正仿宋_GBK" style:font-size-asian="12pt" style:font-size-complex="12pt"/>
    </style:style>
    <style:style style:name="T73" style:family="text">
      <style:text-properties style:font-name="方正仿宋_GBK" fo:font-size="12pt" officeooo:rsid="00ab5501" style:font-name-asian="方正仿宋_GBK" style:font-size-asian="12pt" style:font-size-complex="12pt"/>
    </style:style>
    <style:style style:name="T74" style:family="text">
      <style:text-properties style:font-name="方正仿宋_GBK" fo:font-size="12pt" officeooo:rsid="00aced8f" style:font-name-asian="方正仿宋_GBK" style:font-size-asian="12pt" style:font-size-complex="12pt"/>
    </style:style>
    <style:style style:name="T75" style:family="text">
      <style:text-properties style:font-name="方正仿宋_GBK" fo:font-size="12pt" officeooo:rsid="00a5ab24" style:font-name-asian="方正仿宋_GBK" style:font-size-asian="12pt" style:font-size-complex="12pt"/>
    </style:style>
    <style:style style:name="T76" style:family="text">
      <style:text-properties style:font-name="方正仿宋_GBK" fo:font-size="12pt" officeooo:rsid="013b11bc" style:font-name-asian="方正仿宋_GBK" style:font-size-asian="12pt" style:font-size-complex="12pt"/>
    </style:style>
    <style:style style:name="T77" style:family="text">
      <style:text-properties style:font-name="方正仿宋_GBK" fo:font-size="12pt" officeooo:rsid="01451162" style:font-name-asian="方正仿宋_GBK" style:font-size-asian="12pt" style:font-size-complex="12pt"/>
    </style:style>
    <style:style style:name="T78" style:family="text">
      <style:text-properties style:font-name="方正仿宋_GBK" fo:font-size="12pt" officeooo:rsid="00df4c8f" style:font-name-asian="方正仿宋_GBK" style:font-size-asian="12pt" style:font-size-complex="12pt"/>
    </style:style>
    <style:style style:name="T79" style:family="text">
      <style:text-properties style:font-name-asian="方正仿宋_GBK"/>
    </style:style>
    <style:style style:name="T80" style:family="text">
      <style:text-properties officeooo:rsid="00bb2511"/>
    </style:style>
    <style:style style:name="T81" style:family="text">
      <style:text-properties fo:font-weight="bold" style:font-weight-asian="bold" style:font-weight-complex="bold"/>
    </style:style>
    <style:style style:name="T82" style:family="text">
      <style:text-properties fo:font-size="14pt" fo:font-weight="bold" style:font-name-asian="方正仿宋_GBK" style:font-size-asian="14pt" style:font-weight-asian="bold" style:font-size-complex="14pt" style:font-weight-complex="bold"/>
    </style:style>
    <style:style style:name="T83" style:family="text">
      <style:text-properties officeooo:rsid="0052d278"/>
    </style:style>
    <style:style style:name="T84" style:family="text">
      <style:text-properties officeooo:rsid="005acfcb"/>
    </style:style>
    <style:style style:name="T85" style:family="text">
      <style:text-properties officeooo:rsid="005c5da3"/>
    </style:style>
    <style:style style:name="T86" style:family="text">
      <style:text-properties officeooo:rsid="005efa57"/>
    </style:style>
    <style:style style:name="T87" style:family="text">
      <style:text-properties officeooo:rsid="004f9081"/>
    </style:style>
    <style:style style:name="T88" style:family="text">
      <style:text-properties officeooo:rsid="00509ca4"/>
    </style:style>
    <style:style style:name="T89" style:family="text">
      <style:text-properties officeooo:rsid="0050d585"/>
    </style:style>
    <style:style style:name="T90" style:family="text">
      <style:text-properties officeooo:rsid="004bdecb"/>
    </style:style>
    <style:style style:name="T91" style:family="text">
      <style:text-properties officeooo:rsid="00d78d90"/>
    </style:style>
    <style:style style:name="T92" style:family="text">
      <style:text-properties officeooo:rsid="0099fce8"/>
    </style:style>
    <style:style style:name="T93" style:family="text">
      <style:text-properties officeooo:rsid="00a03771"/>
    </style:style>
    <style:style style:name="T94" style:family="text">
      <style:text-properties officeooo:rsid="009d5035"/>
    </style:style>
    <style:style style:name="T95" style:family="text">
      <style:text-properties officeooo:rsid="00a14d2f"/>
    </style:style>
    <style:style style:name="T96" style:family="text">
      <style:text-properties officeooo:rsid="008ee051"/>
    </style:style>
    <style:style style:name="T97" style:family="text">
      <style:text-properties officeooo:rsid="009e0722"/>
    </style:style>
    <style:style style:name="T98" style:family="text">
      <style:text-properties officeooo:rsid="0094d735"/>
    </style:style>
    <style:style style:name="T99" style:family="text">
      <style:text-properties officeooo:rsid="0096451d"/>
    </style:style>
    <style:style style:name="T100" style:family="text">
      <style:text-properties officeooo:rsid="0036ce74"/>
    </style:style>
    <style:style style:name="T101" style:family="text">
      <style:text-properties officeooo:rsid="002a7685"/>
    </style:style>
    <style:style style:name="T102" style:family="text">
      <style:text-properties officeooo:rsid="0132fa95"/>
    </style:style>
    <style:style style:name="T103" style:family="text">
      <style:text-properties officeooo:rsid="004c4c10"/>
    </style:style>
    <style:style style:name="T104" style:family="text">
      <style:text-properties officeooo:rsid="005902ed"/>
    </style:style>
    <style:style style:name="T105" style:family="text">
      <style:text-properties officeooo:rsid="004c4ee9"/>
    </style:style>
    <style:style style:name="T106" style:family="text">
      <style:text-properties officeooo:rsid="013cf59d"/>
    </style:style>
    <style:style style:name="T107" style:family="text">
      <style:text-properties officeooo:rsid="0134a02e"/>
    </style:style>
    <style:style style:name="T108" style:family="text">
      <style:text-properties officeooo:rsid="0054a19e"/>
    </style:style>
    <style:style style:name="T109" style:family="text">
      <style:text-properties officeooo:rsid="005e1dad"/>
    </style:style>
    <style:style style:name="T110" style:family="text">
      <style:text-properties officeooo:rsid="013914bf"/>
    </style:style>
    <style:style style:name="T111" style:family="text">
      <style:text-properties officeooo:rsid="01385c77"/>
    </style:style>
    <style:style style:name="T112" style:family="text">
      <style:text-properties officeooo:rsid="005cca0d"/>
    </style:style>
    <style:style style:name="T113" style:family="text">
      <style:text-properties officeooo:rsid="003f5291"/>
    </style:style>
    <style:style style:name="T114" style:family="text">
      <style:text-properties officeooo:rsid="013ad5b5"/>
    </style:style>
    <style:style style:name="T115" style:family="text">
      <style:text-properties officeooo:rsid="00600b0c"/>
    </style:style>
    <style:style style:name="T116" style:family="text">
      <style:text-properties officeooo:rsid="0063caa0"/>
    </style:style>
    <style:style style:name="T117" style:family="text">
      <style:text-properties officeooo:rsid="006cabfa"/>
    </style:style>
    <style:style style:name="T118" style:family="text">
      <style:text-properties officeooo:rsid="00c9db5c"/>
    </style:style>
    <style:style style:name="T119" style:family="text">
      <style:text-properties officeooo:rsid="00ac398a"/>
    </style:style>
    <style:style style:name="T120" style:family="text">
      <style:text-properties officeooo:rsid="00ac8df3"/>
    </style:style>
    <style:style style:name="T121" style:family="text">
      <style:text-properties officeooo:rsid="00bc7f40"/>
    </style:style>
    <style:style style:name="T122" style:family="text">
      <style:text-properties officeooo:rsid="00d3e832"/>
    </style:style>
    <style:style style:name="T123" style:family="text">
      <style:text-properties officeooo:rsid="013d1105"/>
    </style:style>
    <style:style style:name="T124" style:family="text">
      <style:text-properties officeooo:rsid="00dee31d"/>
    </style:style>
    <style:style style:name="T125" style:family="text">
      <style:text-properties officeooo:rsid="00d2ceb4"/>
    </style:style>
    <style:style style:name="T126" style:family="text">
      <style:text-properties officeooo:rsid="00c7e318"/>
    </style:style>
    <style:style style:name="T127" style:family="text">
      <style:text-properties officeooo:rsid="00d4ee44"/>
    </style:style>
    <style:style style:name="T128" style:family="text">
      <style:text-properties officeooo:rsid="00dbd95e"/>
    </style:style>
    <style:style style:name="T129" style:family="text">
      <style:text-properties officeooo:rsid="01451162"/>
    </style:style>
    <style:style style:name="T130" style:family="text">
      <style:text-properties officeooo:rsid="014657a1"/>
    </style:style>
    <style:style style:name="T131" style:family="text">
      <style:text-properties officeooo:rsid="01441ac3"/>
    </style:style>
    <style:style style:name="T132" style:family="text">
      <style:text-properties officeooo:rsid="00da36f2"/>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1"/>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1"/>
      </text:list-level-style-bullet>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1"/>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1"/>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1"/>
      </text:list-level-style-bullet>
    </text:list-style>
    <text:list-style style:name="L2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number:number-style style:name="N0">
      <number:number number:min-integer-digits="1"/>
    </number:number-style>
    <number:number-style style:name="N10000" number:language="zh" number:country="CN">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span text:style-name="T17"><text:s text:c="3"/>“乐闪”小视频APP</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5"><text:span text:style-name="T12"><text:s text:c="2"/>技术小组 </text:span><text:span text:style-name="T8"><text:s text:c="11"/></text:span><text:span text:style-name="T9">se</text:span><text:span text:style-name="T11">3-se1601</text:span><text:span text:style-name="T8">小组 <text:s text:c="16"/></text:span></text:p>
      <text:p text:style-name="P3"><text:span text:style-name="T3"><text:s/>小组成员 </text:span><text:span text:style-name="T1"><text:s text:c="7"/>张</text:span><text:span text:style-name="T2">哲，蒋富豪，阳帅</text:span><text:span text:style-name="T1"> <text:s text:c="4"/></text:span></text:p>
      <text:p text:style-name="P5"><text:span text:style-name="T12"><text:s/>指导教师 </text:span><text:span text:style-name="T8"><text:s text:c="14"/></text:span><text:span text:style-name="T10">龚伟</text:span><text:span text:style-name="T8"> <text:s text:c="25"/></text:span></text:p>
      <text:p text:style-name="P5"><text:span text:style-name="T4">起止时间20</text:span><text:span text:style-name="T5">1</text:span><text:span text:style-name="T7">8</text:span><text:span text:style-name="T4">年</text:span><text:span text:style-name="T7">10</text:span><text:span text:style-name="T4">月 </text:span><text:span text:style-name="T6">～</text:span><text:span text:style-name="T4"> <text:s text:c="19"/></text:span></text:p>
      <text:p text:style-name="P2"/>
      <text:p text:style-name="P2">重庆师范大学软件工程专业</text:p>
      <text:p text:style-name="P2"/>
      <text:p text:style-name="P2"/>
      <text:p text:style-name="P2">项目地址：git@219.221.10.67:se3-se1601/Shine-with-joy.git</text:p>
      <text:h text:style-name="P7" text:outline-level="1"/>
      <text:p text:style-name="P13"/>
      <text:p text:style-name="P28"/>
      <text:p text:style-name="P28"/>
      <text:p text:style-name="P28"/>
      <text:p text:style-name="P28"/>
      <table:table table:name="表格7" table:style-name="表格7">
        <table:table-column table:style-name="表格7.A"/>
        <table:table-column table:style-name="表格7.B"/>
        <table:table-column table:style-name="表格7.C"/>
        <table:table-column table:style-name="表格7.D"/>
        <table:table-row>
          <table:table-cell table:style-name="表格7.A1" table:number-columns-spanned="4" office:value-type="string">
            <text:p text:style-name="P24">修改记录</text:p>
          </table:table-cell>
          <table:covered-table-cell/>
          <table:covered-table-cell/>
          <table:covered-table-cell/>
        </table:table-row>
        <table:table-row table:style-name="表格7.2">
          <table:table-cell table:style-name="表格7.A2" office:value-type="string">
            <text:p text:style-name="P24">日期</text:p>
          </table:table-cell>
          <table:table-cell table:style-name="表格7.A2" office:value-type="string">
            <text:p text:style-name="P24">版本</text:p>
          </table:table-cell>
          <table:table-cell table:style-name="表格7.A2" office:value-type="string">
            <text:p text:style-name="P24">描述</text:p>
          </table:table-cell>
          <table:table-cell table:style-name="表格7.D2" office:value-type="string">
            <text:p text:style-name="P24">作者</text:p>
          </table:table-cell>
        </table:table-row>
        <table:table-row table:style-name="表格7.3">
          <table:table-cell table:style-name="表格7.A2" office:value-type="string">
            <text:p text:style-name="P26">2018年10月30号</text:p>
          </table:table-cell>
          <table:table-cell table:style-name="表格7.A2" office:value-type="string">
            <text:p text:style-name="P26">0.3</text:p>
          </table:table-cell>
          <table:table-cell table:style-name="表格7.A2" office:value-type="string">
            <text:p text:style-name="P26">测试版本</text:p>
          </table:table-cell>
          <table:table-cell table:style-name="表格7.D2" office:value-type="string">
            <text:p text:style-name="P26">张哲</text:p>
          </table:table-cell>
        </table:table-row>
        <table:table-row table:style-name="表格7.4">
          <table:table-cell table:style-name="表格7.A2" office:value-type="string">
            <text:p text:style-name="P27">2018年10月31号</text:p>
          </table:table-cell>
          <table:table-cell table:style-name="表格7.A2" office:value-type="string">
            <text:p text:style-name="P26">0.4</text:p>
          </table:table-cell>
          <table:table-cell table:style-name="表格7.A2" office:value-type="string">
            <text:p text:style-name="P26">测试版本</text:p>
          </table:table-cell>
          <table:table-cell table:style-name="表格7.D2" office:value-type="string">
            <text:p text:style-name="P26">阳帅</text:p>
          </table:table-cell>
        </table:table-row>
        <table:table-row table:style-name="表格7.5">
          <table:table-cell table:style-name="表格7.A2" office:value-type="string">
            <text:p text:style-name="P25">2018年11月15号</text:p>
          </table:table-cell>
          <table:table-cell table:style-name="表格7.A2" office:value-type="string">
            <text:p text:style-name="P25">0.8</text:p>
          </table:table-cell>
          <table:table-cell table:style-name="表格7.A2" office:value-type="string">
            <text:p text:style-name="P24">重做完整版</text:p>
          </table:table-cell>
          <table:table-cell table:style-name="表格7.D2" office:value-type="string">
            <text:p text:style-name="P24">蒋富豪</text:p>
          </table:table-cell>
        </table:table-row>
        <table:table-row table:style-name="表格7.5">
          <table:table-cell table:style-name="表格7.A2" office:value-type="string">
            <text:p text:style-name="P25"/>
          </table:table-cell>
          <table:table-cell table:style-name="表格7.A2" office:value-type="string">
            <text:p text:style-name="P25"/>
          </table:table-cell>
          <table:table-cell table:style-name="表格7.A2" office:value-type="string">
            <text:p text:style-name="P24"/>
          </table:table-cell>
          <table:table-cell table:style-name="表格7.D2" office:value-type="string">
            <text:p text:style-name="P24"/>
          </table:table-cell>
        </table:table-row>
        <table:table-row table:style-name="表格7.5">
          <table:table-cell table:style-name="表格7.A2" office:value-type="string">
            <text:p text:style-name="P25"/>
          </table:table-cell>
          <table:table-cell table:style-name="表格7.A2" office:value-type="string">
            <text:p text:style-name="P25"/>
          </table:table-cell>
          <table:table-cell table:style-name="表格7.A2" office:value-type="string">
            <text:p text:style-name="P24"/>
          </table:table-cell>
          <table:table-cell table:style-name="表格7.D2" office:value-type="string">
            <text:p text:style-name="P24"/>
          </table:table-cell>
        </table:table-row>
        <table:table-row table:style-name="表格7.5">
          <table:table-cell table:style-name="表格7.A2" office:value-type="string">
            <text:p text:style-name="P25"/>
          </table:table-cell>
          <table:table-cell table:style-name="表格7.A2" office:value-type="string">
            <text:p text:style-name="P25"/>
          </table:table-cell>
          <table:table-cell table:style-name="表格7.A2" office:value-type="string">
            <text:p text:style-name="P24"/>
          </table:table-cell>
          <table:table-cell table:style-name="表格7.D2" office:value-type="string">
            <text:p text:style-name="P24"/>
          </table:table-cell>
        </table:table-row>
      </table:table>
      <text:h text:style-name="P43" text:outline-level="1"/>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目录</text:h>
          </text:index-title>
          <text:p text:style-name="P115"><text:a xlink:type="simple" xlink:href="#__RefHeading__3253_1376500826" text:style-name="Index_20_Link" text:visited-style-name="Index_20_Link">摘要<text:tab/>4</text:a></text:p>
          <text:p text:style-name="P116"><text:a xlink:type="simple" xlink:href="#__RefHeading___Toc9612_1001705051" text:style-name="Index_20_Link" text:visited-style-name="Index_20_Link">项目背景：<text:tab/>4</text:a></text:p>
          <text:p text:style-name="P116"><text:a xlink:type="simple" xlink:href="#__RefHeading___Toc9614_1001705051" text:style-name="Index_20_Link" text:visited-style-name="Index_20_Link">项目目标：<text:tab/>4</text:a></text:p>
          <text:p text:style-name="P116"><text:a xlink:type="simple" xlink:href="#__RefHeading___Toc2907_1782208018" text:style-name="Index_20_Link" text:visited-style-name="Index_20_Link">产品综述<text:tab/>5</text:a></text:p>
          <text:p text:style-name="P115"><text:a xlink:type="simple" xlink:href="#__RefHeading___Toc9616_1001705051" text:style-name="Index_20_Link" text:visited-style-name="Index_20_Link">愿景文档<text:tab/>5</text:a></text:p>
          <text:p text:style-name="P116"><text:a xlink:type="simple" xlink:href="#__RefHeading___Toc9618_1001705051" text:style-name="Index_20_Link" text:visited-style-name="Index_20_Link">问题描述<text:tab/>5</text:a></text:p>
          <text:p text:style-name="P116"><text:a xlink:type="simple" xlink:href="#__RefHeading___Toc9596_1001705051" text:style-name="Index_20_Link" text:visited-style-name="Index_20_Link">涉众类型<text:tab/>5</text:a></text:p>
          <text:p text:style-name="P117"><text:a xlink:type="simple" xlink:href="#__RefHeading___Toc983_3672568953" text:style-name="Index_20_Link" text:visited-style-name="Index_20_Link">项目涉众<text:tab/>5</text:a></text:p>
          <text:p text:style-name="P117"><text:a xlink:type="simple" xlink:href="#__RefHeading___Toc4711_3805341786" text:style-name="Index_20_Link" text:visited-style-name="Index_20_Link">系统涉众<text:tab/>6</text:a></text:p>
          <text:p text:style-name="P116"><text:a xlink:type="simple" xlink:href="#__RefHeading___Toc310_182135427" text:style-name="Index_20_Link" text:visited-style-name="Index_20_Link">用户分析<text:tab/>6</text:a></text:p>
          <text:p text:style-name="P117"><text:a xlink:type="simple" xlink:href="#__RefHeading___Toc312_182135427" text:style-name="Index_20_Link" text:visited-style-name="Index_20_Link">用户分类<text:tab/>6</text:a></text:p>
          <text:p text:style-name="P124"><text:a xlink:type="simple" xlink:href="#__RefHeading___Toc4709_3805341786" text:style-name="Index_20_Link" text:visited-style-name="Index_20_Link">直接用户<text:tab/>6</text:a></text:p>
          <text:p text:style-name="P124"><text:a xlink:type="simple" xlink:href="#__RefHeading___Toc314_182135427" text:style-name="Index_20_Link" text:visited-style-name="Index_20_Link">间接用户<text:tab/>6</text:a></text:p>
          <text:p text:style-name="P117"><text:a xlink:type="simple" xlink:href="#__RefHeading___Toc335_182135427" text:style-name="Index_20_Link" text:visited-style-name="Index_20_Link">用户角色分析<text:tab/>6</text:a></text:p>
          <text:p text:style-name="P116"><text:a xlink:type="simple" xlink:href="#__RefHeading___Toc13234_1649206321" text:style-name="Index_20_Link" text:visited-style-name="Index_20_Link">关键涉众和用户需求<text:tab/>7</text:a></text:p>
          <text:p text:style-name="P117"><text:a xlink:type="simple" xlink:href="#__RefHeading___Toc3433_1782208018" text:style-name="Index_20_Link" text:visited-style-name="Index_20_Link">竞争与替代品<text:tab/>7</text:a></text:p>
          <text:p text:style-name="P115"><text:a xlink:type="simple" xlink:href="#__RefHeading___Toc3439_1782208018" text:style-name="Index_20_Link" text:visited-style-name="Index_20_Link">产品简介<text:tab/>8</text:a></text:p>
          <text:p text:style-name="P116"><text:a xlink:type="simple" xlink:href="#__RefHeading___Toc3441_1782208018" text:style-name="Index_20_Link" text:visited-style-name="Index_20_Link">产品前景<text:tab/>8</text:a></text:p>
          <text:p text:style-name="P116"><text:a xlink:type="simple" xlink:href="#__RefHeading___Toc3259_1373992084" text:style-name="Index_20_Link" text:visited-style-name="Index_20_Link">产品定位陈述<text:tab/>8</text:a></text:p>
          <text:p text:style-name="P116"><text:a xlink:type="simple" xlink:href="#__RefHeading___Toc9598_1001705051" text:style-name="Index_20_Link" text:visited-style-name="Index_20_Link"><text:s/>完整的产品概述<text:tab/>8</text:a></text:p>
          <text:p text:style-name="P116"><text:a xlink:type="simple" xlink:href="#__RefHeading___Toc9600_1001705051" text:style-name="Index_20_Link" text:visited-style-name="Index_20_Link"><text:s/>能力总结<text:tab/>8</text:a></text:p>
          <text:p text:style-name="P115"><text:soft-page-break/><text:a xlink:type="simple" xlink:href="#__RefHeading___Toc3449_1782208018" text:style-name="Index_20_Link" text:visited-style-name="Index_20_Link">产品特性<text:tab/>9</text:a></text:p>
          <text:p text:style-name="P116"><text:a xlink:type="simple" xlink:href="#__RefHeading___Toc3469_1782208018" text:style-name="Index_20_Link" text:visited-style-name="Index_20_Link">特性列表<text:tab/>9</text:a></text:p>
          <text:p text:style-name="P115"><text:a xlink:type="simple" xlink:href="#__RefHeading___Toc9602_1001705051" text:style-name="Index_20_Link" text:visited-style-name="Index_20_Link">其他产品需求<text:tab/>10</text:a></text:p>
          <text:p text:style-name="P116"><text:a xlink:type="simple" xlink:href="#__RefHeading___Toc3451_1782208018" text:style-name="Index_20_Link" text:visited-style-name="Index_20_Link">可应用标准<text:tab/>10</text:a></text:p>
          <text:p text:style-name="P116"><text:a xlink:type="simple" xlink:href="#__RefHeading___Toc3453_1782208018" text:style-name="Index_20_Link" text:visited-style-name="Index_20_Link">系统需求<text:tab/>10</text:a></text:p>
          <text:p text:style-name="P116"><text:a xlink:type="simple" xlink:href="#__RefHeading___Toc3455_1782208018" text:style-name="Index_20_Link" text:visited-style-name="Index_20_Link">许可证及权限<text:tab/>10</text:a></text:p>
          <text:p text:style-name="P116"><text:a xlink:type="simple" xlink:href="#__RefHeading___Toc3457_1782208018" text:style-name="Index_20_Link" text:visited-style-name="Index_20_Link">性能需求<text:tab/>10</text:a></text:p>
          <text:p text:style-name="P116"><text:a xlink:type="simple" xlink:href="#__RefHeading___Toc13244_1649206321" text:style-name="Index_20_Link" text:visited-style-name="Index_20_Link">产品需求综述<text:tab/>10</text:a></text:p>
          <text:p text:style-name="P117"><text:a xlink:type="simple" xlink:href="#__RefHeading___Toc9621_1001705051" text:style-name="Index_20_Link" text:visited-style-name="Index_20_Link">偏视频社交的应用<text:tab/>10</text:a></text:p>
          <text:p text:style-name="P117"><text:a xlink:type="simple" xlink:href="#__RefHeading___Toc9623_1001705051" text:style-name="Index_20_Link" text:visited-style-name="Index_20_Link">方便,快捷<text:tab/>10</text:a></text:p>
          <text:p text:style-name="P117"><text:a xlink:type="simple" xlink:href="#__RefHeading___Toc9625_1001705051" text:style-name="Index_20_Link" text:visited-style-name="Index_20_Link">内容丰富<text:tab/>10</text:a></text:p>
          <text:p text:style-name="P115"><text:a xlink:type="simple" xlink:href="#__RefHeading___Toc9627_1001705051" text:style-name="Index_20_Link" text:visited-style-name="Index_20_Link">用况模型<text:tab/>11</text:a></text:p>
          <text:p text:style-name="P116"><text:a xlink:type="simple" xlink:href="#__RefHeading___Toc14373_1003501382" text:style-name="Index_20_Link" text:visited-style-name="Index_20_Link">术语表<text:tab/>11</text:a></text:p>
          <text:p text:style-name="P116"><text:a xlink:type="simple" xlink:href="#__RefHeading___Toc9604_1001705051" text:style-name="Index_20_Link" text:visited-style-name="Index_20_Link">参与者类别<text:tab/>11</text:a></text:p>
          <text:p text:style-name="P117"><text:a xlink:type="simple" xlink:href="#__RefHeading___Toc1584_115736649" text:style-name="Index_20_Link" text:visited-style-name="Index_20_Link">粉丝<text:tab/>11</text:a></text:p>
          <text:p text:style-name="P117"><text:a xlink:type="simple" xlink:href="#__RefHeading___Toc1588_115736649" text:style-name="Index_20_Link" text:visited-style-name="Index_20_Link">视频管理员<text:tab/>11</text:a></text:p>
          <text:p text:style-name="P117"><text:a xlink:type="simple" xlink:href="#__RefHeading___Toc1590_115736649" text:style-name="Index_20_Link" text:visited-style-name="Index_20_Link">程序工程师<text:tab/>11</text:a></text:p>
          <text:p text:style-name="P117"><text:a xlink:type="simple" xlink:href="#__RefHeading___Toc1592_115736649" text:style-name="Index_20_Link" text:visited-style-name="Index_20_Link">服务管理员<text:tab/>12</text:a></text:p>
          <text:p text:style-name="P117"><text:a xlink:type="simple" xlink:href="#__RefHeading___Toc1213_1169567744" text:style-name="Index_20_Link" text:visited-style-name="Index_20_Link">创作者<text:tab/>12</text:a></text:p>
          <text:p text:style-name="P116"><text:a xlink:type="simple" xlink:href="#__RefHeading___Toc1594_115736649" text:style-name="Index_20_Link" text:visited-style-name="Index_20_Link">用例类别<text:tab/>12</text:a></text:p>
          <text:p text:style-name="P117"><text:a xlink:type="simple" xlink:href="#__RefHeading___Toc1596_115736649" text:style-name="Index_20_Link" text:visited-style-name="Index_20_Link">主要用例<text:tab/>12</text:a></text:p>
          <text:p text:style-name="P124"><text:a xlink:type="simple" xlink:href="#__RefHeading___Toc1728_3810642074" text:style-name="Index_20_Link" text:visited-style-name="Index_20_Link">浏览<text:tab/>12</text:a></text:p>
          <text:p text:style-name="P124"><text:a xlink:type="simple" xlink:href="#__RefHeading___Toc9629_1001705051" text:style-name="Index_20_Link" text:visited-style-name="Index_20_Link">分享视频<text:tab/>12</text:a></text:p>
          <text:p text:style-name="P124"><text:a xlink:type="simple" xlink:href="#__RefHeading___Toc1734_3810642074" text:style-name="Index_20_Link" text:visited-style-name="Index_20_Link">管理账户<text:tab/>12</text:a></text:p>
          <text:p text:style-name="P117"><text:a xlink:type="simple" xlink:href="#__RefHeading___Toc10965_1001705051" text:style-name="Index_20_Link" text:visited-style-name="Index_20_Link">补充用例<text:tab/>12</text:a></text:p>
          <text:p text:style-name="P124"><text:a xlink:type="simple" xlink:href="#__RefHeading___Toc2752_3810642074" text:style-name="Index_20_Link" text:visited-style-name="Index_20_Link">运行广告业务<text:tab/>12</text:a></text:p>
          <text:p text:style-name="P124"><text:a xlink:type="simple" xlink:href="#__RefHeading___Toc2754_3810642074" text:style-name="Index_20_Link" text:visited-style-name="Index_20_Link">更新应用<text:tab/>13</text:a></text:p>
          <text:p text:style-name="P124"><text:a xlink:type="simple" xlink:href="#__RefHeading___Toc2756_3810642074" text:style-name="Index_20_Link" text:visited-style-name="Index_20_Link">修复bug<text:tab/>13</text:a></text:p>
          <text:p text:style-name="P124"><text:a xlink:type="simple" xlink:href="#__RefHeading___Toc2758_3810642074" text:style-name="Index_20_Link" text:visited-style-name="Index_20_Link">分析系统性能<text:tab/>13</text:a></text:p>
          <text:p text:style-name="P124"><text:a xlink:type="simple" xlink:href="#__RefHeading___Toc2760_3810642074" text:style-name="Index_20_Link" text:visited-style-name="Index_20_Link">审查举报视频<text:tab/>13</text:a></text:p>
          <text:p text:style-name="P124"><text:a xlink:type="simple" xlink:href="#__RefHeading___Toc2762_3810642074" text:style-name="Index_20_Link" text:visited-style-name="Index_20_Link">封锁违规账户<text:tab/>13</text:a></text:p>
          <text:p text:style-name="P117"><text:a xlink:type="simple" xlink:href="#__RefHeading___Toc10967_1001705051" text:style-name="Index_20_Link" text:visited-style-name="Index_20_Link">用例描述———浏览视频<text:tab/>13</text:a></text:p>
          <text:p text:style-name="P124"><text:a xlink:type="simple" xlink:href="#__RefHeading___Toc9606_1001705051" text:style-name="Index_20_Link" text:visited-style-name="Index_20_Link">用例图<text:tab/>13</text:a></text:p>
          <text:p text:style-name="P124"><text:a xlink:type="simple" xlink:href="#__RefHeading___Toc546_2996081547" text:style-name="Index_20_Link" text:visited-style-name="Index_20_Link">前置条件<text:tab/>13</text:a></text:p>
          <text:p text:style-name="P116"><text:a xlink:type="simple" xlink:href="#__RefHeading___Toc548_2996081547" text:style-name="Index_20_Link" text:visited-style-name="Index_20_Link">0.1. 3.4基本流<text:tab/>13</text:a></text:p>
          <text:p text:style-name="P116"><text:a xlink:type="simple" xlink:href="#__RefHeading___Toc550_2996081547" text:style-name="Index_20_Link" text:visited-style-name="Index_20_Link">0.2. 3.5备选流<text:tab/>14</text:a></text:p>
          <text:p text:style-name="P117"><text:a xlink:type="simple" xlink:href="#__RefHeading___Toc9608_1001705051" text:style-name="Index_20_Link" text:visited-style-name="Index_20_Link">1. 3.5.1 登录处理<text:tab/>14</text:a></text:p>
          <text:p text:style-name="P117"><text:a xlink:type="simple" xlink:href="#__RefHeading___Toc552_2996081547" text:style-name="Index_20_Link" text:visited-style-name="Index_20_Link">2. 3.5.1无法打开视频<text:tab/>14</text:a></text:p>
          <text:p text:style-name="P117"><text:a xlink:type="simple" xlink:href="#__RefHeading___Toc554_2996081547" text:style-name="Index_20_Link" text:visited-style-name="Index_20_Link">3. 3.5.2无法使用其它功能<text:tab/>14</text:a></text:p>
          <text:p text:style-name="P117"><text:a xlink:type="simple" xlink:href="#__RefHeading___Toc556_2996081547" text:style-name="Index_20_Link" text:visited-style-name="Index_20_Link">4. 3.5.3 关注<text:tab/>14</text:a></text:p>
          <text:p text:style-name="P117"><text:a xlink:type="simple" xlink:href="#__RefHeading___Toc576_2996081547" text:style-name="Index_20_Link" text:visited-style-name="Index_20_Link">5. 3.5.4观看视频时的操作<text:tab/>14</text:a></text:p>
          <text:p text:style-name="P116"><text:a xlink:type="simple" xlink:href="#__RefHeading___Toc580_2996081547" text:style-name="Index_20_Link" text:visited-style-name="Index_20_Link">0.3. 3.6子流<text:tab/>15</text:a></text:p>
          <text:p text:style-name="P117"><text:a xlink:type="simple" xlink:href="#__RefHeading___Toc582_2996081547" text:style-name="Index_20_Link" text:visited-style-name="Index_20_Link">1. 3.6.1显示视频的信息<text:tab/>15</text:a></text:p>
          <text:p text:style-name="P115"><text:soft-page-break/><text:a xlink:type="simple" xlink:href="#__RefHeading___Toc584_2996081547" text:style-name="Index_20_Link" text:visited-style-name="Index_20_Link">第1章 4.用例描述———分享视频<text:tab/>15</text:a></text:p>
          <text:p text:style-name="P116"><text:a xlink:type="simple" xlink:href="#__RefHeading___Toc586_2996081547" text:style-name="Index_20_Link" text:visited-style-name="Index_20_Link">1.1. 4.1简略描述<text:tab/>15</text:a></text:p>
          <text:p text:style-name="P116"><text:a xlink:type="simple" xlink:href="#__RefHeading___Toc588_2996081547" text:style-name="Index_20_Link" text:visited-style-name="Index_20_Link">1.2. 4.2用例图<text:tab/>15</text:a></text:p>
          <text:p text:style-name="P116"><text:a xlink:type="simple" xlink:href="#__RefHeading___Toc590_2996081547" text:style-name="Index_20_Link" text:visited-style-name="Index_20_Link">1.3. 4.3前置条件<text:tab/>15</text:a></text:p>
          <text:p text:style-name="P116"><text:a xlink:type="simple" xlink:href="#__RefHeading___Toc592_2996081547" text:style-name="Index_20_Link" text:visited-style-name="Index_20_Link">1.4. 4.4基本流<text:tab/>15</text:a></text:p>
          <text:p text:style-name="P116"><text:a xlink:type="simple" xlink:href="#__RefHeading___Toc594_2996081547" text:style-name="Index_20_Link" text:visited-style-name="Index_20_Link">1.6. 4.5备选流<text:tab/>16</text:a></text:p>
          <text:p text:style-name="P116"><text:a xlink:type="simple" xlink:href="#__RefHeading___Toc596_2996081547" text:style-name="Index_20_Link" text:visited-style-name="Index_20_Link">1.7. 4.6子流<text:tab/>16</text:a></text:p>
          <text:p text:style-name="P117"><text:a xlink:type="simple" xlink:href="#__RefHeading___Toc9610_1001705051" text:style-name="Index_20_Link" text:visited-style-name="Index_20_Link">1. 4.6.1 编辑视频<text:tab/>16</text:a></text:p>
          <text:p text:style-name="P117"><text:a xlink:type="simple" xlink:href="#__RefHeading___Toc598_2996081547" text:style-name="Index_20_Link" text:visited-style-name="Index_20_Link">2. 4.6.2 审核视频<text:tab/>16</text:a></text:p>
          <text:p text:style-name="P115"><text:a xlink:type="simple" xlink:href="#__RefHeading___Toc616_2996081547" text:style-name="Index_20_Link" text:visited-style-name="Index_20_Link">第2章 6.术语表<text:tab/>16</text:a></text:p>
          <text:p text:style-name="P115"><text:a xlink:type="simple" xlink:href="#__RefHeading__3696_145136877" text:style-name="Index_20_Link" text:visited-style-name="Index_20_Link">参考文献<text:tab/>17</text:a></text:p>
        </text:index-body>
      </text:table-of-content>
      <text:h text:style-name="P43" text:outline-level="1"/>
      <text:h text:style-name="P43" text:outline-level="1"/>
      <text:h text:style-name="P43" text:outline-level="1"/>
      <text:h text:style-name="P43" text:outline-level="1"/>
      <text:h text:style-name="P43" text:outline-level="1"/>
      <text:list xml:id="list4275790263" text:style-name="L1">
        <text:list-header>
          <text:h text:style-name="P114" text:outline-level="1"><text:bookmark-start text:name="__RefHeading__3253_1376500826"/>摘要<text:bookmark-end text:name="__RefHeading__3253_1376500826"/></text:h>
        </text:list-header>
      </text:list>
      <text:list xml:id="list556518392" text:style-name="Outline">
        <text:list-item>
          <text:list>
            <text:list-header>
              <text:h text:style-name="Heading_20_2" text:outline-level="2" text:is-list-header="true"><text:bookmark-start text:name="__RefHeading___Toc9612_1001705051"/>项目背景：<text:bookmark-end text:name="__RefHeading___Toc9612_1001705051"/></text:h>
            </text:list-header>
          </text:list>
        </text:list-item>
      </text:list>
      <text:p text:style-name="P41"><text:tab/><text:span text:style-name="T65">随着移动互联网的迅猛发展，移动互联网网速不断提升并且资费</text:span><text:span text:style-name="T66">在</text:span><text:span text:style-name="T65">不断的降低，一批又一批依赖于快速的上传和下载网速而诞生的移动互联网应用逐步进入公众的视野，我们团队在对此的基础上，依据人们快节奏的生活习惯</text:span><text:span text:style-name="T67">，萌生出做一款</text:span><text:span text:style-name="T65">“乐闪”小视频APP</text:span><text:span text:style-name="T68">的想法。人们可以利用这款app来打发零碎的时间</text:span><text:span text:style-name="T19">。</text:span></text:p>
      <text:list xml:id="list213528658645080" text:continue-numbering="true" text:style-name="Outline">
        <text:list-item>
          <text:list>
            <text:list-header>
              <text:h text:style-name="P129" text:outline-level="2" text:is-list-header="true"><text:bookmark-start text:name="__RefHeading___Toc9614_1001705051"/>项目目标：<text:bookmark-end text:name="__RefHeading___Toc9614_1001705051"/></text:h>
            </text:list-header>
          </text:list>
        </text:list-item>
      </text:list>
      <text:p text:style-name="P39"><text:tab/><text:span text:style-name="T60">目标一：</text:span><text:span text:style-name="T61">在未交付项目时，</text:span><text:span text:style-name="T60">该移动应用程序初步目标应能实现用户的注册登陆，以及用户之间的聊天功能。</text:span></text:p>
      <text:p text:style-name="P95"><text:tab/>目标二<text:span text:style-name="T18">：在项目交付后3个月内，每个项目系统的用户都能在局域网下上传视频的操作，其他用户能够随机播放并且下载这些视频。</text:span></text:p>
      <text:p text:style-name="P96"><text:tab/>目标三：在基础功能都完成后，用户可以对视频进行点赞或者屏蔽的功能，此app能通过用户所收藏视频类型优先推荐这些类型的视频。并且添加游客观看功能。</text:p>
      <text:p text:style-name="P144">开发过程<text:span text:style-name="T80">：</text:span></text:p>
      <text:p text:style-name="P32"><text:tab/><text:span text:style-name="T69">采用V-Play基于Qt for android 套件开发，初步完善基本流，录制视频，上传视频，下载视频，用户登录，私聊的基本流。</text:span></text:p>
      <text:p text:style-name="P142">结果：</text:p>
      <text:p text:style-name="P32"><text:span text:style-name="T69"><text:tab/>第一次迭代完成视频的播放，上传，录制基本流</text:span><text:span text:style-name="T64">。</text:span></text:p>
      <text:list xml:id="list213529127135436" text:continue-numbering="true" text:style-name="Outline">
        <text:list-item>
          <text:list>
            <text:list-header>
              <text:h text:style-name="P126" text:outline-level="2" text:is-list-header="true"><text:bookmark-start text:name="__RefHeading___Toc2907_1782208018"/><text:soft-page-break/>产品综述<text:bookmark-end text:name="__RefHeading___Toc2907_1782208018"/></text:h>
            </text:list-header>
          </text:list>
        </text:list-item>
      </text:list>
      <text:list xml:id="list268602438" text:style-name="L3">
        <text:list-item>
          <text:p text:style-name="P47">乐闪短视频<text:span text:style-name="T53">是一款</text:span>应用程序。</text:p>
        </text:list-item>
        <text:list-item>
          <text:p text:style-name="P47">为用户提供观看视频，上传视频的平台。</text:p>
        </text:list-item>
        <text:list-item>
          <text:p text:style-name="P48">不同于视频播放器，并不能播放电影<text:span text:style-name="T58">和长视频</text:span>。</text:p>
        </text:list-item>
        <text:list-item>
          <text:p text:style-name="P48">目标：综合抖音及<text:span text:style-name="T53">QQ，微信，将视频与交友相结合，基于已有产品上的创新，灵魂社交</text:span></text:p>
        </text:list-item>
        <text:list-item>
          <text:p text:style-name="P49">效益：通过播放广告，用户付费权限等获取收益。</text:p>
        </text:list-item>
      </text:list>
      <text:p text:style-name="Text_20_body"/>
      <text:p text:style-name="Table_20_Contents"/>
      <text:p text:style-name="P136"><text:span text:style-name="T82">关键词</text:span>：<text:span text:style-name="T79">视频分享，社交，时尚。</text:span></text:p>
      <text:list xml:id="list213527398037671" text:continue-list="list213529127135436" text:style-name="Outline">
        <text:list-header>
          <text:h text:style-name="Heading_20_1" text:outline-level="1" text:is-list-header="true"><text:bookmark-start text:name="__RefHeading___Toc9616_1001705051"/>愿景文档<text:bookmark-end text:name="__RefHeading___Toc9616_1001705051"/></text:h>
        </text:list-header>
      </text:list>
      <text:p text:style-name="P143"/>
      <text:list xml:id="list213528873348604" text:continue-numbering="true" text:style-name="Outline">
        <text:list-item>
          <text:list>
            <text:list-header>
              <text:h text:style-name="Heading_20_2" text:outline-level="2" text:is-list-header="true"><text:bookmark-start text:name="__RefHeading___Toc9618_1001705051"/>问题描述<text:bookmark-end text:name="__RefHeading___Toc9618_1001705051"/></text:h>
            </text:list-header>
          </text:list>
        </text:list-item>
      </text:list>
      <table:table table:name="表格10" table:style-name="表格10">
        <table:table-column table:style-name="表格10.A"/>
        <table:table-column table:style-name="表格10.B"/>
        <table:table-row>
          <table:table-cell table:style-name="表格10.A1" office:value-type="string">
            <text:p text:style-name="P123">要素</text:p>
          </table:table-cell>
          <table:table-cell table:style-name="表格10.B1" office:value-type="string">
            <text:p text:style-name="P123">描述</text:p>
          </table:table-cell>
        </table:table-row>
        <table:table-row>
          <table:table-cell table:style-name="表格10.A2" office:value-type="string">
            <text:p text:style-name="P123">问题</text:p>
          </table:table-cell>
          <table:table-cell table:style-name="表格10.B2" office:value-type="string">
            <text:p text:style-name="P118">移动互联网速提升和资费的降低，市场缺少一些针对这个变化<text:span text:style-name="T91">的软件变革</text:span></text:p>
          </table:table-cell>
        </table:table-row>
        <table:table-row>
          <table:table-cell table:style-name="表格10.A2" office:value-type="string">
            <text:p text:style-name="P119">受影响的是</text:p>
          </table:table-cell>
          <table:table-cell table:style-name="表格10.B2" office:value-type="string">
            <text:p text:style-name="P118">互联网公司<text:span text:style-name="T92">，软件公司，相关程序开发团队</text:span></text:p>
          </table:table-cell>
        </table:table-row>
        <table:table-row>
          <table:table-cell table:style-name="表格10.A2" office:value-type="string">
            <text:p text:style-name="P123">结果</text:p>
          </table:table-cell>
          <table:table-cell table:style-name="表格10.B2" office:value-type="string">
            <text:p text:style-name="P118">这不是一个纠正<text:span text:style-name="T93">性的开发，而是增强和发现新市场的契机</text:span></text:p>
          </table:table-cell>
        </table:table-row>
        <table:table-row>
          <table:table-cell table:style-name="表格10.A2" office:value-type="string">
            <text:p text:style-name="P123">解决方案<text:span text:style-name="T94">的利益</text:span></text:p>
          </table:table-cell>
          <table:table-cell table:style-name="表格10.B2" office:value-type="string">
            <text:p text:style-name="P118">公司<text:span text:style-name="T95">和服务的新产品和潜在市场包括：</text:span></text:p>
            <text:p text:style-name="P120">1.推动未来软件市场</text:p>
            <text:p text:style-name="P121">2.创造大批就业职位机会</text:p>
            <text:p text:style-name="P122">3.更高数量的网络视频达人</text:p>
          </table:table-cell>
        </table:table-row>
      </table:table>
      <text:list xml:id="list213527464443348" text:continue-numbering="true" text:style-name="Outline">
        <text:list-item>
          <text:list>
            <text:list-header>
              <text:h text:style-name="Heading_20_2" text:outline-level="2" text:is-list-header="true"><text:bookmark-start text:name="__RefHeading___Toc9596_1001705051"/>涉众类型<text:bookmark-end text:name="__RefHeading___Toc9596_1001705051"/></text:h>
              <text:list>
                <text:list-header>
                  <text:h text:style-name="Heading_20_3" text:outline-level="3" text:is-list-header="true"><text:bookmark-start text:name="__RefHeading___Toc983_3672568953"/>项目涉众<text:bookmark-end text:name="__RefHeading___Toc983_3672568953"/></text:h>
                </text:list-header>
              </text:list>
            </text:list-header>
          </text:list>
        </text:list-item>
      </text:list>
      <table:table table:name="表格4" table:style-name="表格4">
        <table:table-column table:style-name="表格4.A"/>
        <table:table-column table:style-name="表格4.B"/>
        <table:table-column table:style-name="表格4.C"/>
        <table:table-row table:style-name="表格4.1">
          <table:table-cell table:style-name="表格4.A1" office:value-type="string">
            <text:p text:style-name="P147">涉众名</text:p>
          </table:table-cell>
          <table:table-cell table:style-name="表格4.A1" office:value-type="string">
            <text:p text:style-name="P147">描述</text:p>
          </table:table-cell>
          <table:table-cell table:style-name="表格4.A1" office:value-type="string">
            <text:p text:style-name="P147">职责</text:p>
          </table:table-cell>
        </table:table-row>
        <table:table-row>
          <table:table-cell table:style-name="表格4.A2" office:value-type="string">
            <text:p text:style-name="P147">开发团队</text:p>
          </table:table-cell>
          <table:table-cell table:style-name="表格4.A2" office:value-type="string">
            <text:p text:style-name="P147">软件开发的人员</text:p>
          </table:table-cell>
          <table:table-cell table:style-name="表格4.A2" office:value-type="string">
            <text:p text:style-name="P149">1.捕获需求，分析需求。</text:p>
            <text:p text:style-name="P147"><text:span text:style-name="T83">2.</text:span>设计、开发、测试软件应用。</text:p>
          </table:table-cell>
        </table:table-row>
        <table:table-row table:style-name="表格4.1">
          <table:table-cell table:style-name="表格4.A2" office:value-type="string">
            <text:p text:style-name="P147">运维团队</text:p>
          </table:table-cell>
          <table:table-cell table:style-name="表格4.A2" office:value-type="string">
            <text:p text:style-name="P147">软件的维护人员</text:p>
          </table:table-cell>
          <table:table-cell table:style-name="表格4.A2" office:value-type="string">
            <text:p text:style-name="P150">1.负责软件完成之后的日常维护。</text:p>
          </table:table-cell>
        </table:table-row>
        <table:table-row table:style-name="表格4.1">
          <table:table-cell table:style-name="表格4.A2" office:value-type="string">
            <text:p text:style-name="P147">监察部门</text:p>
          </table:table-cell>
          <table:table-cell table:style-name="表格4.A2" office:value-type="string">
            <text:p text:style-name="P147">审查软件政府部门和公司自己成立的审查部门</text:p>
          </table:table-cell>
          <table:table-cell table:style-name="表格4.A2" office:value-type="string">
            <text:p text:style-name="P150">1.在软件完成之后，对其进行监督。</text:p>
          </table:table-cell>
        </table:table-row>
        <table:table-row table:style-name="表格4.1">
          <table:table-cell table:style-name="表格4.A2" office:value-type="string">
            <text:p text:style-name="P151">技术顾问</text:p>
          </table:table-cell>
          <table:table-cell table:style-name="表格4.A2" office:value-type="string">
            <text:p text:style-name="P151">为应用的开发提供技术指导，通常具备了过硬的行业知识</text:p>
          </table:table-cell>
          <table:table-cell table:style-name="表格4.A2" office:value-type="string">
            <text:p text:style-name="P149">1.为软件的开发提出建设性的提议。</text:p>
            <text:p text:style-name="P152">2.为项目的开发团队解决技术性的难题。</text:p>
          </table:table-cell>
        </table:table-row>
      </table:table>
      <text:p text:style-name="P101"/>
      <text:list xml:id="list213529321237220" text:continue-numbering="true" text:style-name="Outline">
        <text:list-item>
          <text:list>
            <text:list-item>
              <text:list>
                <text:list-header>
                  <text:h text:style-name="Heading_20_3" text:outline-level="3" text:is-list-header="true"><text:bookmark-start text:name="__RefHeading___Toc4711_3805341786"/><text:soft-page-break/>系统涉众<text:bookmark-end text:name="__RefHeading___Toc4711_3805341786"/></text:h>
                </text:list-header>
              </text:list>
            </text:list-item>
          </text:list>
        </text:list-item>
      </text:list>
      <table:table table:name="表格5" table:style-name="表格5">
        <table:table-column table:style-name="表格5.A"/>
        <table:table-column table:style-name="表格5.B"/>
        <table:table-column table:style-name="表格5.C"/>
        <table:table-row table:style-name="表格5.1">
          <table:table-cell table:style-name="表格5.A1" office:value-type="string">
            <text:p text:style-name="P145">涉众名</text:p>
          </table:table-cell>
          <table:table-cell table:style-name="表格5.A1" office:value-type="string">
            <text:p text:style-name="P145">描述</text:p>
          </table:table-cell>
          <table:table-cell table:style-name="表格5.A1" office:value-type="string">
            <text:p text:style-name="P145">职责</text:p>
          </table:table-cell>
        </table:table-row>
        <table:table-row table:style-name="表格5.1">
          <table:table-cell table:style-name="表格5.A2" office:value-type="string">
            <text:p text:style-name="P147">推广商</text:p>
          </table:table-cell>
          <table:table-cell table:style-name="表格5.A2" office:value-type="string">
            <text:p text:style-name="P147">软件的推广人员</text:p>
          </table:table-cell>
          <table:table-cell table:style-name="表格5.A2" office:value-type="string">
            <text:p text:style-name="P153">1.推广该软件，为软件增加用户</text:p>
          </table:table-cell>
        </table:table-row>
        <table:table-row table:style-name="表格5.1">
          <table:table-cell table:style-name="表格5.A2" office:value-type="string">
            <text:p text:style-name="P147">投资方</text:p>
          </table:table-cell>
          <table:table-cell table:style-name="表格5.A2" office:value-type="string">
            <text:p text:style-name="P147">为开发团队提供金钱方面的支持</text:p>
          </table:table-cell>
          <table:table-cell table:style-name="表格5.A2" office:value-type="string">
            <text:p text:style-name="P154">1.确保项目的资金充足。</text:p>
            <text:p text:style-name="P155">2.确保软件研发的符合要求。</text:p>
          </table:table-cell>
        </table:table-row>
        <table:table-row table:style-name="表格5.1">
          <table:table-cell table:style-name="表格5.A2" office:value-type="string">
            <text:p text:style-name="P147">同类软件方</text:p>
          </table:table-cell>
          <table:table-cell table:style-name="表格5.A2" office:value-type="string">
            <text:p text:style-name="P156">与乐闪同类型的软件的各类人员</text:p>
          </table:table-cell>
          <table:table-cell table:style-name="表格5.A2" office:value-type="string">
            <text:p text:style-name="P156">无</text:p>
          </table:table-cell>
        </table:table-row>
      </table:table>
      <text:p text:style-name="P102"/>
      <text:p text:style-name="P102"/>
      <text:p text:style-name="P102"/>
      <text:p text:style-name="P102"/>
      <text:list xml:id="list213528221644592" text:continue-numbering="true" text:style-name="Outline">
        <text:list-item>
          <text:list>
            <text:list-header>
              <text:h text:style-name="Heading_20_2" text:outline-level="2" text:is-list-header="true"><text:bookmark-start text:name="__RefHeading___Toc310_182135427"/>用户分析<text:bookmark-end text:name="__RefHeading___Toc310_182135427"/></text:h>
              <text:list text:continue-numbering="true">
                <text:list-header>
                  <text:h text:style-name="Heading_20_3" text:outline-level="3" text:is-list-header="true"><text:bookmark-start text:name="__RefHeading___Toc312_182135427"/>用户分类<text:bookmark-end text:name="__RefHeading___Toc312_182135427"/></text:h>
                  <text:list>
                    <text:list-header>
                      <text:h text:style-name="Heading_20_4" text:outline-level="4" text:is-list-header="true"><text:bookmark-start text:name="__RefHeading___Toc4709_3805341786"/>直接用户<text:bookmark-end text:name="__RefHeading___Toc4709_3805341786"/></text:h>
                    </text:list-header>
                  </text:list>
                </text:list-header>
              </text:list>
            </text:list-header>
          </text:list>
        </text:list-item>
      </text:list>
      <table:table table:name="表格6" table:style-name="表格6">
        <table:table-column table:style-name="表格6.A"/>
        <table:table-column table:style-name="表格6.B"/>
        <table:table-column table:style-name="表格6.C"/>
        <table:table-column table:style-name="表格6.D"/>
        <table:table-row table:style-name="表格6.1">
          <table:table-cell table:style-name="表格6.A1" office:value-type="string">
            <text:p text:style-name="P147">用户类别</text:p>
          </table:table-cell>
          <table:table-cell table:style-name="表格6.A1" office:value-type="string">
            <text:p text:style-name="P147">备注</text:p>
          </table:table-cell>
          <table:table-cell table:style-name="表格6.A1" office:value-type="string">
            <text:p text:style-name="P147">年龄段</text:p>
          </table:table-cell>
          <table:table-cell table:style-name="表格6.A1" office:value-type="string">
            <text:p text:style-name="P147">特征</text:p>
          </table:table-cell>
        </table:table-row>
        <table:table-row table:style-name="表格6.1">
          <table:table-cell table:style-name="表格6.A2" office:value-type="string">
            <text:p text:style-name="P147">管理用户</text:p>
          </table:table-cell>
          <table:table-cell table:style-name="表格6.A2" office:value-type="string">
            <text:p text:style-name="P147">负责监察软件中的视频是否合格</text:p>
          </table:table-cell>
          <table:table-cell table:style-name="表格6.A2" office:value-type="string">
            <text:p text:style-name="P147">无</text:p>
          </table:table-cell>
          <table:table-cell table:style-name="表格6.A2" office:value-type="string">
            <text:p text:style-name="P147"><text:span text:style-name="T84">1.</text:span>了解基本的法律知识。</text:p>
            <text:p text:style-name="P147"><text:span text:style-name="T84">2.</text:span>拥有良好的道德素养，理解能力强。</text:p>
            <text:p text:style-name="P147"><text:span text:style-name="T84">3.</text:span>拥有极强的专业知识。</text:p>
          </table:table-cell>
        </table:table-row>
        <table:table-row table:style-name="表格6.3">
          <table:table-cell table:style-name="表格6.A3" office:value-type="string">
            <text:p text:style-name="P147">高级用户</text:p>
          </table:table-cell>
          <table:table-cell table:style-name="表格6.B3" office:value-type="string">
            <text:p text:style-name="P157">各个行业的大牛（娱乐明星，技术大牛，科学家，教育家等等），应用的主要用户</text:p>
          </table:table-cell>
          <table:table-cell table:style-name="表格6.A3" office:value-type="string">
            <text:p text:style-name="P157">无</text:p>
          </table:table-cell>
          <table:table-cell table:style-name="表格6.D3" office:value-type="string">
            <text:p text:style-name="P147"><text:span text:style-name="T84">1.</text:span>在各个行业取得一定成就的人。</text:p>
            <text:p text:style-name="P147"><text:span text:style-name="T84">2.分享的</text:span>视频将会吸引更多的人成为该软件的普通用户，比如明星吸引追星者，技术大牛吸引对该技术有兴趣的人。</text:p>
          </table:table-cell>
        </table:table-row>
        <table:table-row>
          <table:table-cell table:style-name="表格6.A6" table:number-rows-spanned="3" office:value-type="string">
            <text:p text:style-name="P147"/>
            <text:p text:style-name="P147"/>
            <text:p text:style-name="P147">普通用户</text:p>
          </table:table-cell>
          <table:table-cell table:style-name="表格6.B6" table:number-rows-spanned="3" office:value-type="string">
            <text:p text:style-name="P157">各行各业，各个年龄段，由于各种原因被软件吸引的人，应用的主要用户</text:p>
          </table:table-cell>
          <table:table-cell table:style-name="表格6.C4" office:value-type="string">
            <text:p text:style-name="P158">18岁以下</text:p>
          </table:table-cell>
          <table:table-cell table:style-name="表格6.D4" office:value-type="string">
            <text:p text:style-name="P147"><text:span text:style-name="T85">1.</text:span>受到监护人的管制。</text:p>
            <text:p text:style-name="P159">2.辨别是非的能力薄弱。</text:p>
            <text:p text:style-name="P160">3.自控能力薄弱。</text:p>
          </table:table-cell>
        </table:table-row>
        <table:table-row table:style-name="表格6.1">
          <table:covered-table-cell/>
          <table:covered-table-cell/>
          <table:table-cell table:style-name="表格6.C5" office:value-type="string">
            <text:p text:style-name="P157">18-<text:span text:style-name="T86">3</text:span>5岁</text:p>
          </table:table-cell>
          <table:table-cell table:style-name="表格6.D5" office:value-type="string">
            <text:p text:style-name="P147"><text:span text:style-name="T84">1.</text:span>拥有强大的学习能力，也有巨大的好奇心。</text:p>
            <text:p text:style-name="P159">2.渴望表现自己。</text:p>
            <text:p text:style-name="P160">3.基本拥有自控力。</text:p>
          </table:table-cell>
        </table:table-row>
        <table:table-row table:style-name="表格6.1">
          <table:covered-table-cell/>
          <table:covered-table-cell/>
          <table:table-cell table:style-name="表格6.A2" office:value-type="string">
            <text:p text:style-name="P157">35岁以上</text:p>
          </table:table-cell>
          <table:table-cell table:style-name="表格6.A2" office:value-type="string">
            <text:p text:style-name="P147">因他人而对软件产生兴趣</text:p>
          </table:table-cell>
        </table:table-row>
      </table:table>
      <text:list xml:id="list213528265216427" text:continue-numbering="true" text:style-name="Outline">
        <text:list-item>
          <text:list>
            <text:list-item>
              <text:list>
                <text:list-item>
                  <text:list>
                    <text:list-header>
                      <text:h text:style-name="Heading_20_4" text:outline-level="4" text:is-list-header="true"><text:bookmark-start text:name="__RefHeading___Toc314_182135427"/>间接用户<text:bookmark-end text:name="__RefHeading___Toc314_182135427"/></text:h>
                    </text:list-header>
                  </text:list>
                </text:list-item>
              </text:list>
            </text:list-item>
          </text:list>
        </text:list-item>
      </text:list>
      <table:table table:name="表格8" table:style-name="表格8">
        <table:table-column table:style-name="表格8.A"/>
        <table:table-column table:style-name="表格8.B"/>
        <table:table-column table:style-name="表格8.C"/>
        <table:table-row table:style-name="表格8.1">
          <table:table-cell table:style-name="表格8.A1" office:value-type="string">
            <text:p text:style-name="P145">用户类别</text:p>
          </table:table-cell>
          <table:table-cell table:style-name="表格8.A1" office:value-type="string">
            <text:p text:style-name="P145">备注</text:p>
          </table:table-cell>
          <table:table-cell table:style-name="表格8.A1" office:value-type="string">
            <text:p text:style-name="P145">特征</text:p>
          </table:table-cell>
        </table:table-row>
        <table:table-row table:style-name="表格8.1">
          <table:table-cell table:style-name="表格8.A2" office:value-type="string">
            <text:p text:style-name="P145">其它软件的用户</text:p>
          </table:table-cell>
          <table:table-cell table:style-name="表格8.A2" office:value-type="string">
            <text:p text:style-name="P146">使用抖音这类短视频软件的用户</text:p>
          </table:table-cell>
          <table:table-cell table:style-name="表格8.A2" office:value-type="string">
            <text:p text:style-name="P146">熟悉软件的操作，对于短视频软件有兴趣</text:p>
          </table:table-cell>
        </table:table-row>
      </table:table>
      <text:p text:style-name="P81"><text:bookmark-start text:name="__RefHeading___Toc333_182135427"/><text:bookmark-end text:name="__RefHeading___Toc333_182135427"/></text:p>
      <text:list xml:id="list213529325289406" text:continue-numbering="true" text:style-name="Outline">
        <text:list-item>
          <text:list>
            <text:list-item>
              <text:list>
                <text:list-header>
                  <text:h text:style-name="Heading_20_3" text:outline-level="3" text:is-list-header="true"><text:bookmark-start text:name="__RefHeading___Toc335_182135427"/><text:span text:style-name="T87">用户</text:span>角色分析<text:bookmark-end text:name="__RefHeading___Toc335_182135427"/></text:h>
                </text:list-header>
              </text:list>
            </text:list-item>
          </text:list>
        </text:list-item>
      </text:list>
      <table:table table:name="表格9" table:style-name="表格9">
        <table:table-column table:style-name="表格9.A"/>
        <table:table-column table:style-name="表格9.B"/>
        <table:table-column table:style-name="表格9.C"/>
        <table:table-column table:style-name="表格9.D"/>
        <table:table-column table:style-name="表格9.E"/>
        <table:table-row table:style-name="表格9.1">
          <table:table-cell table:style-name="表格9.A1" office:value-type="string">
            <text:p text:style-name="P147">角色（参与者）</text:p>
          </table:table-cell>
          <table:table-cell table:style-name="表格9.A1" office:value-type="string">
            <text:p text:style-name="P147">用户类型</text:p>
          </table:table-cell>
          <table:table-cell table:style-name="表格9.A1" office:value-type="string">
            <text:p text:style-name="P147">包含涉众类型</text:p>
          </table:table-cell>
          <table:table-cell table:style-name="表格9.A1" office:value-type="string">
            <text:p text:style-name="P147">责任</text:p>
          </table:table-cell>
          <table:table-cell table:style-name="表格9.A1" office:value-type="string">
            <text:p text:style-name="P147">参与</text:p>
          </table:table-cell>
        </table:table-row>
        <table:table-row table:style-name="表格9.1">
          <table:table-cell table:style-name="表格9.A2" office:value-type="string">
            <text:p text:style-name="P147">视频管理员</text:p>
          </table:table-cell>
          <table:table-cell table:style-name="表格9.A2" office:value-type="string">
            <text:p text:style-name="P147">管理用户</text:p>
          </table:table-cell>
          <table:table-cell table:style-name="表格9.A2" office:value-type="string">
            <text:p text:style-name="P147">监察部门</text:p>
          </table:table-cell>
          <table:table-cell table:style-name="表格9.A2" office:value-type="string">
            <text:p text:style-name="P162">1.监察软件是否符合法律规定</text:p>
          </table:table-cell>
          <table:table-cell table:style-name="表格9.A2" office:value-type="string">
            <text:p text:style-name="P162">1.监察在软件运行过程中是否有违反法律的地方</text:p>
          </table:table-cell>
        </table:table-row>
        <table:table-row table:style-name="表格9.1">
          <table:table-cell table:style-name="表格9.A2" office:value-type="string">
            <text:p text:style-name="P147">程序管理员</text:p>
          </table:table-cell>
          <table:table-cell table:style-name="表格9.A2" office:value-type="string">
            <text:p text:style-name="P161">管理用户</text:p>
          </table:table-cell>
          <table:table-cell table:style-name="表格9.A2" office:value-type="string">
            <text:p text:style-name="P161">运维团队</text:p>
            <text:p text:style-name="P161">开发团队</text:p>
          </table:table-cell>
          <table:table-cell table:style-name="表格9.A2" office:value-type="string">
            <text:p text:style-name="P163">1.负责软件的日常维护</text:p>
            <text:p text:style-name="P147"><text:span text:style-name="T88">2.</text:span>软件的研发与更新</text:p>
            <text:p text:style-name="P162"><text:span text:style-name="T88">3</text:span>.修复bug</text:p>
          </table:table-cell>
          <table:table-cell table:style-name="表格9.A2" office:value-type="string">
            <text:p text:style-name="P163">1.软件完成后调试软件是否安全</text:p>
            <text:p text:style-name="P163">2.软件投放使用后，检查软件的安全</text:p>
            <text:p text:style-name="P163"><text:span text:style-name="T89">3.</text:span>完整的参与到软件开发的所<text:soft-page-break/>有环节</text:p>
          </table:table-cell>
        </table:table-row>
        <table:table-row table:style-name="表格9.1">
          <table:table-cell table:style-name="表格9.A2" office:value-type="string">
            <text:p text:style-name="P147">粉丝</text:p>
          </table:table-cell>
          <table:table-cell table:style-name="表格9.A2" office:value-type="string">
            <text:p text:style-name="P147">普通用户</text:p>
            <text:p text:style-name="P147"/>
          </table:table-cell>
          <table:table-cell table:style-name="表格9.A2" office:value-type="string">
            <text:p text:style-name="P147">用户</text:p>
            <text:p text:style-name="P147">投资方</text:p>
            <text:p text:style-name="P147">推广商</text:p>
          </table:table-cell>
          <table:table-cell table:style-name="表格9.A2" office:value-type="string">
            <text:p text:style-name="P163">1.同意软件使用条款</text:p>
            <text:p text:style-name="P163">2.使用软件浏览视频</text:p>
            <text:p text:style-name="P163">3.不得通过软件做违法的事</text:p>
            <text:p text:style-name="P163">4.软件运行时发现bug，及时提醒运维人员</text:p>
          </table:table-cell>
          <table:table-cell table:style-name="表格9.A2" office:value-type="string">
            <text:p text:style-name="P163">1.软件完成后实用软件</text:p>
          </table:table-cell>
        </table:table-row>
        <table:table-row table:style-name="表格9.5">
          <table:table-cell table:style-name="表格9.A2" office:value-type="string">
            <text:p text:style-name="P147">广告管理员</text:p>
          </table:table-cell>
          <table:table-cell table:style-name="表格9.A2" office:value-type="string">
            <text:p text:style-name="P147">管理用户</text:p>
          </table:table-cell>
          <table:table-cell table:style-name="表格9.A2" office:value-type="string">
            <text:p text:style-name="P147">广告商</text:p>
          </table:table-cell>
          <table:table-cell table:style-name="表格9.A2" office:value-type="string">
            <text:p text:style-name="P166">1.专门负责广告的投放</text:p>
          </table:table-cell>
          <table:table-cell table:style-name="表格9.A2" office:value-type="string">
            <text:p text:style-name="P166">1.熟练使用软件</text:p>
          </table:table-cell>
        </table:table-row>
        <table:table-row table:style-name="表格9.6">
          <table:table-cell table:style-name="表格9.A6" office:value-type="string">
            <text:p text:style-name="P167">创作者</text:p>
          </table:table-cell>
          <table:table-cell table:style-name="表格9.A6" office:value-type="string">
            <text:p text:style-name="P147">高级用户</text:p>
            <text:p text:style-name="P147">普通用户</text:p>
          </table:table-cell>
          <table:table-cell table:style-name="表格9.A6" office:value-type="string">
            <text:p text:style-name="P147">用户</text:p>
            <text:p text:style-name="P147">投资方</text:p>
            <text:p text:style-name="P147">推广商</text:p>
          </table:table-cell>
          <table:table-cell table:style-name="表格9.A6" office:value-type="string">
            <text:p text:style-name="P167">1.使用软件分享视频</text:p>
          </table:table-cell>
          <table:table-cell table:style-name="表格9.A6" office:value-type="string">
            <text:p text:style-name="P167">1.<text:span text:style-name="T90">熟练使用软件</text:span></text:p>
            <text:p text:style-name="P167">2.拥有自己的才艺</text:p>
          </table:table-cell>
        </table:table-row>
      </table:table>
      <text:p text:style-name="P81"/>
      <text:list xml:id="list213527711988850" text:continue-numbering="true" text:style-name="Outline">
        <text:list-item>
          <text:list>
            <text:list-header>
              <text:h text:style-name="Heading_20_2" text:outline-level="2" text:is-list-header="true"><text:bookmark-start text:name="__RefHeading___Toc13234_1649206321"/>关键涉众和用户需求<text:bookmark-end text:name="__RefHeading___Toc13234_1649206321"/></text:h>
            </text:list-header>
          </text:list>
        </text:list-item>
      </text:list>
      <text:p text:style-name="P46"><text:s/><text:span text:style-name="T27">在开展专题研讨会后，确定了如下几个涉众和用户需求。</text:span></text:p>
      <text:p text:style-name="P46"><text:tab/><text:span text:style-name="T27">从</text:span><text:span text:style-name="T32">普通/高级用户</text:span><text:span text:style-name="T27">角度：</text:span></text:p>
      <text:p text:style-name="P46"><text:tab/><text:tab/>——整个软件应该可以提供上传视频<text:span text:style-name="T27">，下载视频，在线浏览视频的基本功能</text:span></text:p>
      <text:p text:style-name="P46"><text:tab/><text:tab/>——<text:span text:style-name="T28">在帐号密码遗失过后，可以找回密码或帐号</text:span></text:p>
      <text:p text:style-name="P46"><text:tab/><text:tab/>——可以简单<text:span text:style-name="T29">的对我所拍摄的短视频进行编辑和美化</text:span></text:p>
      <text:p text:style-name="P46"><text:tab/><text:tab/>——<text:span text:style-name="T30">我希望可以拍出更美的自己</text:span></text:p>
      <text:p text:style-name="P46"><text:tab/><text:span text:style-name="T27">从广告商角度：</text:span></text:p>
      <text:p text:style-name="P46"><text:tab/><text:tab/>——这个软件需要留有能够投放广告<text:span text:style-name="T27">的应用显示区域</text:span></text:p>
      <text:p text:style-name="P46"><text:tab/><text:tab/>——尽可能<text:span text:style-name="T31">的让用户点击这个广告，以此产生广告效益</text:span></text:p>
      <text:p text:style-name="P46"><text:tab/><text:span text:style-name="T20">从投资商角度：</text:span></text:p>
      <text:p text:style-name="P46"><text:tab/><text:tab/>——提供能够吸引用户使用<text:span text:style-name="T20">的产品</text:span></text:p>
      <text:p text:style-name="P46"><text:tab/><text:tab/>——提供<text:span text:style-name="T20">与市场同类产品所不具有的显著特性</text:span></text:p>
      <text:p text:style-name="P46"><text:tab/><text:tab/>——可以轻易<text:span text:style-name="T20">的使用和展示</text:span></text:p>
      <text:p text:style-name="Text_20_body"><text:tab/><text:tab/><text:span text:style-name="T69">——</text:span><text:span text:style-name="T70">较高的利润，较低的成本控制</text:span></text:p>
      <text:p text:style-name="P40"/>
      <text:p text:style-name="P40"/>
      <text:list xml:id="list213528013231646" text:continue-numbering="true" text:style-name="Outline">
        <text:list-item>
          <text:list>
            <text:list-item>
              <text:list>
                <text:list-header>
                  <text:h text:style-name="Heading_20_3" text:outline-level="3" text:is-list-header="true"><text:bookmark-start text:name="__RefHeading___Toc3433_1782208018"/>竞争与替代品<text:bookmark-end text:name="__RefHeading___Toc3433_1782208018"/></text:h>
                </text:list-header>
              </text:list>
            </text:list-item>
          </text:list>
        </text:list-item>
      </text:list>
      <text:p text:style-name="Text_20_body"><text:bookmark-start text:name="__RefHeading___Toc3435_1782208018"/><text:s/><text:span text:style-name="T60">以抖音为代表的短视频应用</text:span><text:bookmark-end text:name="__RefHeading___Toc3435_1782208018"/></text:p>
      <text:p text:style-name="P82"><text:bookmark-start text:name="__RefHeading___Toc3437_1782208018"/><text:s/>以QQ等为代表的交友软件<text:bookmark-end text:name="__RefHeading___Toc3437_1782208018"/></text:p>
      <text:p text:style-name="P46"/>
      <text:p text:style-name="Text_20_body"/>
      <text:p text:style-name="P40"><text:soft-page-break/></text:p>
      <text:list xml:id="list213527480690689" text:continue-numbering="true" text:style-name="Outline">
        <text:list-header>
          <text:h text:style-name="Heading_20_1" text:outline-level="1" text:is-list-header="true"><text:bookmark-start text:name="__RefHeading___Toc3439_1782208018"/>产品简介<text:bookmark-end text:name="__RefHeading___Toc3439_1782208018"/></text:h>
          <text:list text:continue-numbering="true">
            <text:list-header>
              <text:h text:style-name="Heading_20_2" text:outline-level="2" text:is-list-header="true"><text:bookmark-start text:name="__RefHeading___Toc3441_1782208018"/>产品前景<text:bookmark-end text:name="__RefHeading___Toc3441_1782208018"/></text:h>
            </text:list-header>
          </text:list>
        </text:list-header>
      </text:list>
      <text:p text:style-name="P51">一款独立的短视频应用程序，在PC端，手机都可使用。</text:p>
      <text:p text:style-name="P40"/>
      <text:list xml:id="list213527983058704" text:continue-numbering="true" text:style-name="Outline">
        <text:list-item>
          <text:list>
            <text:list-header>
              <text:h text:style-name="Heading_20_2" text:outline-level="2" text:is-list-header="true"><text:bookmark-start text:name="__RefHeading___Toc3259_1373992084"/>产品定位陈述<text:span text:style-name="T13"> <text:s text:c="2"/></text:span><text:bookmark-end text:name="__RefHeading___Toc3259_1373992084"/></text:h>
            </text:list-header>
          </text:list>
        </text:list-item>
      </text:list>
      <table:table table:name="表格3" table:style-name="表格3">
        <table:table-column table:style-name="表格3.A"/>
        <table:table-column table:style-name="表格3.B"/>
        <table:table-row>
          <table:table-cell table:style-name="表格3.A1" office:value-type="string">
            <text:p text:style-name="P8">for<text:span text:style-name="T21">（为）</text:span></text:p>
          </table:table-cell>
          <table:table-cell table:style-name="表格3.B1" office:value-type="string">
            <text:p text:style-name="P53">主要针对学习或者工作压力大的年轻人群体</text:p>
          </table:table-cell>
        </table:table-row>
        <table:table-row>
          <table:table-cell table:style-name="表格3.A2" office:value-type="string">
            <text:p text:style-name="P8">who<text:span text:style-name="T21">（谁）</text:span></text:p>
          </table:table-cell>
          <table:table-cell table:style-name="表格3.B2" office:value-type="string">
            <text:p text:style-name="P52">希望能够提<text:span text:style-name="T22">供符合年轻人娱乐特性的产品（即即时性，简洁性）</text:span></text:p>
          </table:table-cell>
        </table:table-row>
        <table:table-row>
          <table:table-cell table:style-name="表格3.A2" office:value-type="string">
            <text:p text:style-name="P33">the<text:span text:style-name="T21">（产品名）</text:span></text:p>
          </table:table-cell>
          <table:table-cell table:style-name="表格3.B2" office:value-type="string">
            <text:p text:style-name="P52">一个<text:span text:style-name="T23">“乐闪”短视频APP</text:span></text:p>
          </table:table-cell>
        </table:table-row>
        <table:table-row>
          <table:table-cell table:style-name="表格3.A2" office:value-type="string">
            <text:p text:style-name="P8">That<text:span text:style-name="T21">（它）</text:span></text:p>
          </table:table-cell>
          <table:table-cell table:style-name="表格3.B2" office:value-type="string">
            <text:p text:style-name="P52">带来<text:span text:style-name="T23">与以往不同的娱乐体验，活跃的互联网人员群体，促进该软件的传播</text:span></text:p>
          </table:table-cell>
        </table:table-row>
        <table:table-row>
          <table:table-cell table:style-name="表格3.A2" office:value-type="string">
            <text:p text:style-name="P8">Unlike<text:span text:style-name="T24">（不像）</text:span></text:p>
          </table:table-cell>
          <table:table-cell table:style-name="表格3.B2" office:value-type="string">
            <text:p text:style-name="P52">腾讯视频几年前<text:span text:style-name="T25">的“微视”</text:span></text:p>
          </table:table-cell>
        </table:table-row>
        <table:table-row>
          <table:table-cell table:style-name="表格3.A2" office:value-type="string">
            <text:p text:style-name="P9">Our product（产品）</text:p>
          </table:table-cell>
          <table:table-cell table:style-name="表格3.B2" office:value-type="string">
            <text:p text:style-name="P52">基于已有<text:span text:style-name="T26">4G网速，较短的视频时间，方便的浏览方式</text:span></text:p>
          </table:table-cell>
        </table:table-row>
      </table:table>
      <text:list xml:id="list213529029401917" text:continue-numbering="true" text:style-name="Outline">
        <text:list-item>
          <text:list>
            <text:list-header>
              <text:h text:style-name="Heading_20_2" text:outline-level="2" text:is-list-header="true"><text:bookmark-start text:name="__RefHeading___Toc9598_1001705051"/><text:span text:style-name="T14"><text:s/></text:span><text:s/>完整的产品概述<text:bookmark-end text:name="__RefHeading___Toc9598_1001705051"/></text:h>
            </text:list-header>
          </text:list>
        </text:list-item>
      </text:list>
      <text:list xml:id="list556486519" text:style-name="L5">
        <text:list-item>
          <text:p text:style-name="P50">“乐闪”短视频<text:span text:style-name="T97">APP是一款社交类软件</text:span>。</text:p>
        </text:list-item>
        <text:list-item>
          <text:p text:style-name="P138">通过“乐闪”你可以分享你的生活，同时你也可以认识更多的朋友，了解各种奇闻趣事。</text:p>
        </text:list-item>
        <text:list-item>
          <text:p text:style-name="P138">“乐闪”实质上是一个专注年轻人的音乐短视频社区，用户可以选择歌曲配以短视频，形成自己的作品。</text:p>
        </text:list-item>
        <text:list-item>
          <text:p text:style-name="P50">为用户提供观看视频，上传视频的平台。</text:p>
        </text:list-item>
        <text:list-item>
          <text:p text:style-name="P50">不同于视频播放器，并不能播放电影<text:span text:style-name="T58">和长视频</text:span>。</text:p>
        </text:list-item>
        <text:list-item>
          <text:p text:style-name="P50">目标：综合抖音及<text:span text:style-name="T53">QQ，微信，将视频与交友相结合，基于已有产品上的创新，灵魂社交</text:span></text:p>
        </text:list-item>
      </text:list>
      <text:p text:style-name="P82"><text:bookmark-start text:name="__RefHeading___Toc3261_1373992084"/>效益：通过播放广告，用户付费<text:span text:style-name="T96">，后期开放商投资</text:span>等获取收益。<text:bookmark-end text:name="__RefHeading___Toc3261_1373992084"/></text:p>
      <text:list xml:id="list213528277022794" text:continue-list="list213529029401917" text:style-name="Outline">
        <text:list-item>
          <text:list>
            <text:list-header>
              <text:h text:style-name="P128" text:outline-level="2" text:is-list-header="true"><text:bookmark-start text:name="__RefHeading___Toc9600_1001705051"/><text:s/><text:span text:style-name="T54">能力总结</text:span><text:bookmark-end text:name="__RefHeading___Toc9600_1001705051"/></text:h>
            </text:list-header>
          </text:list>
        </text:list-item>
      </text:list>
      <text:p text:style-name="P99">全称：“乐闪”短视频APP，该系统必须利用好已有的移动网速条件下，此处要求移动数据网络至少<text:span text:style-name="T33">4Mbps</text:span>（即大概400Kbits/s以上的下载速度）。软件提供<text:span text:style-name="T34">给用户观看短视频，上传短视频，下载短视频的基本功能，后期需要添加关注，粉丝，聊天的功能，产品</text:span>特点如下：</text:p>
      <text:p text:style-name="P171"><text:tab/>——这不是一个视频播放器，且并不提供常见视频资源的点播功能（参考爱奇艺<text:span text:style-name="T34">、优酷等</text:span>）</text:p>
      <text:p text:style-name="P171"><text:tab/>——项目<text:span text:style-name="T34">的后期版本包含一个关注子系统（参考微博）</text:span></text:p>
      <text:p text:style-name="P172"><text:span text:style-name="T132"><text:tab/>——一个简单的在线聊天工具（参考QQ，微信）</text:span></text:p>
      <text:list xml:id="list213528869526277" text:continue-numbering="true" text:style-name="Outline">
        <text:list-item>
          <text:list>
            <text:list-item>
              <text:list>
                <text:list-header>
                  <text:h text:style-name="P112" text:outline-level="3" text:is-list-header="true"><text:soft-page-break/></text:h>
                </text:list-header>
              </text:list>
            </text:list-item>
          </text:list>
          <text:h text:style-name="P106" text:outline-level="1" text:is-list-header="true"><text:bookmark-start text:name="__RefHeading___Toc3449_1782208018"/>产品特性<text:bookmark-end text:name="__RefHeading___Toc3449_1782208018"/></text:h>
          <text:list text:continue-numbering="true">
            <text:list-header>
              <text:h text:style-name="P125" text:outline-level="2" text:is-list-header="true"><text:bookmark-start text:name="__RefHeading___Toc3469_1782208018"/><text:span text:style-name="T54">特性列表</text:span><text:bookmark-end text:name="__RefHeading___Toc3469_1782208018"/></text:h>
            </text:list-header>
          </text:list>
        </text:list-item>
      </text:list>
      <text:p text:style-name="P6"/>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office:value-type="string">
            <text:p text:style-name="P14">序号</text:p>
          </table:table-cell>
          <table:table-cell table:style-name="表格1.A1" office:value-type="string">
            <text:p text:style-name="P14">特性</text:p>
          </table:table-cell>
          <table:table-cell table:style-name="表格1.A1" office:value-type="string">
            <text:p text:style-name="P36"><text:s text:c="5"/>优先级</text:p>
          </table:table-cell>
          <table:table-cell table:style-name="表格1.A1" office:value-type="string">
            <text:p text:style-name="P36"><text:s text:c="2"/>目标发布</text:p>
          </table:table-cell>
          <table:table-cell table:style-name="表格1.A1" office:value-type="string">
            <text:p text:style-name="P36">分配</text:p>
          </table:table-cell>
        </table:table-row>
        <table:table-row>
          <table:table-cell table:style-name="表格1.A2" office:value-type="float" office:value="1">
            <text:p text:style-name="P18">1</text:p>
          </table:table-cell>
          <table:table-cell table:style-name="表格1.B2" office:value-type="string">
            <text:p text:style-name="P14">注册登录账户<text:span text:style-name="T35">的渠道</text:span></text:p>
          </table:table-cell>
          <table:table-cell table:style-name="表格1.C2" office:value-type="string">
            <text:p text:style-name="P14">关键的</text:p>
          </table:table-cell>
          <table:table-cell table:style-name="表格1.D2" office:value-type="string">
            <text:p text:style-name="P34"><text:s text:c="2"/>初次迭代</text:p>
          </table:table-cell>
          <table:table-cell table:style-name="表格1.E2" office:value-type="string">
            <text:p text:style-name="P34"/>
          </table:table-cell>
        </table:table-row>
        <table:table-row>
          <table:table-cell table:style-name="表格1.A2" office:value-type="float" office:value="2">
            <text:p text:style-name="P18">2</text:p>
          </table:table-cell>
          <table:table-cell table:style-name="表格1.B3" office:value-type="string">
            <text:p text:style-name="P20">上传视频</text:p>
          </table:table-cell>
          <table:table-cell table:style-name="表格1.C3" office:value-type="string">
            <text:p text:style-name="P14">关键的</text:p>
          </table:table-cell>
          <table:table-cell table:style-name="表格1.D3" office:value-type="string">
            <text:p text:style-name="P35"><text:s text:c="2"/>初次迭代</text:p>
          </table:table-cell>
          <table:table-cell table:style-name="表格1.E3" office:value-type="string">
            <text:p text:style-name="P35"/>
          </table:table-cell>
        </table:table-row>
        <table:table-row>
          <table:table-cell table:style-name="表格1.A2" office:value-type="float" office:value="3">
            <text:p text:style-name="P44">3</text:p>
          </table:table-cell>
          <table:table-cell table:style-name="表格1.B4" office:value-type="string">
            <text:p text:style-name="P34"><text:s text:c="4"/>下载中断<text:span text:style-name="T35">，支持断点续传</text:span></text:p>
          </table:table-cell>
          <table:table-cell table:style-name="表格1.C4" office:value-type="string">
            <text:p text:style-name="P34"><text:s text:c="4"/>重要的</text:p>
          </table:table-cell>
          <table:table-cell table:style-name="表格1.D4" office:value-type="string">
            <text:p text:style-name="P34">暂定</text:p>
          </table:table-cell>
          <table:table-cell table:style-name="表格1.E4" office:value-type="string">
            <text:p text:style-name="P34"/>
          </table:table-cell>
        </table:table-row>
        <table:table-row>
          <table:table-cell table:style-name="表格1.A2" office:value-type="float" office:value="4">
            <text:p text:style-name="P18">4</text:p>
          </table:table-cell>
          <table:table-cell table:style-name="表格1.B5" office:value-type="string">
            <text:p text:style-name="P14">下载路径<text:span text:style-name="T36">的自由选择</text:span></text:p>
          </table:table-cell>
          <table:table-cell table:style-name="表格1.C5" office:value-type="string">
            <text:p text:style-name="P14">有用的</text:p>
          </table:table-cell>
          <table:table-cell table:style-name="表格1.D5" office:value-type="string">
            <text:p text:style-name="P34">暂定</text:p>
          </table:table-cell>
          <table:table-cell table:style-name="表格1.E5" office:value-type="string">
            <text:p text:style-name="P14"/>
          </table:table-cell>
        </table:table-row>
        <table:table-row>
          <table:table-cell table:style-name="表格1.A2" office:value-type="float" office:value="5">
            <text:p text:style-name="P18">5</text:p>
          </table:table-cell>
          <table:table-cell table:style-name="表格1.B6" office:value-type="string">
            <text:p text:style-name="P14">编辑视频<text:span text:style-name="T37">时有备选的背景音乐</text:span></text:p>
          </table:table-cell>
          <table:table-cell table:style-name="表格1.C6" office:value-type="string">
            <text:p text:style-name="P14">有用的</text:p>
          </table:table-cell>
          <table:table-cell table:style-name="表格1.D6" office:value-type="string">
            <text:p text:style-name="P34">暂定</text:p>
          </table:table-cell>
          <table:table-cell table:style-name="表格1.E6" office:value-type="string">
            <text:p text:style-name="P14"/>
          </table:table-cell>
        </table:table-row>
        <table:table-row>
          <table:table-cell table:style-name="表格1.A2" office:value-type="float" office:value="6">
            <text:p text:style-name="P18">6</text:p>
          </table:table-cell>
          <table:table-cell table:style-name="表格1.B7" office:value-type="string">
            <text:p text:style-name="P10">实时视频浏览</text:p>
          </table:table-cell>
          <table:table-cell table:style-name="表格1.C7" office:value-type="string">
            <text:p text:style-name="P12">关键的</text:p>
          </table:table-cell>
          <table:table-cell table:style-name="表格1.D7" office:value-type="string">
            <text:p text:style-name="P10"/>
          </table:table-cell>
          <table:table-cell table:style-name="表格1.E7" office:value-type="string">
            <text:p text:style-name="P10"/>
          </table:table-cell>
        </table:table-row>
        <table:table-row>
          <table:table-cell table:style-name="表格1.A2" office:value-type="float" office:value="7">
            <text:p text:style-name="P18">7</text:p>
          </table:table-cell>
          <table:table-cell table:style-name="表格1.B8" office:value-type="string">
            <text:p text:style-name="P21">个人主页的窗口</text:p>
          </table:table-cell>
          <table:table-cell table:style-name="表格1.C8" office:value-type="string">
            <text:p text:style-name="P10">重要的</text:p>
          </table:table-cell>
          <table:table-cell table:style-name="表格1.D8" office:value-type="string">
            <text:p text:style-name="P37">初次迭代</text:p>
          </table:table-cell>
          <table:table-cell table:style-name="表格1.E8" office:value-type="string">
            <text:p text:style-name="P37"/>
          </table:table-cell>
        </table:table-row>
        <table:table-row>
          <table:table-cell table:style-name="表格1.A2" office:value-type="float" office:value="8">
            <text:p text:style-name="P18">8</text:p>
          </table:table-cell>
          <table:table-cell table:style-name="表格1.B9" office:value-type="string">
            <text:p text:style-name="P10">帐号注销<text:span text:style-name="T38">和切换的入口</text:span></text:p>
          </table:table-cell>
          <table:table-cell table:style-name="表格1.C9" office:value-type="string">
            <text:p text:style-name="P11">重要的</text:p>
          </table:table-cell>
          <table:table-cell table:style-name="表格1.D9" office:value-type="string">
            <text:p text:style-name="P37">初次迭代</text:p>
          </table:table-cell>
          <table:table-cell table:style-name="表格1.E9" office:value-type="string">
            <text:p text:style-name="P37"/>
          </table:table-cell>
        </table:table-row>
        <table:table-row>
          <table:table-cell table:style-name="表格1.A2" office:value-type="float" office:value="9">
            <text:p text:style-name="P18">9</text:p>
          </table:table-cell>
          <table:table-cell table:style-name="表格1.B10" office:value-type="string">
            <text:p text:style-name="P10">关注人数<text:span text:style-name="T39">和粉丝人数的显示</text:span></text:p>
          </table:table-cell>
          <table:table-cell table:style-name="表格1.C10" office:value-type="string">
            <text:p text:style-name="P11">重要的</text:p>
          </table:table-cell>
          <table:table-cell table:style-name="表格1.D10" office:value-type="string">
            <text:p text:style-name="P38">初次迭代</text:p>
          </table:table-cell>
          <table:table-cell table:style-name="表格1.E10" office:value-type="string">
            <text:p text:style-name="P11"/>
          </table:table-cell>
        </table:table-row>
        <table:table-row>
          <table:table-cell table:style-name="表格1.A2" office:value-type="float" office:value="10">
            <text:p text:style-name="P18">10</text:p>
          </table:table-cell>
          <table:table-cell table:style-name="表格1.B11" office:value-type="string">
            <text:p text:style-name="P10">提供<text:span text:style-name="T40">当忘记密码时找回密码的功能</text:span></text:p>
          </table:table-cell>
          <table:table-cell table:style-name="表格1.C11" office:value-type="string">
            <text:p text:style-name="P11">关键的</text:p>
          </table:table-cell>
          <table:table-cell table:style-name="表格1.D11" office:value-type="string">
            <text:p text:style-name="P12">暂定</text:p>
          </table:table-cell>
          <table:table-cell table:style-name="表格1.E11" office:value-type="string">
            <text:p text:style-name="P12"/>
          </table:table-cell>
        </table:table-row>
        <table:table-row>
          <table:table-cell table:style-name="表格1.A2" office:value-type="float" office:value="11">
            <text:p text:style-name="P18">11</text:p>
          </table:table-cell>
          <table:table-cell table:style-name="表格1.B12" office:value-type="string">
            <text:p text:style-name="P10">显示用户<text:span text:style-name="T41">的个性签名</text:span></text:p>
          </table:table-cell>
          <table:table-cell table:style-name="表格1.C12" office:value-type="string">
            <text:p text:style-name="P11">有用的</text:p>
          </table:table-cell>
          <table:table-cell table:style-name="表格1.D12" office:value-type="string">
            <text:p text:style-name="P37">初次迭代</text:p>
          </table:table-cell>
          <table:table-cell table:style-name="表格1.E12" office:value-type="string">
            <text:p text:style-name="P37"/>
          </table:table-cell>
        </table:table-row>
        <table:table-row>
          <table:table-cell table:style-name="表格1.A2" office:value-type="float" office:value="12">
            <text:p text:style-name="P18">12</text:p>
          </table:table-cell>
          <table:table-cell table:style-name="表格1.B13" office:value-type="string">
            <text:p text:style-name="P10">方便管理员审阅<text:span text:style-name="T42">的接口</text:span></text:p>
          </table:table-cell>
          <table:table-cell table:style-name="表格1.C13" office:value-type="string">
            <text:p text:style-name="P11">有用的</text:p>
          </table:table-cell>
          <table:table-cell table:style-name="表格1.D13" office:value-type="string">
            <text:p text:style-name="P12">暂定</text:p>
          </table:table-cell>
          <table:table-cell table:style-name="表格1.E13" office:value-type="string">
            <text:p text:style-name="P12"/>
          </table:table-cell>
        </table:table-row>
        <table:table-row>
          <table:table-cell table:style-name="表格1.A2" office:value-type="float" office:value="13">
            <text:p text:style-name="P18">13</text:p>
          </table:table-cell>
          <table:table-cell table:style-name="表格1.B14" office:value-type="string">
            <text:p text:style-name="P10">按照关键词搜索用户</text:p>
          </table:table-cell>
          <table:table-cell table:style-name="表格1.C14" office:value-type="string">
            <text:p text:style-name="P11">有用的</text:p>
          </table:table-cell>
          <table:table-cell table:style-name="表格1.D14" office:value-type="string">
            <text:p text:style-name="P12">暂定</text:p>
          </table:table-cell>
          <table:table-cell table:style-name="表格1.E14" office:value-type="string">
            <text:p text:style-name="P12"/>
          </table:table-cell>
        </table:table-row>
        <table:table-row>
          <table:table-cell table:style-name="表格1.A2" office:value-type="float" office:value="14">
            <text:p text:style-name="P18">14</text:p>
          </table:table-cell>
          <table:table-cell table:style-name="表格1.B15" office:value-type="string">
            <text:p text:style-name="P10">页面明暗<text:span text:style-name="T35">可随用户喜好设置</text:span></text:p>
          </table:table-cell>
          <table:table-cell table:style-name="表格1.C15" office:value-type="string">
            <text:p text:style-name="P11">有用的</text:p>
          </table:table-cell>
          <table:table-cell table:style-name="表格1.D15" office:value-type="string">
            <text:p text:style-name="P37">初次迭代</text:p>
          </table:table-cell>
          <table:table-cell table:style-name="表格1.E15" office:value-type="string">
            <text:p text:style-name="P37"/>
          </table:table-cell>
        </table:table-row>
        <table:table-row table:style-name="表格1.16">
          <table:table-cell table:style-name="表格1.A2" office:value-type="float" office:value="15">
            <text:p text:style-name="P18">15</text:p>
          </table:table-cell>
          <table:table-cell table:style-name="表格1.B16" office:value-type="string">
            <text:p text:style-name="P10">任何<text:span text:style-name="T43">人都可以轻松上手</text:span></text:p>
          </table:table-cell>
          <table:table-cell table:style-name="表格1.C16" office:value-type="string">
            <text:p text:style-name="P11">关键的</text:p>
          </table:table-cell>
          <table:table-cell table:style-name="表格1.D16" office:value-type="string">
            <text:p text:style-name="P12">暂定</text:p>
          </table:table-cell>
          <table:table-cell table:style-name="表格1.E16" office:value-type="string">
            <text:p text:style-name="P12"/>
          </table:table-cell>
        </table:table-row>
        <table:table-row>
          <table:table-cell table:style-name="表格1.A2" office:value-type="float" office:value="16">
            <text:p text:style-name="P18">16</text:p>
          </table:table-cell>
          <table:table-cell table:style-name="表格1.B17" office:value-type="string">
            <text:p text:style-name="P22">可以关注自己喜欢<text:span text:style-name="T44">的高流量用户</text:span></text:p>
          </table:table-cell>
          <table:table-cell table:style-name="表格1.C17" office:value-type="string">
            <text:p text:style-name="P11">有用的</text:p>
          </table:table-cell>
          <table:table-cell table:style-name="表格1.D17" office:value-type="string">
            <text:p text:style-name="P37">初次迭代</text:p>
          </table:table-cell>
          <table:table-cell table:style-name="表格1.E17" office:value-type="string">
            <text:p text:style-name="P37"/>
          </table:table-cell>
        </table:table-row>
        <table:table-row table:style-name="表格1.18">
          <table:table-cell table:style-name="表格1.A2" office:value-type="float" office:value="17">
            <text:p text:style-name="P17">17</text:p>
          </table:table-cell>
          <table:table-cell table:style-name="表格1.B18" office:value-type="string">
            <text:p text:style-name="P10">智能推送<text:span text:style-name="T45">给用户经常观看的类似视频</text:span></text:p>
          </table:table-cell>
          <table:table-cell table:style-name="表格1.C18" office:value-type="string">
            <text:p text:style-name="P11">有用的</text:p>
          </table:table-cell>
          <table:table-cell table:style-name="表格1.D18" office:value-type="string">
            <text:p text:style-name="P12">暂定</text:p>
          </table:table-cell>
          <table:table-cell table:style-name="表格1.E18" office:value-type="string">
            <text:p text:style-name="P12"/>
          </table:table-cell>
        </table:table-row>
        <table:table-row>
          <table:table-cell table:style-name="表格1.A2" office:value-type="float" office:value="18">
            <text:p text:style-name="P17">18</text:p>
          </table:table-cell>
          <table:table-cell table:style-name="表格1.B19" office:value-type="string">
            <text:p text:style-name="P23">能够发送消息给其他用户</text:p>
          </table:table-cell>
          <table:table-cell table:style-name="表格1.C19" office:value-type="string">
            <text:p text:style-name="P11">关键的</text:p>
          </table:table-cell>
          <table:table-cell table:style-name="表格1.D19" office:value-type="string">
            <text:p text:style-name="P12">暂定</text:p>
          </table:table-cell>
          <table:table-cell table:style-name="表格1.E19" office:value-type="string">
            <text:p text:style-name="P12"/>
          </table:table-cell>
        </table:table-row>
        <table:table-row table:style-name="表格1.20">
          <table:table-cell table:style-name="表格1.A2" office:value-type="float" office:value="19">
            <text:p text:style-name="P17">19</text:p>
          </table:table-cell>
          <table:table-cell table:style-name="表格1.B20" office:value-type="string">
            <text:p text:style-name="P10">短视频<text:span text:style-name="T46">的时间限制</text:span></text:p>
          </table:table-cell>
          <table:table-cell table:style-name="表格1.C20" office:value-type="string">
            <text:p text:style-name="P11">关键的</text:p>
          </table:table-cell>
          <table:table-cell table:style-name="表格1.D20" office:value-type="string">
            <text:p text:style-name="P12">初次迭代</text:p>
          </table:table-cell>
          <table:table-cell table:style-name="表格1.E20" office:value-type="string">
            <text:p text:style-name="P12"/>
          </table:table-cell>
        </table:table-row>
        <table:table-row>
          <table:table-cell table:style-name="表格1.A2" office:value-type="float" office:value="20">
            <text:p text:style-name="P17">20</text:p>
          </table:table-cell>
          <table:table-cell table:style-name="表格1.B21" office:value-type="string">
            <text:p text:style-name="P10">可以编辑我所要上传的视频</text:p>
          </table:table-cell>
          <table:table-cell table:style-name="表格1.C21" office:value-type="string">
            <text:p text:style-name="P11">有用的</text:p>
          </table:table-cell>
          <table:table-cell table:style-name="表格1.D21" office:value-type="string">
            <text:p text:style-name="P12">暂定</text:p>
          </table:table-cell>
          <table:table-cell table:style-name="表格1.E21" office:value-type="string">
            <text:p text:style-name="P12"/>
          </table:table-cell>
        </table:table-row>
        <table:table-row>
          <table:table-cell table:style-name="表格1.A2" office:value-type="float" office:value="21">
            <text:p text:style-name="P16">21</text:p>
          </table:table-cell>
          <table:table-cell table:style-name="表格1.B22" office:value-type="string">
            <text:p text:style-name="P15">对自己喜欢的视频点赞和评论</text:p>
          </table:table-cell>
          <table:table-cell table:style-name="表格1.C22" office:value-type="string">
            <text:p text:style-name="P11">重要的</text:p>
          </table:table-cell>
          <table:table-cell table:style-name="表格1.D22" office:value-type="string">
            <text:p text:style-name="P12">暂定</text:p>
          </table:table-cell>
          <table:table-cell table:style-name="表格1.E22" office:value-type="string">
            <text:p text:style-name="P12"/>
          </table:table-cell>
        </table:table-row>
        <text:soft-page-break/>
        <table:table-row table:style-name="表格1.23">
          <table:table-cell table:style-name="表格1.A2" office:value-type="float" office:value="22">
            <text:p text:style-name="P16">22</text:p>
          </table:table-cell>
          <table:table-cell table:style-name="表格1.B23" office:value-type="string">
            <text:p text:style-name="P10">能够收藏喜欢<text:span text:style-name="T47">的视频</text:span></text:p>
          </table:table-cell>
          <table:table-cell table:style-name="表格1.C23" office:value-type="string">
            <text:p text:style-name="P11">有用的</text:p>
          </table:table-cell>
          <table:table-cell table:style-name="表格1.D23" office:value-type="string">
            <text:p text:style-name="P12">暂定</text:p>
          </table:table-cell>
          <table:table-cell table:style-name="表格1.E23" office:value-type="string">
            <text:p text:style-name="P12"/>
          </table:table-cell>
        </table:table-row>
        <table:table-row table:style-name="表格1.23">
          <table:table-cell table:style-name="表格1.A2" office:value-type="float" office:value="23">
            <text:p text:style-name="P19">23</text:p>
          </table:table-cell>
          <table:table-cell table:style-name="表格1.B24" office:value-type="string">
            <text:p text:style-name="P10">个人资料的修改</text:p>
          </table:table-cell>
          <table:table-cell table:style-name="表格1.C24" office:value-type="string">
            <text:p text:style-name="P11">必须的</text:p>
          </table:table-cell>
          <table:table-cell table:style-name="表格1.D24" office:value-type="string">
            <text:p text:style-name="P37">初次迭代</text:p>
          </table:table-cell>
          <table:table-cell table:style-name="表格1.E24" office:value-type="string">
            <text:p text:style-name="P12"/>
          </table:table-cell>
        </table:table-row>
      </table:table>
      <text:list xml:id="list213527828224488" text:continue-numbering="true" text:style-name="Outline">
        <text:list-header>
          <text:h text:style-name="Heading_20_1" text:outline-level="1" text:is-list-header="true"><text:bookmark-start text:name="__RefHeading___Toc9602_1001705051"/>其他产品需求<text:bookmark-end text:name="__RefHeading___Toc9602_1001705051"/></text:h>
          <text:list text:continue-numbering="true">
            <text:list-header>
              <text:h text:style-name="P127" text:outline-level="2" text:is-list-header="true"><text:bookmark-start text:name="__RefHeading___Toc3451_1782208018"/>可应用标准<text:bookmark-end text:name="__RefHeading___Toc3451_1782208018"/></text:h>
            </text:list-header>
          </text:list>
        </text:list-header>
      </text:list>
      <text:p text:style-name="P89"><text:tab/><text:span text:style-name="T69"><text:tab/>由于采用</text:span><text:span text:style-name="T71">TCP/IP标准，因此必须遵循TCP/IP协议，ISDN标准，以Linux平台开发，文件上传和下载采用FTP协议，遵循GNU 通用公共开源许可v3.0</text:span></text:p>
      <text:list xml:id="list213528238966606" text:continue-numbering="true" text:style-name="Outline">
        <text:list-item>
          <text:list>
            <text:list-header>
              <text:h text:style-name="P127" text:outline-level="2" text:is-list-header="true"><text:bookmark-start text:name="__RefHeading___Toc3453_1782208018"/>系统需求<text:bookmark-end text:name="__RefHeading___Toc3453_1782208018"/></text:h>
            </text:list-header>
          </text:list>
        </text:list-item>
      </text:list>
      <text:p text:style-name="P89"><text:tab/><text:span text:style-name="T69"><text:tab/></text:span><text:span text:style-name="T72">“乐闪”短视频APP初次迭代产品的交付能够部署在linux平台上的计算机，android移动平台上，采用移动互联网，也可以是wlan，支持android 4.0以上平台版本使用</text:span></text:p>
      <text:p text:style-name="P137"/>
      <text:list xml:id="list213528409961237" text:continue-numbering="true" text:style-name="Outline">
        <text:list-item>
          <text:list>
            <text:list-header>
              <text:h text:style-name="P127" text:outline-level="2" text:is-list-header="true"><text:bookmark-start text:name="__RefHeading___Toc3455_1782208018"/>许可证<text:span text:style-name="T59">及权限</text:span><text:bookmark-end text:name="__RefHeading___Toc3455_1782208018"/></text:h>
            </text:list-header>
          </text:list>
        </text:list-item>
      </text:list>
      <text:p text:style-name="P89"><text:tab/><text:tab/><text:span text:style-name="T60">为了更好</text:span><text:span text:style-name="T62">的为各个用户提供服务，该软件会在征求用户同意下捕获用户的观看习惯，并会提高该类别推送。</text:span></text:p>
      <text:p text:style-name="P83"><text:tab/><text:tab/>权限依赖<text:span text:style-name="T48">：1.使用用户摄像头的权限2.读写用户存储的权限3.使用数据和wlan的权限4.获取用户位置的权限5.读取手机联系人的权限</text:span></text:p>
      <text:list xml:id="list213527603094974" text:continue-numbering="true" text:style-name="Outline">
        <text:list-item>
          <text:list>
            <text:list-header>
              <text:h text:style-name="P127" text:outline-level="2" text:is-list-header="true"><text:bookmark-start text:name="__RefHeading___Toc3457_1782208018"/>性能需求<text:bookmark-end text:name="__RefHeading___Toc3457_1782208018"/></text:h>
            </text:list-header>
          </text:list>
        </text:list-item>
      </text:list>
      <text:p text:style-name="P89"><text:tab/><text:tab/><text:span text:style-name="T60">网络</text:span><text:span text:style-name="T63">带宽需求：最低需求4Mbps/s</text:span></text:p>
      <text:list xml:id="list213529260527846" text:continue-numbering="true" text:style-name="Outline">
        <text:list-item>
          <text:list>
            <text:list-header>
              <text:h text:style-name="P127" text:outline-level="2" text:is-list-header="true"><text:bookmark-start text:name="__RefHeading___Toc13244_1649206321"/>产品需求综述<text:bookmark-end text:name="__RefHeading___Toc13244_1649206321"/></text:h>
            </text:list-header>
          </text:list>
        </text:list-item>
      </text:list>
      <text:p text:style-name="P97">全称：“乐闪”短视频APP，该系统必须利用好已有的移动网速条件下，此处要求移动数据网络至少<text:span text:style-name="T33">4Mbps</text:span>（即大概400Kbits/s以上的下载速度）。软件提供<text:span text:style-name="T34">给用户观看短视频，上传短视频，下载短视频的基本功能，后期需要添加关注，粉丝，聊天的功能，产品</text:span>特点如下：</text:p>
      <text:p text:style-name="P170"><text:tab/>——这不是一个视频播放器，且并不提供常见视频资源的点播功能（参考爱奇艺<text:span text:style-name="T34">、优酷等</text:span>）</text:p>
      <text:p text:style-name="P170"><text:tab/>——项目<text:span text:style-name="T34">的后期版本包含一个关注子系统（参考微博）</text:span></text:p>
      <text:p text:style-name="P169"><text:span text:style-name="T55"><text:tab/>——一个简单</text:span><text:span text:style-name="T56">的在线聊天工具（参考QQ，微信）</text:span></text:p>
      <text:p text:style-name="P29"><text:s text:c="34"/></text:p>
      <text:p text:style-name="P29"><text:span text:style-name="T57"><text:s/></text:span><text:s text:c="35"/></text:p>
      <text:list xml:id="list213527440683886" text:continue-numbering="true" text:style-name="Outline">
        <text:list-item>
          <text:list>
            <text:list-item>
              <text:list>
                <text:list-header>
                  <text:h text:style-name="Heading_20_3" text:outline-level="3" text:is-list-header="true"><text:bookmark-start text:name="__RefHeading___Toc9621_1001705051"/>偏视频社交的应用<text:bookmark-end text:name="__RefHeading___Toc9621_1001705051"/></text:h>
                </text:list-header>
              </text:list>
            </text:list-item>
          </text:list>
        </text:list-item>
      </text:list>
      <text:p text:style-name="P31"><text:s text:c="9"/><text:span text:style-name="T69"><text:s text:c="2"/>此app定位是一个短视频</text:span><text:span text:style-name="T73">和社交</text:span><text:span text:style-name="T69">的应用,通过兴趣</text:span><text:span text:style-name="T73">，寻找相近喜好的“乐闪人”</text:span></text:p>
      <text:list xml:id="list213528640340094" text:continue-numbering="true" text:style-name="Outline">
        <text:list-item>
          <text:list>
            <text:list-item>
              <text:list>
                <text:list-header>
                  <text:h text:style-name="Heading_20_3" text:outline-level="3" text:is-list-header="true"><text:bookmark-start text:name="__RefHeading___Toc9623_1001705051"/>方便,快捷<text:bookmark-end text:name="__RefHeading___Toc9623_1001705051"/></text:h>
                </text:list-header>
              </text:list>
            </text:list-item>
          </text:list>
        </text:list-item>
      </text:list>
      <text:p text:style-name="P30"/>
      <text:p text:style-name="P30"><text:s text:c="8"/><text:span text:style-name="T69"><text:s text:c="3"/>基于当下人们的快节奏生活,使用此app操作简单</text:span><text:span text:style-name="T74">，入手速度快</text:span><text:span text:style-name="T69">, 用户只需点开</text:span><text:span text:style-name="T75">app</text:span><text:span text:style-name="T74">，登录上自己的账号，就可以根据相近的视频兴趣爱好，交友。</text:span></text:p>
      <text:p text:style-name="P30"><text:s/></text:p>
      <text:list xml:id="list213528086933743" text:continue-numbering="true" text:style-name="Outline">
        <text:list-item>
          <text:list>
            <text:list-item>
              <text:list>
                <text:list-header>
                  <text:h text:style-name="Heading_20_3" text:outline-level="3" text:is-list-header="true"><text:bookmark-start text:name="__RefHeading___Toc9625_1001705051"/>内容丰富<text:bookmark-end text:name="__RefHeading___Toc9625_1001705051"/></text:h>
                </text:list-header>
              </text:list>
            </text:list-item>
          </text:list>
        </text:list-item>
      </text:list>
      <text:p text:style-name="P30"/>
      <text:p text:style-name="P30"><text:soft-page-break/><text:s text:c="11"/><text:span text:style-name="T69">此app中的视频大都由广大用户上传,因此内容多样化,并且会根据用户喜欢浏览的视频种类来优先播放视频</text:span></text:p>
      <text:list xml:id="list213528148681541" text:continue-numbering="true" text:style-name="Outline">
        <text:list-header>
          <text:h text:style-name="P109" text:outline-level="1" text:is-list-header="true"><text:span text:style-name="T81"/></text:h>
          <text:h text:style-name="P109" text:outline-level="1" text:is-list-header="true"><text:bookmark-start text:name="__RefHeading___Toc9627_1001705051"/><text:span text:style-name="T81">用况模型</text:span><text:bookmark-end text:name="__RefHeading___Toc9627_1001705051"/></text:h>
          <text:list text:continue-numbering="true">
            <text:list-header>
              <text:h text:style-name="Heading_20_2" text:outline-level="2" text:is-list-header="true"><text:bookmark-start text:name="__RefHeading___Toc14373_1003501382"/>术语表<text:bookmark-end text:name="__RefHeading___Toc14373_1003501382"/></text:h>
            </text:list-header>
          </text:list>
        </text:list-header>
      </text:list>
      <table:table table:name="表格2" table:style-name="表格2">
        <table:table-column table:style-name="表格2.A"/>
        <table:table-column table:style-name="表格2.B"/>
        <table:table-row>
          <table:table-cell table:style-name="表格2.A1" office:value-type="string">
            <text:p text:style-name="P139">名称</text:p>
          </table:table-cell>
          <table:table-cell table:style-name="表格2.B1" office:value-type="string">
            <text:p text:style-name="P139">描述</text:p>
          </table:table-cell>
        </table:table-row>
        <table:table-row>
          <table:table-cell table:style-name="表格2.A2" office:value-type="string">
            <text:p text:style-name="P139">正式用户</text:p>
          </table:table-cell>
          <table:table-cell table:style-name="表格2.B2" office:value-type="string">
            <text:p text:style-name="P139">正式注册的用户</text:p>
          </table:table-cell>
        </table:table-row>
        <table:table-row>
          <table:table-cell table:style-name="表格2.A2" office:value-type="string">
            <text:p text:style-name="P139">回复者</text:p>
          </table:table-cell>
          <table:table-cell table:style-name="表格2.B2" office:value-type="string">
            <text:p text:style-name="P139">回复评论动态的人</text:p>
          </table:table-cell>
        </table:table-row>
        <table:table-row>
          <table:table-cell table:style-name="表格2.A2" office:value-type="string">
            <text:p text:style-name="P139">客户端</text:p>
          </table:table-cell>
          <table:table-cell table:style-name="表格2.B2" office:value-type="string">
            <text:p text:style-name="P139">一个移动应用程序<text:span text:style-name="T49">，主要部署在移动平台上（平板电脑，手机），用户必须使用该客户端才可以浏览，上传，下载视频。</text:span></text:p>
          </table:table-cell>
        </table:table-row>
        <table:table-row>
          <table:table-cell table:style-name="表格2.A2" office:value-type="string">
            <text:p text:style-name="P140">服务器</text:p>
          </table:table-cell>
          <table:table-cell table:style-name="表格2.B2" office:value-type="string">
            <text:p text:style-name="P139">用<text:span text:style-name="T50">于开发者部署服务器，在服务器上保存用户信息</text:span></text:p>
          </table:table-cell>
        </table:table-row>
        <table:table-row>
          <table:table-cell table:style-name="表格2.A2" office:value-type="string">
            <text:p text:style-name="P139">登录信息</text:p>
          </table:table-cell>
          <table:table-cell table:style-name="表格2.B2" office:value-type="string">
            <text:p text:style-name="P139"><text:span text:style-name="T15">由</text:span>帐号和密码<text:span text:style-name="T16">（系统在用户输入帐号的同时在屏幕上回显所输入的帐号，在输入密码时在屏幕上使用‘*’字符回显所输入密码）</text:span></text:p>
          </table:table-cell>
        </table:table-row>
        <table:table-row>
          <table:table-cell table:style-name="表格2.A2" office:value-type="string">
            <text:p text:style-name="P139">聊天记录</text:p>
          </table:table-cell>
          <table:table-cell table:style-name="表格2.B2" office:value-type="string">
            <text:p text:style-name="P139">包括<text:span text:style-name="T51">该用户所有</text:span>历史聊天信息<text:span text:style-name="T52">，包括图片，表情，文字等</text:span></text:p>
          </table:table-cell>
        </table:table-row>
        <table:table-row>
          <table:table-cell table:style-name="表格2.A2" office:value-type="string">
            <text:p text:style-name="P164">参与者</text:p>
          </table:table-cell>
          <table:table-cell table:style-name="表格2.B2" office:value-type="string">
            <text:p text:style-name="P148">参与者定义了用户与软件交互过程中扮演的角色。</text:p>
          </table:table-cell>
        </table:table-row>
        <table:table-row>
          <table:table-cell table:style-name="表格2.A2" office:value-type="string">
            <text:p text:style-name="P148">帐号</text:p>
          </table:table-cell>
          <table:table-cell table:style-name="表格2.B2" office:value-type="string">
            <text:p text:style-name="P148">粉丝的唯一一串字符编号，系统用它来识别粉丝。</text:p>
          </table:table-cell>
        </table:table-row>
        <table:table-row>
          <table:table-cell table:style-name="表格2.A2" office:value-type="string">
            <text:p text:style-name="P148">切换帐号</text:p>
          </table:table-cell>
          <table:table-cell table:style-name="表格2.B2" office:value-type="string">
            <text:p text:style-name="P148">对以登录的帐号进行更换。</text:p>
          </table:table-cell>
        </table:table-row>
        <table:table-row>
          <table:table-cell table:style-name="表格2.A2" office:value-type="string">
            <text:p text:style-name="P148">粉丝</text:p>
          </table:table-cell>
          <table:table-cell table:style-name="表格2.B2" office:value-type="string">
            <text:p text:style-name="P148">在软件上正式注册账户的正式用户。</text:p>
          </table:table-cell>
        </table:table-row>
        <table:table-row>
          <table:table-cell table:style-name="表格2.A2" office:value-type="string">
            <text:p text:style-name="P148">游客</text:p>
          </table:table-cell>
          <table:table-cell table:style-name="表格2.B2" office:value-type="string">
            <text:p text:style-name="P148">并未注册账户，直接进行浏览的用户。</text:p>
          </table:table-cell>
        </table:table-row>
        <table:table-row>
          <table:table-cell table:style-name="表格2.A2" office:value-type="string">
            <text:p text:style-name="P148">创作者</text:p>
          </table:table-cell>
          <table:table-cell table:style-name="表格2.B2" office:value-type="string">
            <text:p text:style-name="P98">录制，编辑，上传<text:span text:style-name="T98">的正式用户</text:span></text:p>
          </table:table-cell>
        </table:table-row>
        <table:table-row>
          <table:table-cell table:style-name="表格2.A2" office:value-type="string">
            <text:p text:style-name="P148">服务管理<text:span text:style-name="T98">员</text:span></text:p>
          </table:table-cell>
          <table:table-cell table:style-name="表格2.B2" office:value-type="string">
            <text:p text:style-name="P98">确保软件的运作推广，广告投放活动。</text:p>
          </table:table-cell>
        </table:table-row>
        <table:table-row>
          <table:table-cell table:style-name="表格2.A2" office:value-type="string">
            <text:p text:style-name="P148">程序工程师</text:p>
          </table:table-cell>
          <table:table-cell table:style-name="表格2.B2" office:value-type="string">
            <text:p text:style-name="P98">软件的升级以及修复软件bug。</text:p>
          </table:table-cell>
        </table:table-row>
        <table:table-row>
          <table:table-cell table:style-name="表格2.A2" office:value-type="string">
            <text:p text:style-name="P148">视频管理员</text:p>
          </table:table-cell>
          <table:table-cell table:style-name="表格2.B2" office:value-type="string">
            <text:p text:style-name="P98">针对多次<text:span text:style-name="T99">被用户举报的情况，</text:span>监察视频，删除违规视频，必要可封闭账户。</text:p>
          </table:table-cell>
        </table:table-row>
        <table:table-row>
          <table:table-cell table:style-name="表格2.A2" office:value-type="string">
            <text:p text:style-name="P148">主页</text:p>
          </table:table-cell>
          <table:table-cell table:style-name="表格2.B2" office:value-type="string">
            <text:p text:style-name="P165">“乐闪”短视频APP的页面主页</text:p>
          </table:table-cell>
        </table:table-row>
      </table:table>
      <text:p text:style-name="P141"/>
      <text:list xml:id="list213529141754605" text:continue-numbering="true" text:style-name="Outline">
        <text:list-item>
          <text:list>
            <text:list-header>
              <text:h text:style-name="Heading_20_2" text:outline-level="2" text:is-list-header="true"><text:bookmark-start text:name="__RefHeading___Toc9604_1001705051"/>参与者类别 <text:s text:c="11"/><text:bookmark-end text:name="__RefHeading___Toc9604_1001705051"/></text:h>
            </text:list-header>
          </text:list>
        </text:list-item>
      </text:list>
      <text:p text:style-name="P54"><text:s/>图<text:span text:style-name="T100">1-1给出了用例模型中的所有参与者。下面是参与者的简要描述。</text:span></text:p>
      <text:list xml:id="list213529337123671" text:continue-numbering="true" text:style-name="Outline">
        <text:list-item>
          <text:list>
            <text:list-item>
              <text:list>
                <text:list-header>
                  <text:h text:style-name="Heading_20_3" text:outline-level="3" text:is-list-header="true"><text:bookmark-start text:name="__RefHeading___Toc1584_115736649"/>粉丝<text:bookmark-end text:name="__RefHeading___Toc1584_115736649"/></text:h>
                </text:list-header>
              </text:list>
            </text:list-item>
          </text:list>
        </text:list-item>
      </text:list>
      <text:p text:style-name="P54">粉丝在乐闪应用程序上进行活动，可以浏览视频，也可以上传视频，对自己的个人资料进行修改，为喜欢的视频点赞和评论等等。人们在该软件上注册成为正式用户的人。</text:p>
      <text:list xml:id="list213529336847424" text:continue-numbering="true" text:style-name="Outline">
        <text:list-item>
          <text:list>
            <text:list-item>
              <text:list>
                <text:list-header>
                  <text:h text:style-name="Heading_20_3" text:outline-level="3" text:is-list-header="true"><text:bookmark-start text:name="__RefHeading___Toc1588_115736649"/>视频管理员<text:bookmark-end text:name="__RefHeading___Toc1588_115736649"/></text:h>
                </text:list-header>
              </text:list>
            </text:list-item>
          </text:list>
        </text:list-item>
      </text:list>
      <text:p text:style-name="P54">“视频管理员”负责乐闪应用的视频安全监管，监察视频是否违规，以及删除违规视频，提醒该视频用户正常使用该应用，在必要是可封闭该账户。</text:p>
      <text:list xml:id="list213528468897696" text:continue-numbering="true" text:style-name="Outline">
        <text:list-item>
          <text:list>
            <text:list-item>
              <text:list>
                <text:list-header>
                  <text:h text:style-name="Heading_20_3" text:outline-level="3" text:is-list-header="true"><text:bookmark-start text:name="__RefHeading___Toc1590_115736649"/>程序工程师<text:bookmark-end text:name="__RefHeading___Toc1590_115736649"/></text:h>
                </text:list-header>
              </text:list>
            </text:list-item>
          </text:list>
        </text:list-item>
      </text:list>
      <text:p text:style-name="P54"><text:soft-page-break/>“程序工程师”负责软件的升级以及修复软件bug。</text:p>
      <text:list xml:id="list213527303614570" text:continue-numbering="true" text:style-name="Outline">
        <text:list-item>
          <text:list>
            <text:list-item>
              <text:list>
                <text:list-header>
                  <text:h text:style-name="Heading_20_3" text:outline-level="3" text:is-list-header="true"><text:bookmark-start text:name="__RefHeading___Toc1592_115736649"/>服务管理员<text:bookmark-end text:name="__RefHeading___Toc1592_115736649"/></text:h>
                </text:list-header>
              </text:list>
            </text:list-item>
          </text:list>
        </text:list-item>
      </text:list>
      <text:p text:style-name="P83">“服务管理员”负责确保软件的运作推广，广告投放活动。</text:p>
      <text:list xml:id="list213527307485802" text:continue-numbering="true" text:style-name="Outline">
        <text:list-item>
          <text:list>
            <text:list-item>
              <text:list>
                <text:list-header>
                  <text:h text:style-name="Heading_20_3" text:outline-level="3" text:is-list-header="true"><text:bookmark-start text:name="__RefHeading___Toc1213_1169567744"/>创作者<text:bookmark-end text:name="__RefHeading___Toc1213_1169567744"/></text:h>
                </text:list-header>
              </text:list>
            </text:list-item>
          </text:list>
        </text:list-item>
      </text:list>
      <text:p text:style-name="P83">“创作者”负责视频的录制，编辑，上传。</text:p>
      <text:p text:style-name="P89"/>
      <text:p text:style-name="P89"/>
      <text:p text:style-name="P89"/>
      <text:p text:style-name="P89"/>
      <text:p text:style-name="P89"/>
      <text:p text:style-name="P89"><text:tab/><text:tab/><text:tab/><text:tab/><text:tab/><text:tab/><text:tab/></text:p>
      <text:p text:style-name="P89"/>
      <text:p text:style-name="P89"/>
      <text:p text:style-name="P89"/>
      <text:p text:style-name="P89"/>
      <text:p text:style-name="P89"/>
      <text:p text:style-name="P89"/>
      <text:p text:style-name="P89"><text:tab/><text:tab/><text:tab/><text:tab/><text:tab/><text:tab/><text:tab/><text:tab/><text:tab/>图<text:span text:style-name="T100">1-1 <text:s/>乐闪中的参与者</text:span></text:p>
      <text:list xml:id="list213528707555527" text:continue-numbering="true" text:style-name="Outline">
        <text:list-item>
          <text:list>
            <text:list-header>
              <text:h text:style-name="Heading_20_2" text:outline-level="2" text:is-list-header="true"><text:bookmark-start text:name="__RefHeading___Toc1594_115736649"/>用例类别<text:bookmark-end text:name="__RefHeading___Toc1594_115736649"/></text:h>
              <text:list text:continue-numbering="true">
                <text:list-header>
                  <text:h text:style-name="Heading_20_3" text:outline-level="3" text:is-list-header="true"><text:bookmark-start text:name="__RefHeading___Toc1596_115736649"/>主要用例<text:bookmark-end text:name="__RefHeading___Toc1596_115736649"/></text:h>
                </text:list-header>
              </text:list>
            </text:list-header>
          </text:list>
        </text:list-item>
      </text:list>
      <text:p text:style-name="P54">图<text:span text:style-name="T100">1-2</text:span>给出了乐闪的主要用例。<text:span text:style-name="T101">下面是参与者的简要描述。</text:span></text:p>
      <text:list xml:id="list213527911195787" text:continue-numbering="true" text:style-name="Outline">
        <text:list-item>
          <text:list>
            <text:list-item>
              <text:list>
                <text:list-item>
                  <text:list>
                    <text:list-header>
                      <text:h text:style-name="Heading_20_4" text:outline-level="4" text:is-list-header="true"><text:bookmark-start text:name="__RefHeading___Toc1728_3810642074"/>浏览<text:bookmark-end text:name="__RefHeading___Toc1728_3810642074"/></text:h>
                    </text:list-header>
                  </text:list>
                </text:list-item>
              </text:list>
            </text:list-item>
          </text:list>
        </text:list-item>
      </text:list>
      <text:p text:style-name="P88">该用例描述了粉丝使用乐闪软件浏览短视频。在粉丝浏览的过程中，可以关注视频用户，并且喜欢的视频下方评论。同时支持视频的点赞和转发。</text:p>
      <text:list xml:id="list213528615126288" text:continue-numbering="true" text:style-name="Outline">
        <text:list-item>
          <text:list>
            <text:list-item>
              <text:list>
                <text:list-item>
                  <text:list>
                    <text:list-header>
                      <text:h text:style-name="Heading_20_4" text:outline-level="4" text:is-list-header="true"><text:bookmark-start text:name="__RefHeading___Toc9629_1001705051"/><text:span text:style-name="T102">分享</text:span>视频<text:bookmark-end text:name="__RefHeading___Toc9629_1001705051"/></text:h>
                    </text:list-header>
                  </text:list>
                </text:list-item>
              </text:list>
            </text:list-item>
          </text:list>
        </text:list-item>
      </text:list>
      <text:p text:style-name="P83">该用例描述了创作者录制视频，剪辑上传，在经过初步的审核，确定没有违规画面，就会上传至服务器，并推送到其它粉丝的客户端。</text:p>
      <text:list xml:id="list213529237686041" text:continue-numbering="true" text:style-name="Outline">
        <text:list-item>
          <text:list>
            <text:list-item>
              <text:list>
                <text:list-item>
                  <text:list>
                    <text:list-header>
                      <text:h text:style-name="Heading_20_4" text:outline-level="4" text:is-list-header="true"><text:bookmark-start text:name="__RefHeading___Toc1734_3810642074"/>管理账户<text:bookmark-end text:name="__RefHeading___Toc1734_3810642074"/></text:h>
                    </text:list-header>
                  </text:list>
                </text:list-item>
              </text:list>
            </text:list-item>
          </text:list>
        </text:list-item>
      </text:list>
      <text:p text:style-name="P83">该用例描述了粉丝在个人界面对自己的个人资料进行修改，在个人界面将会显示出你本人的情况，如关注度，粉丝人数，等等，同时支持退出账户，切换账户等等。</text:p>
      <text:list xml:id="list213529151955863" text:continue-numbering="true" text:style-name="Outline">
        <text:list-item>
          <text:list>
            <text:list-item>
              <text:list>
                <text:list-header>
                  <text:h text:style-name="P113" text:outline-level="3" text:is-list-header="true"><text:bookmark-start text:name="__RefHeading___Toc10965_1001705051"/>补充用例<text:bookmark-end text:name="__RefHeading___Toc10965_1001705051"/></text:h>
                </text:list-header>
              </text:list>
            </text:list-item>
          </text:list>
        </text:list-item>
      </text:list>
      <text:p text:style-name="P94">图<text:span text:style-name="T100">1-3展示了乐闪用例模型中的补充用例。下面这些小节给出了用例的简略描述。</text:span></text:p>
      <text:list xml:id="list213529409839042" text:continue-numbering="true" text:style-name="Outline">
        <text:list-item>
          <text:list>
            <text:list-item>
              <text:list>
                <text:list-item>
                  <text:list>
                    <text:list-header>
                      <text:h text:style-name="Heading_20_4" text:outline-level="4" text:is-list-header="true"><text:bookmark-start text:name="__RefHeading___Toc2752_3810642074"/>运行广告业务<text:bookmark-end text:name="__RefHeading___Toc2752_3810642074"/></text:h>
                    </text:list-header>
                  </text:list>
                </text:list-item>
              </text:list>
            </text:list-item>
          </text:list>
        </text:list-item>
      </text:list>
      <text:p text:style-name="P94"><text:soft-page-break/>该用例描述了服务管理员如何使用乐闪来运行广告业务，在粉丝浏览视频到达一定时间段的时候播放广告。该用例为广告投送方提出，该参与者也是我方项目的主要盈利来源和涉众。</text:p>
      <text:list xml:id="list213529124229954" text:continue-numbering="true" text:style-name="Outline">
        <text:list-item>
          <text:list>
            <text:list-item>
              <text:list>
                <text:list-item>
                  <text:list>
                    <text:list-header>
                      <text:h text:style-name="Heading_20_4" text:outline-level="4" text:is-list-header="true"><text:bookmark-start text:name="__RefHeading___Toc2754_3810642074"/>更新应用<text:bookmark-end text:name="__RefHeading___Toc2754_3810642074"/></text:h>
                    </text:list-header>
                  </text:list>
                </text:list-item>
              </text:list>
            </text:list-item>
          </text:list>
        </text:list-item>
      </text:list>
      <text:p text:style-name="P94">该用例描述了程序工程师如何更新应用，打补丁，还是扩展安装包。</text:p>
      <text:list xml:id="list213529067362205" text:continue-numbering="true" text:style-name="Outline">
        <text:list-item>
          <text:list>
            <text:list-item>
              <text:list>
                <text:list-item>
                  <text:list>
                    <text:list-header>
                      <text:h text:style-name="Heading_20_4" text:outline-level="4" text:is-list-header="true"><text:bookmark-start text:name="__RefHeading___Toc2756_3810642074"/>修复bug<text:bookmark-end text:name="__RefHeading___Toc2756_3810642074"/></text:h>
                    </text:list-header>
                  </text:list>
                </text:list-item>
              </text:list>
            </text:list-item>
          </text:list>
        </text:list-item>
      </text:list>
      <text:p text:style-name="P94">该用例描述了程序工程师如何捕获bug，并且修改bug。</text:p>
      <text:list xml:id="list213529412638461" text:continue-numbering="true" text:style-name="Outline">
        <text:list-item>
          <text:list>
            <text:list-item>
              <text:list>
                <text:list-item>
                  <text:list>
                    <text:list-header>
                      <text:h text:style-name="Heading_20_4" text:outline-level="4" text:is-list-header="true"><text:bookmark-start text:name="__RefHeading___Toc2758_3810642074"/>分析系统性能<text:bookmark-end text:name="__RefHeading___Toc2758_3810642074"/></text:h>
                    </text:list-header>
                  </text:list>
                </text:list-item>
              </text:list>
            </text:list-item>
          </text:list>
        </text:list-item>
      </text:list>
      <text:p text:style-name="P94">该用例描述了程序工程师如何根据应用的内部记录来分析应用性能并诊断问题。</text:p>
      <text:list xml:id="list213528480079696" text:continue-numbering="true" text:style-name="Outline">
        <text:list-item>
          <text:list>
            <text:list-item>
              <text:list>
                <text:list-item>
                  <text:list>
                    <text:list-header>
                      <text:h text:style-name="Heading_20_4" text:outline-level="4" text:is-list-header="true"><text:bookmark-start text:name="__RefHeading___Toc2760_3810642074"/>审查举报视频<text:bookmark-end text:name="__RefHeading___Toc2760_3810642074"/></text:h>
                    </text:list-header>
                  </text:list>
                </text:list-item>
              </text:list>
            </text:list-item>
          </text:list>
        </text:list-item>
      </text:list>
      <text:p text:style-name="P94">该用例描述了视频管理员通过用户举报的排名来审查被举报的视频。</text:p>
      <text:list xml:id="list213527989436798" text:continue-numbering="true" text:style-name="Outline">
        <text:list-item>
          <text:list>
            <text:list-item>
              <text:list>
                <text:list-item>
                  <text:list>
                    <text:list-header>
                      <text:h text:style-name="Heading_20_4" text:outline-level="4" text:is-list-header="true"><text:bookmark-start text:name="__RefHeading___Toc2762_3810642074"/>封锁违规账户<text:bookmark-end text:name="__RefHeading___Toc2762_3810642074"/></text:h>
                    </text:list-header>
                  </text:list>
                </text:list-item>
              </text:list>
            </text:list-item>
          </text:list>
        </text:list-item>
      </text:list>
      <text:p text:style-name="P87">该用例描述了视频管理员如何封锁违规粉丝的账户。</text:p>
      <text:list xml:id="list213529351411009" text:continue-numbering="true" text:style-name="Outline">
        <text:list-item>
          <text:list>
            <text:list-item>
              <text:list>
                <text:list-header>
                  <text:h text:style-name="Heading_20_3" text:outline-level="3" text:is-list-header="true"><text:bookmark-start text:name="__RefHeading___Toc10967_1001705051"/>用例描述———浏览视频<text:bookmark-end text:name="__RefHeading___Toc10967_1001705051"/></text:h>
                  <text:list text:continue-numbering="true">
                    <text:list-header>
                      <text:h text:style-name="Heading_20_4" text:outline-level="4" text:is-list-header="true"><text:bookmark-start text:name="__RefHeading___Toc9606_1001705051"/>用例图<text:bookmark-end text:name="__RefHeading___Toc9606_1001705051"/></text:h>
                    </text:list-header>
                  </text:list>
                </text:list-header>
              </text:list>
            </text:list-item>
          </text:list>
        </text:list-item>
      </text:list>
      <text:p text:style-name="P89">参见图<text:span text:style-name="T103">3-1。</text:span></text:p>
      <text:p text:style-name="P89"/>
      <text:p text:style-name="P89"><text:tab/><text:tab/><text:tab/><text:tab/><text:tab/><text:tab/><text:tab/> <text:tab/>图<text:span text:style-name="T103">3-1粉丝浏览视频用例的用例图</text:span></text:p>
      <text:list xml:id="list213527844342859" text:continue-numbering="true" text:style-name="Outline">
        <text:list-item>
          <text:list>
            <text:list-item>
              <text:list>
                <text:list-item>
                  <text:list>
                    <text:list-header>
                      <text:h text:style-name="Heading_20_4" text:outline-level="4" text:is-list-header="true"><text:bookmark-start text:name="__RefHeading___Toc546_2996081547"/>前置条件<text:bookmark-end text:name="__RefHeading___Toc546_2996081547"/></text:h>
                    </text:list-header>
                  </text:list>
                </text:list-item>
              </text:list>
            </text:list-item>
          </text:list>
        </text:list-item>
      </text:list>
      <text:list xml:id="list723650182" text:style-name="L6">
        <text:list-item>
          <text:p text:style-name="P84">用户网络连通正常</text:p>
        </text:list-item>
      </text:list>
      <text:list xml:id="list213529027148296" text:continue-list="list213527844342859" text:style-name="Outline">
        <text:list-item>
          <text:list>
            <text:list-item>
              <text:h text:style-name="P130" text:outline-level="2"><text:bookmark-start text:name="__RefHeading___Toc548_2996081547"/><text:span text:style-name="T103">3</text:span>.4基本流<text:bookmark-end text:name="__RefHeading___Toc548_2996081547"/></text:h>
            </text:list-item>
          </text:list>
        </text:list-item>
      </text:list>
      <text:p text:style-name="P85">{登录}</text:p>
      <text:p text:style-name="P103"><text:tab/><text:span text:style-name="T69">1. 参与者粉丝打开应用，启动用例。</text:span></text:p>
      <text:p text:style-name="P105"/>
      <text:p text:style-name="P55"><text:tab/>2.应用提示<text:span text:style-name="T104">粉丝在指定的地方填写帐号及密码。</text:span></text:p>
      <text:p text:style-name="P55"><text:tab/><text:span text:style-name="T104">3.</text:span>粉丝填写账号及密码<text:span text:style-name="T104">进行登录</text:span>。</text:p>
      <text:p text:style-name="P56">{验证账户}</text:p>
      <text:p text:style-name="P56"><text:tab/><text:span text:style-name="T104">4</text:span>.用于验证粉丝的账号注册和账户与账号密码的匹配。</text:p>
      <text:p text:style-name="P54"><text:span text:style-name="T105">{</text:span>观看视频<text:span text:style-name="T105">}</text:span></text:p>
      <text:p text:style-name="P54"><text:tab/><text:span text:style-name="T106">5.</text:span></text:p>
      <text:p text:style-name="P54"><text:tab/><text:span text:style-name="T107">3.应用开始自动播放短视频。</text:span></text:p>
      <text:p text:style-name="P57">{切换视频}</text:p>
      <text:p text:style-name="P57"><text:tab/><text:span text:style-name="T107">5</text:span>.粉丝观看当前短视频之后，切换<text:span text:style-name="T108">下一个视频。</text:span></text:p>
      <text:p text:style-name="P58"><text:soft-page-break/>{用例终止}</text:p>
      <text:p text:style-name="P58"><text:tab/><text:span text:style-name="T109">5.粉丝退出应用，用例终止。</text:span></text:p>
      <text:list xml:id="list213528458082829" text:continue-numbering="true" text:style-name="Outline">
        <text:list-item>
          <text:list>
            <text:list-item>
              <text:h text:style-name="P133" text:outline-level="2"><text:bookmark-start text:name="__RefHeading___Toc550_2996081547"/><text:span text:style-name="T103">3</text:span>.5备选流<text:bookmark-end text:name="__RefHeading___Toc550_2996081547"/></text:h>
              <text:list>
                <text:list-item>
                  <text:h text:style-name="P111" text:outline-level="3"><text:bookmark-start text:name="__RefHeading___Toc9608_1001705051"/>3.5.1 登录处理<text:bookmark-end text:name="__RefHeading___Toc9608_1001705051"/></text:h>
                </text:list-item>
              </text:list>
            </text:list-item>
          </text:list>
        </text:list-item>
      </text:list>
      <text:p text:style-name="P59">1.注册帐号</text:p>
      <text:p text:style-name="P59"><text:tab/>粉丝根据应用提示逐步填写注册信息。</text:p>
      <text:p text:style-name="P59"><text:tab/><text:span text:style-name="T110">1.</text:span>如果<text:span text:style-name="T111">注册成功,则用例重新回到基本流的{登录}处。</text:span></text:p>
      <text:p text:style-name="P59"><text:tab/><text:span text:style-name="T110">2.如果注册失败,粉丝根据应用提示修改。</text:span></text:p>
      <text:p text:style-name="P60">2.登录失败</text:p>
      <text:p text:style-name="P60"><text:tab/>在{验证账户}处验证失败</text:p>
      <text:p text:style-name="P60"><text:tab/>1.重新回到用况{登录}处,粉丝根据应用提示信息修改帐号或密码</text:p>
      <text:p text:style-name="P61">3.忘记密码</text:p>
      <text:p text:style-name="P61"><text:tab/><text:span text:style-name="T112">1.</text:span>在<text:span text:style-name="T113">{登录}处忘记密码，软件提示重新获得密码的步骤。</text:span></text:p>
      <text:p text:style-name="P90"><text:tab/><text:span text:style-name="T69">2.得到密码，跳回{填写账号}进行登录。</text:span></text:p>
      <text:p text:style-name="P59">2.跳过登录</text:p>
      <text:p text:style-name="P59"><text:tab/>用<text:span text:style-name="T114">况</text:span>直接执行基本<text:span text:style-name="T110">流{观看视频}。</text:span></text:p>
      <text:p text:style-name="P59"/>
      <text:list xml:id="list213529057740298" text:continue-numbering="true" text:style-name="Outline">
        <text:list-item>
          <text:list>
            <text:list-item>
              <text:list>
                <text:list-item>
                  <text:h text:style-name="P111" text:outline-level="3"><text:bookmark-start text:name="__RefHeading___Toc552_2996081547"/>3.5.1无法打开视频<text:bookmark-end text:name="__RefHeading___Toc552_2996081547"/></text:h>
                </text:list-item>
              </text:list>
            </text:list-item>
          </text:list>
        </text:list-item>
      </text:list>
      <text:p text:style-name="P62">1.网络异常</text:p>
      <text:list xml:id="list2073813805" text:style-name="L15">
        <text:list-item>
          <text:p text:style-name="P63">提示粉丝检测网络。</text:p>
        </text:list-item>
      </text:list>
      <text:p text:style-name="P62">2.视频无法打开</text:p>
      <text:list xml:id="list1815546605" text:style-name="L16">
        <text:list-item>
          <text:p text:style-name="P64">提示粉丝该视频出现错误,无法打开,切换到下一个视频。</text:p>
        </text:list-item>
      </text:list>
      <text:list xml:id="list213527882660323" text:continue-list="list213529057740298" text:style-name="Outline">
        <text:list-item>
          <text:list>
            <text:list-item>
              <text:list>
                <text:list-item>
                  <text:h text:style-name="P111" text:outline-level="3"><text:bookmark-start text:name="__RefHeading___Toc554_2996081547"/>3.5.<text:span text:style-name="T115">2</text:span>无法使用其它功能<text:bookmark-end text:name="__RefHeading___Toc554_2996081547"/></text:h>
                </text:list-item>
              </text:list>
            </text:list-item>
          </text:list>
        </text:list-item>
      </text:list>
      <text:p text:style-name="P62">1.粉丝是游客登录</text:p>
      <text:p text:style-name="P62"><text:tab/> <text:s text:c="3"/><text:span text:style-name="T115">a. <text:s text:c="3"/></text:span>提示粉丝现在仅仅只是游客,无法使用其它功能。</text:p>
      <text:list xml:id="list213528801082159" text:continue-numbering="true" text:style-name="Outline">
        <text:list-item>
          <text:list>
            <text:list-item>
              <text:list>
                <text:list-item>
                  <text:h text:style-name="P111" text:outline-level="3"><text:bookmark-start text:name="__RefHeading___Toc556_2996081547"/>3.5.<text:span text:style-name="T115">3 关注</text:span><text:bookmark-end text:name="__RefHeading___Toc556_2996081547"/></text:h>
                </text:list-item>
              </text:list>
            </text:list-item>
          </text:list>
        </text:list-item>
      </text:list>
      <text:p text:style-name="P92"><text:span text:style-name="T69">1.粉丝在基本流{观看视频}中,手动关注</text:span><text:span text:style-name="T76">或取关</text:span><text:span text:style-name="T69">创作该视频的作者</text:span>。</text:p>
      <text:list xml:id="list213529416287749" text:continue-numbering="true" text:style-name="Outline">
        <text:list-item>
          <text:list>
            <text:list-item>
              <text:list>
                <text:list-item>
                  <text:h text:style-name="P111" text:outline-level="3"><text:bookmark-start text:name="__RefHeading___Toc576_2996081547"/>3.5.<text:span text:style-name="T116">4观看视频时的操作</text:span><text:bookmark-end text:name="__RefHeading___Toc576_2996081547"/></text:h>
                </text:list-item>
              </text:list>
            </text:list-item>
          </text:list>
        </text:list-item>
      </text:list>
      <text:p text:style-name="P65">1.粉丝在基本流{观看视频}中,转发该视频。</text:p>
      <text:p text:style-name="P66"><text:span text:style-name="T117">2</text:span>.粉丝在{观看视频}时,暂停视频的播放。</text:p>
      <text:p text:style-name="P67">3.粉丝重新播放当前视频。</text:p>
      <text:p text:style-name="P67"><text:soft-page-break/>4.粉丝重新播放上一条视频。</text:p>
      <text:p text:style-name="P68">5.粉丝评论点赞当前视频。</text:p>
      <text:p text:style-name="P89"/>
      <text:list xml:id="list213528689795973" text:continue-numbering="true" text:style-name="Outline">
        <text:list-item>
          <text:list>
            <text:list-item>
              <text:h text:style-name="P130" text:outline-level="2"><text:bookmark-start text:name="__RefHeading___Toc580_2996081547"/>3.6子流<text:bookmark-end text:name="__RefHeading___Toc580_2996081547"/></text:h>
              <text:list>
                <text:list-item>
                  <text:h text:style-name="P111" text:outline-level="3"><text:bookmark-start text:name="__RefHeading___Toc582_2996081547"/>3.6.1显示视频的信息<text:bookmark-end text:name="__RefHeading___Toc582_2996081547"/></text:h>
                </text:list-item>
              </text:list>
            </text:list-item>
          </text:list>
        </text:list-item>
      </text:list>
      <text:p text:style-name="P89"><text:tab/><text:span text:style-name="T69">1.在{观看视频}处,显示视频的基本信息,让粉丝能简单了解本视频的信息，用来提高粉丝继续观看的欲望。</text:span></text:p>
      <text:list xml:id="list213527513606976" text:continue-numbering="true" text:style-name="Outline">
        <text:list-item>
          <text:h text:style-name="P107" text:outline-level="1"><text:bookmark-start text:name="__RefHeading___Toc584_2996081547"/>4.用例描述———分享视频<text:bookmark-end text:name="__RefHeading___Toc584_2996081547"/></text:h>
          <text:list>
            <text:list-item>
              <text:h text:style-name="P130" text:outline-level="2"><text:bookmark-start text:name="__RefHeading___Toc586_2996081547"/>4.1简略描述<text:bookmark-end text:name="__RefHeading___Toc586_2996081547"/></text:h>
            </text:list-item>
          </text:list>
        </text:list-item>
      </text:list>
      <text:p text:style-name="P83">该用例描述了粉丝如何使用乐闪粉丝上传短视频的用况。</text:p>
      <text:list xml:id="list213527941137286" text:continue-numbering="true" text:style-name="Outline">
        <text:list-item>
          <text:list>
            <text:list-item>
              <text:h text:style-name="P130" text:outline-level="2"><text:bookmark-start text:name="__RefHeading___Toc588_2996081547"/>4.<text:span text:style-name="T118">2</text:span>用例图<text:bookmark-end text:name="__RefHeading___Toc588_2996081547"/></text:h>
            </text:list-item>
          </text:list>
        </text:list-item>
      </text:list>
      <text:p text:style-name="P54">参见图<text:span text:style-name="T119">4-1</text:span></text:p>
      <text:p text:style-name="P91"><text:tab/><text:tab/><text:tab/><text:tab/><text:tab/><text:tab/><text:tab/><text:tab/>图<text:span text:style-name="T120">4-1粉丝上传视频用况图</text:span></text:p>
      <text:list xml:id="list213527556893536" text:continue-numbering="true" text:style-name="Outline">
        <text:list-item>
          <text:list>
            <text:list-item>
              <text:h text:style-name="P131" text:outline-level="2"><text:bookmark-start text:name="__RefHeading___Toc590_2996081547"/>4.3前置条件<text:bookmark-end text:name="__RefHeading___Toc590_2996081547"/></text:h>
            </text:list-item>
          </text:list>
        </text:list-item>
      </text:list>
      <text:p text:style-name="P89"/>
      <text:list xml:id="list1098171765" text:style-name="L17">
        <text:list-item>
          <text:p text:style-name="P86">手机拥有摄像头</text:p>
        </text:list-item>
        <text:list-item>
          <text:p text:style-name="P86">网络连接正常</text:p>
        </text:list-item>
        <text:list-item>
          <text:p text:style-name="P86">视频无不良信息</text:p>
        </text:list-item>
      </text:list>
      <text:list xml:id="list213527987595544" text:continue-list="list213527556893536" text:style-name="Outline">
        <text:list-item>
          <text:list>
            <text:list-item>
              <text:h text:style-name="P130" text:outline-level="2"><text:bookmark-start text:name="__RefHeading___Toc592_2996081547"/><text:span text:style-name="T121">4</text:span>.4基本流<text:bookmark-end text:name="__RefHeading___Toc592_2996081547"/></text:h>
            </text:list-item>
          </text:list>
        </text:list-item>
      </text:list>
      <text:p text:style-name="P69">{录制视频}</text:p>
      <text:p text:style-name="P69"><text:tab/><text:span text:style-name="T122">1.参与者“创作者”打开摄像头开始录制视频，计时开始。</text:span></text:p>
      <text:p text:style-name="P70"><text:tab/>2.计时结束，视频录制结束，<text:span text:style-name="T123">并执行{</text:span>编辑视频<text:span text:style-name="T123">}</text:span>。</text:p>
      <text:p text:style-name="P69">{上传视频}</text:p>
      <text:p text:style-name="P69"><text:tab/><text:span text:style-name="T122">3.编辑完成，保存并上传视频。</text:span></text:p>
      <text:p text:style-name="P69"><text:tab/><text:span text:style-name="T124">4.执行{审核视频}</text:span></text:p>
      <text:p text:style-name="P69">{通过审核}</text:p>
      <text:p text:style-name="P69"><text:tab/><text:span text:style-name="T122">4.审核通过，视频可以在软件上播放。</text:span></text:p>
      <text:p text:style-name="P69">{用况结束<text:span text:style-name="T125">}</text:span></text:p>
      <text:p text:style-name="P70"><text:tab/>5.用况结束。</text:p>
      <text:list xml:id="list213528448069406" text:continue-numbering="true" text:style-name="Outline">
        <text:list-item>
          <text:list>
            <text:list-item>
              <text:h text:style-name="P132" text:outline-level="2"/>
            </text:list-item>
            <text:list-item>
              <text:h text:style-name="P130" text:outline-level="2"><text:bookmark-start text:name="__RefHeading___Toc594_2996081547"/><text:soft-page-break/><text:span text:style-name="T126">4</text:span>.5备选流<text:bookmark-end text:name="__RefHeading___Toc594_2996081547"/></text:h>
            </text:list-item>
          </text:list>
        </text:list-item>
      </text:list>
      <text:p text:style-name="P71">1.中断上传</text:p>
      <text:p text:style-name="P72"><text:tab/>1.1 创作者上传视频<text:span text:style-name="T123">中</text:span>，<text:span text:style-name="T123">想</text:span>取消上传。</text:p>
      <text:list xml:id="list1639487475" text:style-name="L18">
        <text:list-item>
          <text:p text:style-name="P74">在上传视频的任何时候粉丝都可以取消上传<text:span text:style-name="T127">。</text:span></text:p>
        </text:list-item>
        <text:list-item>
          <text:p text:style-name="P73">在审核过程中也可以取消视频。</text:p>
        </text:list-item>
      </text:list>
      <text:p text:style-name="P72"><text:tab/>1.2 网络连接断开</text:p>
      <text:list xml:id="list3622213700" text:style-name="L19">
        <text:list-item>
          <text:p text:style-name="P75">提示粉丝网络已经断开<text:span text:style-name="T128">。</text:span></text:p>
        </text:list-item>
        <text:list-item>
          <text:p text:style-name="P75">重连网络之后<text:span text:style-name="T128">，在上次视频上传进度继续上传。</text:span></text:p>
        </text:list-item>
      </text:list>
      <text:p text:style-name="P71">2.审核不通过</text:p>
      <text:p text:style-name="P76"><text:tab/>2.1 视频违规</text:p>
      <text:list xml:id="list1582364370" text:style-name="L20">
        <text:list-item>
          <text:p text:style-name="P77">视频含有违规内容<text:span text:style-name="T128">，粉丝不能上传此视频。</text:span></text:p>
        </text:list-item>
        <text:list-item>
          <text:p text:style-name="P77">视频管理员将违规视频删除</text:p>
        </text:list-item>
      </text:list>
      <text:p text:style-name="P78">3.删除以前上传视频</text:p>
      <text:p text:style-name="P93"><text:tab/>1.1粉丝对之前视频不满意,删除之前以上传的视频</text:p>
      <text:list xml:id="list213527786403795" text:continue-list="list213528448069406" text:style-name="Outline">
        <text:list-item>
          <text:list>
            <text:list-item>
              <text:h text:style-name="P130" text:outline-level="2"><text:bookmark-start text:name="__RefHeading___Toc596_2996081547"/><text:span text:style-name="T126">4</text:span>.6子流<text:bookmark-end text:name="__RefHeading___Toc596_2996081547"/></text:h>
              <text:list>
                <text:list-item>
                  <text:h text:style-name="P111" text:outline-level="3"><text:bookmark-start text:name="__RefHeading___Toc9610_1001705051"/>4.6.1 编辑视频<text:bookmark-end text:name="__RefHeading___Toc9610_1001705051"/></text:h>
                </text:list-item>
              </text:list>
            </text:list-item>
          </text:list>
        </text:list-item>
      </text:list>
      <text:p text:style-name="P89"><text:tab/><text:span text:style-name="T77">1.</text:span><text:span text:style-name="T69">粉丝通过应用编辑视频</text:span></text:p>
      <text:p text:style-name="P54"><text:tab/><text:span text:style-name="T129">a.可以进行美颜,添加滤镜,特效,贴纸等</text:span></text:p>
      <text:p text:style-name="P54"><text:tab/><text:span text:style-name="T130">b.选择添加背景音乐</text:span></text:p>
      <text:p text:style-name="P79"><text:tab/>c.事件流恢复到下一步</text:p>
      <text:list xml:id="list213527592261239" text:continue-numbering="true" text:style-name="Outline">
        <text:list-item>
          <text:list>
            <text:list-item>
              <text:list>
                <text:list-item>
                  <text:h text:style-name="P111" text:outline-level="3"><text:bookmark-start text:name="__RefHeading___Toc598_2996081547"/>4.6.<text:span text:style-name="T131">2</text:span> 审核视频<text:bookmark-end text:name="__RefHeading___Toc598_2996081547"/></text:h>
                </text:list-item>
              </text:list>
            </text:list-item>
          </text:list>
        </text:list-item>
      </text:list>
      <text:p text:style-name="P89"><text:tab/><text:span text:style-name="T69">上传的视频被粉丝举报将会执行审查视频</text:span><text:span text:style-name="T78">。</text:span></text:p>
      <text:list xml:id="list2410179294" text:style-name="L21">
        <text:list-item>
          <text:p text:style-name="P80">视频管理员查看视频内容是否违<text:span text:style-name="T130">返法律规定或者道德标准</text:span><text:tab/></text:p>
        </text:list-item>
        <text:list-item>
          <text:p text:style-name="P80">事件流恢复<text:span text:style-name="T130">到下一步</text:span></text:p>
        </text:list-item>
      </text:list>
      <text:p text:style-name="P89"/>
      <text:list xml:id="list213528829670228" text:continue-list="list213527592261239" text:style-name="Outline">
        <text:list-item>
          <text:h text:style-name="P108" text:outline-level="1"><text:bookmark-start text:name="__RefHeading___Toc616_2996081547"/>6.术语表<text:bookmark-end text:name="__RefHeading___Toc616_2996081547"/></text:h>
        </text:list-item>
      </text:list>
      <table:table table:name="表格11" table:style-name="表格11">
        <table:table-column table:style-name="表格11.A"/>
        <table:table-column table:style-name="表格11.B"/>
        <table:table-column table:style-name="表格11.C"/>
        <table:table-row table:style-name="表格11.1">
          <table:table-cell table:style-name="表格11.A1" office:value-type="string">
            <text:p text:style-name="P148">术语</text:p>
          </table:table-cell>
          <table:table-cell table:style-name="表格11.A1" office:value-type="string">
            <text:p text:style-name="P148">说明</text:p>
          </table:table-cell>
          <table:table-cell table:style-name="表格11.A1" office:value-type="string">
            <text:p text:style-name="P148">补充信息</text:p>
          </table:table-cell>
        </table:table-row>
        <table:table-row>
          <table:table-cell table:style-name="表格11.A2" office:value-type="string">
            <text:p text:style-name="P164">参与者</text:p>
          </table:table-cell>
          <table:table-cell table:style-name="表格11.A2" office:value-type="string">
            <text:p text:style-name="P148">参与者定义了用户与软件交互过程中扮演的角色。</text:p>
          </table:table-cell>
          <table:table-cell table:style-name="表格11.C2">
            <text:p text:style-name="P148"/>
          </table:table-cell>
        </table:table-row>
        <table:table-row>
          <table:table-cell table:style-name="表格11.A2" office:value-type="string">
            <text:p text:style-name="P148">帐号</text:p>
          </table:table-cell>
          <table:table-cell table:style-name="表格11.A2" office:value-type="string">
            <text:p text:style-name="P148">粉丝的唯一一串字符编号，系统用它来识别粉丝。</text:p>
          </table:table-cell>
          <table:table-cell table:style-name="表格11.C2">
            <text:p text:style-name="P148"/>
          </table:table-cell>
        </table:table-row>
        <table:table-row table:style-name="表格11.4">
          <table:table-cell table:style-name="表格11.A2" office:value-type="string">
            <text:p text:style-name="P148">基本流</text:p>
          </table:table-cell>
          <table:table-cell table:style-name="表格11.A2" office:value-type="string">
            <text:p text:style-name="P148">对用例中标准，预期路径的描述。</text:p>
          </table:table-cell>
          <table:table-cell table:style-name="表格11.A2" office:value-type="string">
            <text:p text:style-name="P148">大多数用户在大部分时间采用的事件流路径</text:p>
          </table:table-cell>
        </table:table-row>
        <text:soft-page-break/>
        <table:table-row table:style-name="表格11.4">
          <table:table-cell table:style-name="表格11.A2" office:value-type="string">
            <text:p text:style-name="P148">备选流</text:p>
          </table:table-cell>
          <table:table-cell table:style-name="表格11.A2" office:value-type="string">
            <text:p text:style-name="P148">事件流中可变或可选的行为描述</text:p>
          </table:table-cell>
          <table:table-cell table:style-name="表格11.C2">
            <text:p text:style-name="P148"/>
          </table:table-cell>
        </table:table-row>
        <table:table-row table:style-name="表格11.4">
          <table:table-cell table:style-name="表格11.A2" office:value-type="string">
            <text:p text:style-name="P148">事件流</text:p>
          </table:table-cell>
          <table:table-cell table:style-name="表格11.A2" office:value-type="string">
            <text:p text:style-name="P148">用例流的完整组合。用例描述的主要属性。</text:p>
          </table:table-cell>
          <table:table-cell table:style-name="表格11.C2">
            <text:p text:style-name="P148"/>
          </table:table-cell>
        </table:table-row>
        <table:table-row table:style-name="表格11.4">
          <table:table-cell table:style-name="表格11.A2" office:value-type="string">
            <text:p text:style-name="P148">前置条件</text:p>
          </table:table-cell>
          <table:table-cell table:style-name="表格11.A2" office:value-type="string">
            <text:p text:style-name="P148">为实现用例而必须存在的条件。</text:p>
          </table:table-cell>
          <table:table-cell table:style-name="表格11.C2" office:value-type="float" office:value="0">
            <text:p text:style-name="P148">0</text:p>
          </table:table-cell>
        </table:table-row>
        <table:table-row table:style-name="表格11.4">
          <table:table-cell table:style-name="表格11.A2" office:value-type="string">
            <text:p text:style-name="P148">子流</text:p>
          </table:table-cell>
          <table:table-cell table:style-name="表格11.A2" office:value-type="string">
            <text:p text:style-name="P148">流程中独立的，带有标记的部分</text:p>
          </table:table-cell>
          <table:table-cell table:style-name="表格11.A2" office:value-type="string">
            <text:p text:style-name="P148">可以在所定义的事件流的多个位置重用。</text:p>
          </table:table-cell>
        </table:table-row>
        <table:table-row table:style-name="表格11.4">
          <table:table-cell table:style-name="表格11.A2" office:value-type="string">
            <text:p text:style-name="P148">切换帐号</text:p>
          </table:table-cell>
          <table:table-cell table:style-name="表格11.A2" office:value-type="string">
            <text:p text:style-name="P148">对以登录的帐号进行更换。</text:p>
          </table:table-cell>
          <table:table-cell table:style-name="表格11.C2">
            <text:p text:style-name="P148"/>
          </table:table-cell>
        </table:table-row>
        <table:table-row table:style-name="表格11.4">
          <table:table-cell table:style-name="表格11.A2" office:value-type="string">
            <text:p text:style-name="P148">粉丝</text:p>
          </table:table-cell>
          <table:table-cell table:style-name="表格11.A2" office:value-type="string">
            <text:p text:style-name="P148">在软件上正式注册账户的用户。</text:p>
          </table:table-cell>
          <table:table-cell table:style-name="表格11.C2">
            <text:p text:style-name="P148"/>
          </table:table-cell>
        </table:table-row>
        <table:table-row table:style-name="表格11.4">
          <table:table-cell table:style-name="表格11.A2" office:value-type="string">
            <text:p text:style-name="P148">游客</text:p>
          </table:table-cell>
          <table:table-cell table:style-name="表格11.A2" office:value-type="string">
            <text:p text:style-name="P148">并未注册账户，直接进行浏览的用户。</text:p>
          </table:table-cell>
          <table:table-cell table:style-name="表格11.C2">
            <text:p text:style-name="P148"/>
          </table:table-cell>
        </table:table-row>
        <table:table-row table:style-name="表格11.4">
          <table:table-cell table:style-name="表格11.A2" office:value-type="string">
            <text:p text:style-name="P148"/>
          </table:table-cell>
          <table:table-cell table:style-name="表格11.A2" office:value-type="string">
            <text:p text:style-name="P148"/>
          </table:table-cell>
          <table:table-cell table:style-name="表格11.C2">
            <text:p text:style-name="P148"/>
          </table:table-cell>
        </table:table-row>
      </table:table>
      <text:p text:style-name="P89"/>
      <text:list xml:id="list213527438890222" text:continue-numbering="true" text:style-name="Outline">
        <text:list-header>
          <text:h text:style-name="P110" text:outline-level="1" text:is-list-header="true"><text:bookmark-start text:name="__RefHeading__3696_145136877"/>参考文献<text:bookmark-end text:name="__RefHeading__3696_145136877"/></text:h>
        </text:list-header>
      </text:list>
      <text:list xml:id="list173814213" text:style-name="List_20_1">
        <text:list-item>
          <text:p text:style-name="P45">《软件需求管理用例方法第二版》 Dean Leffingwell，Don Widrig著</text:p>
        </text:list-item>
        <text:list-item>
          <text:p text:style-name="P135">《Object-Oritented Systems Analysis and Design Using UML》BENNtt,MCROBB and FARMEER 著</text:p>
          <text:p text:style-name="P13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FreeSans3"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pitch="variable"/>
    <style:font-face style:name="华文宋体1"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文泉驿微米黑" svg:font-family="文泉驿微米黑" style:font-pitch="variable"/>
    <style:font-face style:name="方正仿宋_GBK" svg:font-family="方正仿宋_GBK" style:font-pitch="variable"/>
    <style:font-face style:name="方正仿宋_GBK1" svg:font-family="方正仿宋_GBK" style:font-adornments="标准" style:font-pitch="variable"/>
    <style:font-face style:name="Calibri" svg:font-family="Calibri" style:font-family-generic="roman" style:font-pitch="variable"/>
    <style:font-face style:name="FreeSerif1" svg:font-family="FreeSerif" style:font-family-generic="roman"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Calibri1" svg:font-family="Calibri" style:font-family-generic="system" style:font-pitch="variable"/>
    <style:font-face style:name="FreeSans2" svg:font-family="FreeSans" style:font-family-generic="system" style:font-pitch="variable"/>
    <style:font-face style:name="å®‹ä½“" svg:font-family="å®‹ä½“"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3" style:font-family-complex="FreeSans" style:font-family-generic-complex="swiss" style:font-size-complex="12pt"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1"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loext: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9-01-09T21:35:26.794328434</dc:date>
    <meta:editing-duration>P1DT2H27M24S</meta:editing-duration>
    <meta:editing-cycles>253</meta:editing-cycles>
    <meta:generator>LibreOffice/6.1.0.3$Linux_X86_64 LibreOffice_project/10$Build-3</meta:generator>
    <meta:document-statistic meta:table-count="11" meta:image-count="0" meta:object-count="0" meta:page-count="17" meta:paragraph-count="619" meta:word-count="6803" meta:character-count="8049" meta:non-whitespace-character-count="7544"/>
  </office:meta>
</office:document-meta>
</file>